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SI_BASMALAH" svg:font-family="MSI_BASMALAH"/>
    <style:font-face style:name="MSI_Z361" svg:font-family="MSI_Z361" style:font-pitch="variable"/>
    <style:font-face style:name="MSI_Z362" svg:font-family="MSI_Z362" style:font-pitch="variable"/>
    <style:font-face style:name="MSI_Z363" svg:font-family="MSI_Z363" style:font-pitch="variable"/>
    <style:font-face style:name="MSI_Z364" svg:font-family="MSI_Z364" style:font-pitch="variable"/>
    <style:font-face style:name="MSI_Z365" svg:font-family="MSI_Z365" style:font-pitch="variable"/>
    <style:font-face style:name="MSI_Z366" svg:font-family="MSI_Z366" style:font-pitch="variable"/>
    <style:font-face style:name="MSI_Z367" svg:font-family="MSI_Z367" style:font-pitch="variable"/>
    <style:font-face style:name="MSI_Z368" svg:font-family="MSI_Z368" style:font-pitch="variable"/>
    <style:font-face style:name="MSI_Z369" svg:font-family="MSI_Z369" style:font-pitch="variable"/>
    <style:font-face style:name="MSI_Z370" svg:font-family="MSI_Z370" style:font-pitch="variable"/>
    <style:font-face style:name="MSI_Z371" svg:font-family="MSI_Z371" style:font-pitch="variable"/>
    <style:font-face style:name="MSI_Z372" svg:font-family="MSI_Z372" style:font-pitch="variable"/>
    <style:font-face style:name="MSI_Z373" svg:font-family="MSI_Z373" style:font-pitch="variable"/>
    <style:font-face style:name="MSI_Z374" svg:font-family="MSI_Z374" style:font-pitch="variable"/>
    <style:font-face style:name="MSI_Z375" svg:font-family="MSI_Z375" style:font-pitch="variable"/>
    <style:font-face style:name="MSI_Z376" svg:font-family="MSI_Z376" style:font-pitch="variable"/>
    <style:font-face style:name="MSI_Z377" svg:font-family="MSI_Z377" style:font-pitch="variable"/>
    <style:font-face style:name="MSI_Z378" svg:font-family="MSI_Z378" style:font-pitch="variable"/>
    <style:font-face style:name="MSI_Z379" svg:font-family="MSI_Z379" style:font-pitch="variable"/>
    <style:font-face style:name="MSI_Z380" svg:font-family="MSI_Z380" style:font-pitch="variable"/>
    <style:font-face style:name="MSI_Z381" svg:font-family="MSI_Z381" style:font-pitch="variable"/>
    <style:font-face style:name="Liberation Serif" svg:font-family="'Liberation Serif'" style:font-family-generic="roman" style:font-pitch="variable"/>
    <style:font-face style:name="QCF_BSML" svg:font-family="QCF_BSML" style:font-family-generic="roman" style:font-pitch="variable"/>
    <style:font-face style:name="QCF_P361" svg:font-family="QCF_P361" style:font-family-generic="roman" style:font-pitch="variable"/>
    <style:font-face style:name="QCF_P362" svg:font-family="QCF_P362" style:font-family-generic="roman" style:font-pitch="variable"/>
    <style:font-face style:name="QCF_P363" svg:font-family="QCF_P363" style:font-family-generic="roman" style:font-pitch="variable"/>
    <style:font-face style:name="QCF_P364" svg:font-family="QCF_P364" style:font-family-generic="roman" style:font-pitch="variable"/>
    <style:font-face style:name="QCF_P365" svg:font-family="QCF_P365" style:font-family-generic="roman" style:font-pitch="variable"/>
    <style:font-face style:name="QCF_P366" svg:font-family="QCF_P366" style:font-family-generic="roman" style:font-pitch="variable"/>
    <style:font-face style:name="QCF_P367" svg:font-family="QCF_P367" style:font-family-generic="roman" style:font-pitch="variable"/>
    <style:font-face style:name="QCF_P368" svg:font-family="QCF_P368" style:font-family-generic="roman" style:font-pitch="variable"/>
    <style:font-face style:name="QCF_P369" svg:font-family="QCF_P369" style:font-family-generic="roman" style:font-pitch="variable"/>
    <style:font-face style:name="QCF_P370" svg:font-family="QCF_P370" style:font-family-generic="roman" style:font-pitch="variable"/>
    <style:font-face style:name="QCF_P371" svg:font-family="QCF_P371" style:font-family-generic="roman" style:font-pitch="variable"/>
    <style:font-face style:name="QCF_P372" svg:font-family="QCF_P372" style:font-family-generic="roman" style:font-pitch="variable"/>
    <style:font-face style:name="QCF_P373" svg:font-family="QCF_P373" style:font-family-generic="roman" style:font-pitch="variable"/>
    <style:font-face style:name="QCF_P374" svg:font-family="QCF_P374" style:font-family-generic="roman" style:font-pitch="variable"/>
    <style:font-face style:name="QCF_P375" svg:font-family="QCF_P375" style:font-family-generic="roman" style:font-pitch="variable"/>
    <style:font-face style:name="QCF_P376" svg:font-family="QCF_P376" style:font-family-generic="roman" style:font-pitch="variable"/>
    <style:font-face style:name="QCF_P377" svg:font-family="QCF_P377" style:font-family-generic="roman" style:font-pitch="variable"/>
    <style:font-face style:name="QCF_P378" svg:font-family="QCF_P378" style:font-family-generic="roman" style:font-pitch="variable"/>
    <style:font-face style:name="QCF_P379" svg:font-family="QCF_P379" style:font-family-generic="roman" style:font-pitch="variable"/>
    <style:font-face style:name="QCF_P380" svg:font-family="QCF_P380" style:font-family-generic="roman" style:font-pitch="variable"/>
    <style:font-face style:name="QCF_P381" svg:font-family="QCF_P38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BSML1" svg:font-family="QCF_BSML" style:font-family-generic="system" style:font-pitch="variable"/>
    <style:font-face style:name="QCF_P3621" svg:font-family="QCF_P362" style:font-family-generic="system" style:font-pitch="variable"/>
    <style:font-face style:name="QCF_P3631" svg:font-family="QCF_P363" style:font-family-generic="system" style:font-pitch="variable"/>
    <style:font-face style:name="QCF_P3641" svg:font-family="QCF_P364" style:font-family-generic="system" style:font-pitch="variable"/>
    <style:font-face style:name="QCF_P3651" svg:font-family="QCF_P365" style:font-family-generic="system" style:font-pitch="variable"/>
    <style:font-face style:name="QCF_P3661" svg:font-family="QCF_P366" style:font-family-generic="system" style:font-pitch="variable"/>
    <style:font-face style:name="QCF_P3671" svg:font-family="QCF_P367" style:font-family-generic="system" style:font-pitch="variable"/>
    <style:font-face style:name="QCF_P3681" svg:font-family="QCF_P368" style:font-family-generic="system" style:font-pitch="variable"/>
    <style:font-face style:name="QCF_P3691" svg:font-family="QCF_P369" style:font-family-generic="system" style:font-pitch="variable"/>
    <style:font-face style:name="QCF_P3701" svg:font-family="QCF_P370" style:font-family-generic="system" style:font-pitch="variable"/>
    <style:font-face style:name="QCF_P3711" svg:font-family="QCF_P371" style:font-family-generic="system" style:font-pitch="variable"/>
    <style:font-face style:name="QCF_P3721" svg:font-family="QCF_P372" style:font-family-generic="system" style:font-pitch="variable"/>
    <style:font-face style:name="QCF_P3731" svg:font-family="QCF_P373" style:font-family-generic="system" style:font-pitch="variable"/>
    <style:font-face style:name="QCF_P3741" svg:font-family="QCF_P374" style:font-family-generic="system" style:font-pitch="variable"/>
    <style:font-face style:name="QCF_P3751" svg:font-family="QCF_P375" style:font-family-generic="system" style:font-pitch="variable"/>
    <style:font-face style:name="QCF_P3761" svg:font-family="QCF_P376" style:font-family-generic="system" style:font-pitch="variable"/>
    <style:font-face style:name="QCF_P3771" svg:font-family="QCF_P377" style:font-family-generic="system" style:font-pitch="variable"/>
    <style:font-face style:name="QCF_P3781" svg:font-family="QCF_P378" style:font-family-generic="system" style:font-pitch="variable"/>
    <style:font-face style:name="QCF_P3791" svg:font-family="QCF_P379" style:font-family-generic="system" style:font-pitch="variable"/>
    <style:font-face style:name="QCF_P3801" svg:font-family="QCF_P380" style:font-family-generic="system" style:font-pitch="variable"/>
    <style:font-face style:name="QCF_P3811" svg:font-family="QCF_P381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8pt" style:font-size-complex="8pt"/>
    </style:style>
    <style:style style:name="P2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c359f2" style:font-size-asian="10pt" style:font-size-complex="10pt"/>
    </style:style>
    <style:style style:name="P3" style:family="paragraph" style:parent-style-name="Header">
      <style:paragraph-properties fo:text-align="start" style:justify-single-word="false"/>
      <style:text-properties officeooo:paragraph-rsid="00c359f2"/>
    </style:style>
    <style:style style:name="P4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P5" style:family="paragraph" style:parent-style-name="Standard" style:master-page-name="Standard">
      <style:paragraph-properties fo:text-align="justify" fo:text-align-last="justify" style:justify-single-word="true" style:page-number="362" fo:break-before="auto" fo:break-after="auto" style:writing-mode="rl-tb">
        <style:tab-stops/>
      </style:paragraph-properties>
      <style:text-properties style:use-window-font-color="true" style:font-name="QCF_P361" fo:font-size="23.5pt" officeooo:rsid="0134ce9b" officeooo:paragraph-rsid="01569be7" style:font-size-asian="23.5pt" style:font-name-complex="MSI_Z362" style:font-size-complex="23.5pt"/>
    </style:style>
    <style:style style:name="P6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QCF_P361" fo:font-size="23.5pt" officeooo:rsid="0134ce9b" officeooo:paragraph-rsid="01569be7" style:font-size-asian="23.5pt" style:font-name-complex="MSI_Z362" style:font-size-complex="23.5pt"/>
    </style:style>
    <style:style style:name="P7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QCF_P361" fo:font-size="23.5pt" officeooo:rsid="0134ce9b" officeooo:paragraph-rsid="015863cc" style:font-size-asian="23.5pt" style:font-name-complex="MSI_Z363" style:font-size-complex="23.5pt"/>
    </style:style>
    <style:style style:name="P8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QCF_P361" fo:font-size="23.5pt" officeooo:rsid="0134ce9b" officeooo:paragraph-rsid="015863cc" style:font-size-asian="23.5pt" style:font-name-complex="MSI_Z365" style:font-size-complex="23.5pt"/>
    </style:style>
    <style:style style:name="P9" style:family="paragraph" style:parent-style-name="Standard">
      <style:paragraph-properties fo:text-align="center" style:justify-single-word="false" style:writing-mode="rl-tb">
        <style:tab-stops/>
      </style:paragraph-properties>
      <style:text-properties style:use-window-font-color="true" style:font-name="QCF_P361" fo:font-size="23.5pt" officeooo:rsid="0159a8bd" officeooo:paragraph-rsid="0159a8bd" style:font-size-asian="23.5pt" style:font-name-complex="MSI_Z366" style:font-size-complex="23.5pt"/>
    </style:style>
    <style:style style:name="P10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QCF_P361" fo:font-size="23.5pt" officeooo:rsid="0134ce9b" officeooo:paragraph-rsid="0153d927" style:font-size-asian="23.5pt" style:font-name-complex="MSI_Z367" style:font-size-complex="23.5pt"/>
    </style:style>
    <style:style style:name="P11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QCF_P361" fo:font-size="23.5pt" officeooo:rsid="0134ce9b" officeooo:paragraph-rsid="0159a8bd" style:font-size-asian="23.5pt" style:font-name-complex="MSI_Z368" style:font-size-complex="23.5pt"/>
    </style:style>
    <style:style style:name="P12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QCF_P361" fo:font-size="23.5pt" officeooo:rsid="0134ce9b" officeooo:paragraph-rsid="0159a8bd" style:font-size-asian="23.5pt" style:font-name-complex="MSI_Z373" style:font-size-complex="23.5pt"/>
    </style:style>
    <style:style style:name="P13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QCF_P361" fo:font-size="23.5pt" officeooo:rsid="0134ce9b" officeooo:paragraph-rsid="0159a8bd" style:font-size-asian="23.5pt" style:font-name-complex="MSI_Z375" style:font-size-complex="23.5pt"/>
    </style:style>
    <style:style style:name="P14" style:family="paragraph" style:parent-style-name="Standard">
      <style:paragraph-properties fo:text-align="center" style:justify-single-word="false" style:writing-mode="rl-tb">
        <style:tab-stops/>
      </style:paragraph-properties>
      <style:text-properties style:use-window-font-color="true" style:font-name="QCF_P361" fo:font-size="23.5pt" officeooo:rsid="0159a8bd" officeooo:paragraph-rsid="0159a8bd" style:font-size-asian="23.5pt" style:font-name-complex="MSI_Z376" style:font-size-complex="23.5pt"/>
    </style:style>
    <style:style style:name="P15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QCF_P361" fo:font-size="23.5pt" officeooo:rsid="0134ce9b" officeooo:paragraph-rsid="01558f50" style:font-size-asian="23.5pt" style:font-name-complex="MSI_Z377" style:font-size-complex="23.5pt"/>
    </style:style>
    <style:style style:name="P16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QCF_P361" fo:font-size="23.5pt" officeooo:rsid="0134ce9b" officeooo:paragraph-rsid="0159a8bd" style:font-size-asian="23.5pt" style:font-name-complex="MSI_Z378" style:font-size-complex="23.5pt"/>
    </style:style>
    <style:style style:name="P17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QCF_P361" fo:font-size="23.5pt" officeooo:rsid="0134ce9b" officeooo:paragraph-rsid="015b88d2" style:font-size-asian="23.5pt" style:font-name-complex="MSI_Z379" style:font-size-complex="23.5pt"/>
    </style:style>
    <style:style style:name="P18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QCF_P361" fo:font-size="23.5pt" officeooo:rsid="0134ce9b" officeooo:paragraph-rsid="015bf873" style:font-size-asian="23.5pt" style:font-name-complex="MSI_Z381" style:font-size-complex="23.5pt"/>
    </style:style>
    <style:style style:name="P19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QCF_P361" fo:font-size="23.5pt" officeooo:rsid="0134ce9b" officeooo:paragraph-rsid="015863cc" style:font-size-asian="23.5pt" style:font-name-complex="MSI_Z363" style:font-size-complex="23.5pt"/>
    </style:style>
    <style:style style:name="P20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QCF_P361" fo:font-size="23.5pt" officeooo:rsid="0134ce9b" officeooo:paragraph-rsid="015302a9" style:font-size-asian="23.5pt" style:font-name-complex="MSI_Z364" style:font-size-complex="23.5pt"/>
    </style:style>
    <style:style style:name="P21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QCF_P361" fo:font-size="23.5pt" officeooo:rsid="0134ce9b" officeooo:paragraph-rsid="015863cc" style:font-size-asian="23.5pt" style:font-name-complex="MSI_Z365" style:font-size-complex="23.5pt"/>
    </style:style>
    <style:style style:name="P22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QCF_P361" fo:font-size="23.5pt" officeooo:rsid="0134ce9b" officeooo:paragraph-rsid="0153543e" style:font-size-asian="23.5pt" style:font-name-complex="MSI_Z366" style:font-size-complex="23.5pt"/>
    </style:style>
    <style:style style:name="P23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QCF_P361" fo:font-size="23.5pt" officeooo:rsid="0134ce9b" officeooo:paragraph-rsid="0159a8bd" style:font-size-asian="23.5pt" style:font-name-complex="MSI_Z368" style:font-size-complex="23.5pt"/>
    </style:style>
    <style:style style:name="P24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QCF_P361" fo:font-size="23.5pt" officeooo:rsid="0134ce9b" officeooo:paragraph-rsid="0153d927" style:font-size-asian="23.5pt" style:font-name-complex="MSI_Z369" style:font-size-complex="23.5pt"/>
    </style:style>
    <style:style style:name="P25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QCF_P361" fo:font-size="23.5pt" officeooo:rsid="0134ce9b" officeooo:paragraph-rsid="0153d927" style:font-size-asian="23.5pt" style:font-name-complex="MSI_Z370" style:font-size-complex="23.5pt"/>
    </style:style>
    <style:style style:name="P26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QCF_P361" fo:font-size="23.5pt" officeooo:rsid="0134ce9b" officeooo:paragraph-rsid="0153d927" style:font-size-asian="23.5pt" style:font-name-complex="MSI_Z371" style:font-size-complex="23.5pt"/>
    </style:style>
    <style:style style:name="P27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QCF_P361" fo:font-size="23.5pt" officeooo:rsid="0134ce9b" officeooo:paragraph-rsid="0153d927" style:font-size-asian="23.5pt" style:font-name-complex="MSI_Z372" style:font-size-complex="23.5pt"/>
    </style:style>
    <style:style style:name="P28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QCF_P361" fo:font-size="23.5pt" officeooo:rsid="0134ce9b" officeooo:paragraph-rsid="0159a8bd" style:font-size-asian="23.5pt" style:font-name-complex="MSI_Z373" style:font-size-complex="23.5pt"/>
    </style:style>
    <style:style style:name="P29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QCF_P361" fo:font-size="23.5pt" officeooo:rsid="0134ce9b" officeooo:paragraph-rsid="0153d927" style:font-size-asian="23.5pt" style:font-name-complex="MSI_Z374" style:font-size-complex="23.5pt"/>
    </style:style>
    <style:style style:name="P30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QCF_P361" fo:font-size="23.5pt" officeooo:rsid="0134ce9b" officeooo:paragraph-rsid="0159a8bd" style:font-size-asian="23.5pt" style:font-name-complex="MSI_Z375" style:font-size-complex="23.5pt"/>
    </style:style>
    <style:style style:name="P31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QCF_P361" fo:font-size="23.5pt" officeooo:rsid="0134ce9b" officeooo:paragraph-rsid="01558f50" style:font-size-asian="23.5pt" style:font-name-complex="MSI_Z376" style:font-size-complex="23.5pt"/>
    </style:style>
    <style:style style:name="P32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QCF_P361" fo:font-size="23.5pt" officeooo:rsid="0134ce9b" officeooo:paragraph-rsid="0159a8bd" style:font-size-asian="23.5pt" style:font-name-complex="MSI_Z378" style:font-size-complex="23.5pt"/>
    </style:style>
    <style:style style:name="P33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QCF_P361" fo:font-size="23.5pt" officeooo:rsid="0134ce9b" officeooo:paragraph-rsid="015b88d2" style:font-size-asian="23.5pt" style:font-name-complex="MSI_Z379" style:font-size-complex="23.5pt"/>
    </style:style>
    <style:style style:name="P34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QCF_P361" fo:font-size="23.5pt" officeooo:rsid="0134ce9b" officeooo:paragraph-rsid="01558f50" style:font-size-asian="23.5pt" style:font-name-complex="MSI_Z380" style:font-size-complex="23.5pt"/>
    </style:style>
    <style:style style:name="P35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QCF_P361" fo:font-size="23.5pt" officeooo:rsid="0134ce9b" officeooo:paragraph-rsid="015bf873" style:font-size-asian="23.5pt" style:font-name-complex="MSI_Z381" style:font-size-complex="23.5pt"/>
    </style:style>
    <style:style style:name="P36" style:family="paragraph" style:parent-style-name="Standard" style:master-page-name="ganti_20_surat">
      <style:paragraph-properties fo:text-align="center" style:justify-single-word="false" style:page-number="auto" fo:break-before="page" style:writing-mode="rl-tb">
        <style:tab-stops/>
      </style:paragraph-properties>
      <style:text-properties style:use-window-font-color="true" style:font-name="QCF_P361" fo:font-size="23.5pt" officeooo:rsid="0159a8bd" officeooo:paragraph-rsid="0159a8bd" style:font-size-asian="23.5pt" style:font-name-complex="MSI_Z367" style:font-size-complex="23.5pt"/>
    </style:style>
    <style:style style:name="P37" style:family="paragraph" style:parent-style-name="Standard" style:master-page-name="ganti_20_surat2">
      <style:paragraph-properties fo:text-align="center" style:justify-single-word="false" style:page-number="auto" fo:break-before="page" style:writing-mode="rl-tb">
        <style:tab-stops/>
      </style:paragraph-properties>
      <style:text-properties style:use-window-font-color="true" style:font-name="QCF_P361" fo:font-size="23.5pt" officeooo:rsid="0159a8bd" officeooo:paragraph-rsid="0159a8bd" style:font-size-asian="23.5pt" style:font-name-complex="MSI_Z377" style:font-size-complex="23.5pt"/>
    </style:style>
    <style:style style:name="T1" style:family="text">
      <style:text-properties style:font-name="Liberation Sans Narrow"/>
    </style:style>
    <style:style style:name="T2" style:family="text">
      <style:text-properties style:font-name="Liberation Sans Narrow" officeooo:rsid="012706cb"/>
    </style:style>
    <style:style style:name="T3" style:family="text">
      <style:text-properties style:font-name="Liberation Sans Narrow" fo:font-size="10pt" officeooo:rsid="0075019c" style:font-size-asian="10pt" style:font-size-complex="10pt"/>
    </style:style>
    <style:style style:name="T4" style:family="text">
      <style:text-properties style:font-name="Liberation Sans Narrow" fo:font-size="10pt" officeooo:rsid="0136b361" style:font-size-asian="10pt" style:font-size-complex="10pt"/>
    </style:style>
    <style:style style:name="T5" style:family="text">
      <style:text-properties style:font-name="Liberation Sans Narrow" fo:font-size="10pt" officeooo:rsid="014b1ed1" style:font-size-asian="10pt" style:font-size-complex="10pt"/>
    </style:style>
    <style:style style:name="T6" style:family="text">
      <style:text-properties style:font-name="Liberation Sans Narrow" fo:font-size="10pt" officeooo:rsid="00b43692" style:font-size-asian="10pt" style:font-size-complex="10pt"/>
    </style:style>
    <style:style style:name="T7" style:family="text">
      <style:text-properties style:font-name="Liberation Sans Narrow" fo:font-size="10pt" officeooo:rsid="015c0d77" style:font-size-asian="10pt" style:font-size-complex="10pt"/>
    </style:style>
    <style:style style:name="T8" style:family="text">
      <style:text-properties style:font-name="Liberation Sans Narrow" officeooo:rsid="014b1ed1"/>
    </style:style>
    <style:style style:name="T9" style:family="text">
      <style:text-properties officeooo:rsid="012706cb"/>
    </style:style>
    <style:style style:name="T10" style:family="text">
      <style:text-properties officeooo:rsid="014ecc42"/>
    </style:style>
    <style:style style:name="T11" style:family="text">
      <style:text-properties officeooo:rsid="014b1ed1"/>
    </style:style>
    <style:style style:name="T12" style:family="text">
      <style:text-properties officeooo:rsid="00b43692"/>
    </style:style>
    <style:style style:name="T13" style:family="text">
      <style:text-properties style:font-name="Liberation Sans Narrow"/>
    </style:style>
    <style:style style:name="T14" style:family="text">
      <style:text-properties style:font-name="Liberation Sans Narrow" style:font-name-complex="QCF_P3731"/>
    </style:style>
    <style:style style:name="T15" style:family="text">
      <style:text-properties style:font-name="Liberation Sans Narrow" style:font-name-complex="QCF_P3741"/>
    </style:style>
    <style:style style:name="T16" style:family="text">
      <style:text-properties style:font-name="Liberation Sans Narrow" style:font-name-complex="QCF_P3751"/>
    </style:style>
    <style:style style:name="T17" style:family="text">
      <style:text-properties style:font-name="Liberation Sans Narrow" style:font-name-complex="QCF_P3761"/>
    </style:style>
    <style:style style:name="T18" style:family="text">
      <style:text-properties style:font-name="Liberation Sans Narrow" style:font-name-complex="QCF_P3771"/>
    </style:style>
    <style:style style:name="T19" style:family="text">
      <style:text-properties style:font-name="Liberation Sans Narrow" style:font-name-complex="QCF_P3781"/>
    </style:style>
    <style:style style:name="T20" style:family="text">
      <style:text-properties style:font-name="Liberation Sans Narrow" style:font-name-complex="QCF_P3791"/>
    </style:style>
    <style:style style:name="T21" style:family="text">
      <style:text-properties style:font-name="Liberation Sans Narrow" style:font-name-complex="QCF_P3801"/>
    </style:style>
    <style:style style:name="T22" style:family="text">
      <style:text-properties style:font-name="Liberation Sans Narrow" style:font-name-complex="QCF_P3811"/>
    </style:style>
    <style:style style:name="T23" style:family="text">
      <style:text-properties style:font-name="Liberation Sans Narrow" officeooo:rsid="015b88d2"/>
    </style:style>
    <style:style style:name="T24" style:family="text">
      <style:text-properties style:font-name="Liberation Sans Narrow" officeooo:rsid="015b88d2" style:font-name-complex="MSI_BASMALAH"/>
    </style:style>
    <style:style style:name="T25" style:family="text">
      <style:text-properties style:font-name="QCF_P363"/>
    </style:style>
    <style:style style:name="T26" style:family="text">
      <style:text-properties style:font-name="QCF_P362"/>
    </style:style>
    <style:style style:name="T27" style:family="text">
      <style:text-properties style:font-name="QCF_P364"/>
    </style:style>
    <style:style style:name="T28" style:family="text">
      <style:text-properties style:font-name="QCF_P364" style:font-name-complex="MSI_BASMALAH"/>
    </style:style>
    <style:style style:name="T29" style:family="text">
      <style:text-properties style:font-name="QCF_P365"/>
    </style:style>
    <style:style style:name="T30" style:family="text">
      <style:text-properties style:font-name="QCF_P366"/>
    </style:style>
    <style:style style:name="T31" style:family="text">
      <style:text-properties style:font-name="QCF_P367"/>
    </style:style>
    <style:style style:name="T32" style:family="text">
      <style:text-properties style:font-name="QCF_P367" style:font-name-complex="MSI_BASMALAH"/>
    </style:style>
    <style:style style:name="T33" style:family="text">
      <style:text-properties style:font-name="QCF_P368"/>
    </style:style>
    <style:style style:name="T34" style:family="text">
      <style:text-properties style:font-name="QCF_P369"/>
    </style:style>
    <style:style style:name="T35" style:family="text">
      <style:text-properties style:font-name="QCF_P370"/>
    </style:style>
    <style:style style:name="T36" style:family="text">
      <style:text-properties style:font-name="QCF_P371"/>
    </style:style>
    <style:style style:name="T37" style:family="text">
      <style:text-properties style:font-name="QCF_P372"/>
    </style:style>
    <style:style style:name="T38" style:family="text">
      <style:text-properties style:font-name="QCF_P373"/>
    </style:style>
    <style:style style:name="T39" style:family="text">
      <style:text-properties style:font-name="QCF_P373" style:font-name-complex="QCF_P3731"/>
    </style:style>
    <style:style style:name="T40" style:family="text">
      <style:text-properties style:font-name="QCF_P374"/>
    </style:style>
    <style:style style:name="T41" style:family="text">
      <style:text-properties style:font-name="QCF_P374" style:font-name-complex="QCF_P3741"/>
    </style:style>
    <style:style style:name="T42" style:family="text">
      <style:text-properties style:font-name="QCF_P374" style:font-name-complex="MSI_BASMALAH"/>
    </style:style>
    <style:style style:name="T43" style:family="text">
      <style:text-properties style:font-name="QCF_P375"/>
    </style:style>
    <style:style style:name="T44" style:family="text">
      <style:text-properties style:font-name="QCF_P375" style:font-name-complex="QCF_P3751"/>
    </style:style>
    <style:style style:name="T45" style:family="text">
      <style:text-properties style:font-name="QCF_P376"/>
    </style:style>
    <style:style style:name="T46" style:family="text">
      <style:text-properties style:font-name="QCF_P376" style:font-name-complex="QCF_P3761"/>
    </style:style>
    <style:style style:name="T47" style:family="text">
      <style:text-properties style:font-name="QCF_P377"/>
    </style:style>
    <style:style style:name="T48" style:family="text">
      <style:text-properties style:font-name="QCF_P377" style:font-name-complex="QCF_P3771"/>
    </style:style>
    <style:style style:name="T49" style:family="text">
      <style:text-properties style:font-name="QCF_P377" style:font-name-complex="MSI_BASMALAH"/>
    </style:style>
    <style:style style:name="T50" style:family="text">
      <style:text-properties style:font-name="QCF_P378"/>
    </style:style>
    <style:style style:name="T51" style:family="text">
      <style:text-properties style:font-name="QCF_P378" style:font-name-complex="QCF_P3781"/>
    </style:style>
    <style:style style:name="T52" style:family="text">
      <style:text-properties style:font-name="QCF_P379"/>
    </style:style>
    <style:style style:name="T53" style:family="text">
      <style:text-properties style:font-name="QCF_P379" style:font-name-complex="QCF_P3791"/>
    </style:style>
    <style:style style:name="T54" style:family="text">
      <style:text-properties style:font-name="QCF_BSML"/>
    </style:style>
    <style:style style:name="T55" style:family="text">
      <style:text-properties style:font-name="QCF_BSML" style:font-name-complex="QCF_BSML1"/>
    </style:style>
    <style:style style:name="T56" style:family="text">
      <style:text-properties style:font-name="QCF_P380"/>
    </style:style>
    <style:style style:name="T57" style:family="text">
      <style:text-properties style:font-name="QCF_P380" style:font-name-complex="QCF_P3801"/>
    </style:style>
    <style:style style:name="T58" style:family="text">
      <style:text-properties style:font-name="QCF_P381"/>
    </style:style>
    <style:style style:name="T59" style:family="text">
      <style:text-properties style:font-name="QCF_P381" style:font-name-complex="QCF_P3811"/>
    </style:style>
    <style:style style:name="T60" style:family="text">
      <style:text-properties style:font-name-complex="MSI_BASMALAH"/>
    </style:style>
    <style:style style:name="T61" style:family="text">
      <style:text-properties officeooo:rsid="015c0d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oft-page-break/><text:span text:style-name="T25">ﭑ</text:span><text:span text:style-name="T26"> ﭒ</text:span><text:span text:style-name="T1"> </text:span><text:span text:style-name="T26">ﭓ</text:span><text:span text:style-name="T1"> </text:span><text:span text:style-name="T26">ﭔ</text:span><text:span text:style-name="T1"> </text:span><text:span text:style-name="T26">ﭕ</text:span><text:span text:style-name="T1"> </text:span><text:span text:style-name="T26">ﭖ</text:span><text:span text:style-name="T1"> </text:span><text:span text:style-name="T26">ﭗ</text:span><text:span text:style-name="T1"> </text:span><text:span text:style-name="T26">ﭘ</text:span><text:span text:style-name="T1"> </text:span><text:span text:style-name="T26">ﭙ</text:span><text:span text:style-name="T1"> </text:span><text:span text:style-name="T26">ﭚ</text:span></text:p>
      <text:p text:style-name="P6"><text:span text:style-name="T1"><text:s/></text:span><text:span text:style-name="T26">ﭛ</text:span><text:span text:style-name="T1"> </text:span><text:span text:style-name="T26">ﭜ</text:span><text:span text:style-name="T1"> </text:span><text:span text:style-name="T26">ﭝﭞ</text:span><text:span text:style-name="T1"> </text:span><text:span text:style-name="T26">ﭟ</text:span><text:span text:style-name="T1"> </text:span><text:span text:style-name="T26">ﭠ</text:span><text:span text:style-name="T1"> </text:span><text:span text:style-name="T26">ﭡ</text:span><text:span text:style-name="T1"> </text:span><text:span text:style-name="T26">ﭢ</text:span><text:span text:style-name="T1"> </text:span><text:span text:style-name="T26">ﭣ</text:span><text:span text:style-name="T1"> </text:span><text:span text:style-name="T26">ﭤ</text:span><text:span text:style-name="T1"> </text:span><text:span text:style-name="T26">ﭥ</text:span><text:span text:style-name="T1"> </text:span><text:span text:style-name="T26">ﭦ</text:span><text:span text:style-name="T1"> </text:span><text:span text:style-name="T26">ﭧ</text:span><text:span text:style-name="T1"> </text:span><text:span text:style-name="T26">ﭨ</text:span><text:span text:style-name="T1"> </text:span><text:span text:style-name="T26">ﭩ</text:span><text:span text:style-name="T1"> </text:span><text:span text:style-name="T26">ﭪ</text:span><text:span text:style-name="T1"> </text:span><text:span text:style-name="T26">ﭫ</text:span><text:span text:style-name="T1"> </text:span><text:span text:style-name="T26">ﭬ</text:span><text:span text:style-name="T1"> </text:span><text:span text:style-name="T26">ﭭ</text:span><text:span text:style-name="T1"> </text:span><text:span text:style-name="T26">ﭮ</text:span><text:span text:style-name="T1"> </text:span><text:span text:style-name="T26">ﭯ</text:span><text:span text:style-name="T1"> </text:span><text:span text:style-name="T26">ﭰ</text:span><text:span text:style-name="T1"> </text:span><text:span text:style-name="T26">ﭱ</text:span><text:span text:style-name="T1"> </text:span><text:span text:style-name="T26">ﭲ</text:span><text:span text:style-name="T1"> </text:span><text:span text:style-name="T26">ﭳ</text:span><text:span text:style-name="T1"> </text:span><text:span text:style-name="T26">ﭴ</text:span><text:span text:style-name="T1"> </text:span><text:span text:style-name="T26">ﭵ</text:span><text:span text:style-name="T1"> </text:span><text:span text:style-name="T26">ﭶ</text:span><text:span text:style-name="T1"> </text:span><text:span text:style-name="T26">ﭷ</text:span><text:span text:style-name="T1"> </text:span><text:span text:style-name="T26">ﭸ</text:span><text:span text:style-name="T1"> </text:span><text:span text:style-name="T26">ﭹ</text:span><text:span text:style-name="T1"> </text:span><text:span text:style-name="T26">ﭺ</text:span><text:span text:style-name="T1"> </text:span><text:span text:style-name="T26">ﭻ</text:span><text:span text:style-name="T1"> </text:span><text:span text:style-name="T26">ﭼ</text:span><text:span text:style-name="T1"> </text:span><text:span text:style-name="T26">ﭽ</text:span><text:span text:style-name="T1"> </text:span><text:span text:style-name="T26">ﭾ</text:span><text:span text:style-name="T1"> </text:span><text:span text:style-name="T26">ﭿ</text:span><text:span text:style-name="T1"> </text:span><text:span text:style-name="T26">ﮀ</text:span><text:span text:style-name="T1"> </text:span><text:span text:style-name="T26">ﮁ</text:span><text:span text:style-name="T1"> </text:span><text:span text:style-name="T26">ﮂ</text:span><text:span text:style-name="T1"> </text:span><text:span text:style-name="T26">ﮃ</text:span><text:span text:style-name="T1"> </text:span><text:span text:style-name="T26">ﮄ</text:span><text:span text:style-name="T1"> </text:span><text:span text:style-name="T26">ﮅ</text:span><text:span text:style-name="T1"> </text:span><text:span text:style-name="T26">ﮆ</text:span><text:span text:style-name="T1"> </text:span><text:span text:style-name="T26">ﮇ</text:span><text:span text:style-name="T1"> </text:span><text:span text:style-name="T26">ﮈ</text:span><text:span text:style-name="T1"> </text:span><text:span text:style-name="T26">ﮉ</text:span><text:span text:style-name="T1"> </text:span><text:span text:style-name="T26">ﮊ</text:span><text:span text:style-name="T1"> </text:span><text:span text:style-name="T26">ﮋ</text:span><text:span text:style-name="T1"> </text:span><text:span text:style-name="T26">ﮌ</text:span><text:span text:style-name="T1"> </text:span><text:span text:style-name="T26">ﮍ</text:span><text:span text:style-name="T1"> </text:span><text:span text:style-name="T26">ﮎ</text:span><text:span text:style-name="T1"> </text:span><text:span text:style-name="T26">ﮏﮐ</text:span><text:span text:style-name="T1"> </text:span><text:span text:style-name="T26">ﮑ</text:span><text:span text:style-name="T1"> </text:span><text:span text:style-name="T26">ﮒ</text:span><text:span text:style-name="T1"> </text:span><text:span text:style-name="T26">ﮓ</text:span><text:span text:style-name="T1"> </text:span><text:span text:style-name="T26">ﮔ</text:span><text:span text:style-name="T1"> </text:span><text:span text:style-name="T26">ﮕ</text:span><text:span text:style-name="T1"> </text:span><text:span text:style-name="T26">ﮖ</text:span><text:span text:style-name="T1"> </text:span><text:span text:style-name="T26">ﮗ</text:span><text:span text:style-name="T1"> </text:span><text:span text:style-name="T26">ﮘ</text:span><text:span text:style-name="T1"> </text:span><text:span text:style-name="T26">ﮙ</text:span><text:span text:style-name="T1"> </text:span><text:span text:style-name="T26">ﮚ</text:span><text:span text:style-name="T1"> </text:span><text:span text:style-name="T26">ﮛ</text:span><text:span text:style-name="T1"> </text:span><text:span text:style-name="T26">ﮜ</text:span><text:span text:style-name="T1"> </text:span><text:span text:style-name="T26">ﮝ</text:span><text:span text:style-name="T1"> </text:span><text:span text:style-name="T26">ﮞ</text:span><text:span text:style-name="T1"> </text:span><text:span text:style-name="T26">ﮟ</text:span><text:span text:style-name="T1"> </text:span><text:span text:style-name="T26">ﮠ</text:span><text:span text:style-name="T1"> </text:span><text:span text:style-name="T26">ﮡ</text:span><text:span text:style-name="T1"> </text:span><text:span text:style-name="T26">ﮢ</text:span><text:span text:style-name="T1"> </text:span><text:span text:style-name="T26">ﮣ</text:span><text:span text:style-name="T1"> </text:span><text:span text:style-name="T26">ﮤ</text:span><text:span text:style-name="T1"> </text:span><text:span text:style-name="T26">ﮥ</text:span><text:span text:style-name="T1"> </text:span><text:span text:style-name="T26">ﮦ</text:span><text:span text:style-name="T1"> </text:span><text:span text:style-name="T26">ﮧ</text:span><text:span text:style-name="T1"> </text:span><text:span text:style-name="T26">ﮨ</text:span><text:span text:style-name="T1"> </text:span><text:span text:style-name="T26">ﮩ</text:span><text:span text:style-name="T1"> </text:span><text:span text:style-name="T26">ﮪ</text:span><text:span text:style-name="T1"> </text:span><text:span text:style-name="T26">ﮫ</text:span><text:span text:style-name="T1"> </text:span><text:span text:style-name="T26">ﮬ</text:span><text:span text:style-name="T1"> </text:span><text:span text:style-name="T26">ﮭ</text:span><text:span text:style-name="T1"> </text:span><text:span text:style-name="T26">ﮮ</text:span><text:span text:style-name="T1"> </text:span><text:span text:style-name="T26">ﮯ</text:span><text:span text:style-name="T1"> </text:span><text:span text:style-name="T26">ﮰﮱ</text:span><text:span text:style-name="T1"> </text:span><text:span text:style-name="T26">ﯓ</text:span><text:span text:style-name="T1"> </text:span><text:span text:style-name="T26">ﯔ</text:span><text:span text:style-name="T1"> </text:span><text:span text:style-name="T26">ﯕ</text:span><text:span text:style-name="T1"> </text:span><text:span text:style-name="T26">ﯖ</text:span><text:span text:style-name="T1"> </text:span><text:span text:style-name="T26">ﯗ</text:span><text:span text:style-name="T1"> </text:span><text:span text:style-name="T26">ﯘ</text:span><text:span text:style-name="T1"> </text:span><text:span text:style-name="T26">ﯙ</text:span><text:span text:style-name="T1"> </text:span><text:span text:style-name="T26">ﯚ</text:span></text:p>
      <text:p text:style-name="P6"><text:span text:style-name="T26">ﯛ</text:span><text:span text:style-name="T1"> </text:span><text:span text:style-name="T26">ﯜ</text:span><text:span text:style-name="T1"> </text:span><text:span text:style-name="T26">ﯝ</text:span><text:span text:style-name="T1"> </text:span><text:span text:style-name="T26">ﯞ</text:span><text:span text:style-name="T1"> </text:span><text:span text:style-name="T26">ﯟ</text:span><text:span text:style-name="T1"> </text:span><text:span text:style-name="T26">ﯠ</text:span><text:span text:style-name="T1"> </text:span><text:span text:style-name="T26">ﯡ</text:span><text:span text:style-name="T1"> </text:span><text:span text:style-name="T26">ﯢ</text:span><text:span text:style-name="T1"> </text:span><text:span text:style-name="T26">ﯣ</text:span><text:span text:style-name="T1"> </text:span><text:span text:style-name="T26">ﯤ</text:span><text:span text:style-name="T1"> </text:span><text:span text:style-name="T26">ﯥ</text:span><text:span text:style-name="T1"> </text:span><text:span text:style-name="T26">ﯦ</text:span><text:span text:style-name="T1"> </text:span><text:span text:style-name="T26">ﯧ</text:span><text:span text:style-name="T1"> </text:span><text:span text:style-name="T26">ﯨﯩ</text:span><text:span text:style-name="T1"> </text:span><text:span text:style-name="T26">ﯪ</text:span><text:span text:style-name="T1"> </text:span><text:span text:style-name="T26">ﯫ</text:span><text:span text:style-name="T1"> </text:span><text:span text:style-name="T26">ﯬ</text:span><text:span text:style-name="T1"> </text:span><text:span text:style-name="T26">ﯭ</text:span><text:span text:style-name="T1"> </text:span><text:span text:style-name="T26">ﯮ</text:span><text:span text:style-name="T1"> </text:span><text:span text:style-name="T26">ﯯ</text:span><text:span text:style-name="T1"> </text:span><text:span text:style-name="T26">ﯰ</text:span><text:span text:style-name="T1"> </text:span><text:span text:style-name="T26">ﯱ</text:span><text:span text:style-name="T1"> </text:span><text:span text:style-name="T26">ﯲ</text:span><text:span text:style-name="T1"> </text:span><text:span text:style-name="T26">ﯳ</text:span><text:span text:style-name="T1"> </text:span><text:span text:style-name="T26">ﯴ</text:span><text:span text:style-name="T1"> </text:span><text:span text:style-name="T26">ﯵ</text:span><text:span text:style-name="T1"> </text:span><text:span text:style-name="T26">ﯶ</text:span><text:span text:style-name="T1"> </text:span><text:span text:style-name="T26">ﯷﯸ</text:span><text:span text:style-name="T1"> </text:span><text:span text:style-name="T26">ﯹ</text:span><text:span text:style-name="T1"> </text:span><text:span text:style-name="T26">ﯺ</text:span><text:span text:style-name="T1"> </text:span><text:span text:style-name="T26">ﯻ</text:span><text:span text:style-name="T1"> </text:span><text:span text:style-name="T26">ﯼﯽ</text:span><text:span text:style-name="T1"> </text:span><text:span text:style-name="T26">ﯾ</text:span><text:span text:style-name="T1"> </text:span><text:span text:style-name="T26">ﯿ</text:span><text:span text:style-name="T1"> </text:span><text:span text:style-name="T26">ﰀ</text:span></text:p>
      <text:p text:style-name="P19"><text:span text:style-name="T25">ﭑ</text:span><text:span text:style-name="T1"> </text:span><text:span text:style-name="T25">ﭒ</text:span><text:span text:style-name="T1"> </text:span><text:span text:style-name="T25">ﭓ</text:span><text:span text:style-name="T1"> </text:span><text:span text:style-name="T25">ﭔ</text:span><text:span text:style-name="T1"> </text:span><text:span text:style-name="T25">ﭕ</text:span><text:span text:style-name="T1"> </text:span><text:span text:style-name="T25">ﭖ</text:span><text:span text:style-name="T1"> </text:span><text:span text:style-name="T25">ﭗ</text:span><text:span text:style-name="T1"> </text:span><text:span text:style-name="T25">ﭘ</text:span><text:span text:style-name="T1"> </text:span><text:span text:style-name="T25">ﭙ</text:span><text:span text:style-name="T1"> </text:span><text:span text:style-name="T25">ﭚ</text:span><text:span text:style-name="T1"> </text:span><text:span text:style-name="T25">ﭛ</text:span><text:span text:style-name="T1"> </text:span><text:span text:style-name="T25">ﭜ</text:span><text:span text:style-name="T1"> </text:span><text:span text:style-name="T25">ﭝ</text:span><text:span text:style-name="T1"> </text:span><text:span text:style-name="T25">ﭞ</text:span><text:span text:style-name="T1"> </text:span><text:span text:style-name="T25">ﭟ</text:span><text:span text:style-name="T1"> </text:span><text:span text:style-name="T25">ﭠ</text:span><text:span text:style-name="T1"> </text:span><text:span text:style-name="T25">ﭡ</text:span><text:span text:style-name="T1"> </text:span><text:span text:style-name="T25">ﭢ</text:span><text:span text:style-name="T1"> </text:span><text:span text:style-name="T25">ﭣ</text:span><text:span text:style-name="T1"> </text:span><text:span text:style-name="T25">ﭤ</text:span><text:span text:style-name="T1"> </text:span><text:span text:style-name="T25">ﭥ</text:span><text:span text:style-name="T1"> </text:span><text:span text:style-name="T25">ﭦ</text:span><text:span text:style-name="T1"> </text:span><text:span text:style-name="T25">ﭧ</text:span><text:span text:style-name="T1"> </text:span><text:span text:style-name="T25">ﭨ</text:span><text:span text:style-name="T1"> </text:span><text:span text:style-name="T25">ﭩ</text:span><text:span text:style-name="T1"> </text:span><text:span text:style-name="T25">ﭪ</text:span><text:span text:style-name="T1"> </text:span><text:span text:style-name="T25">ﭫ</text:span><text:span text:style-name="T1"> </text:span><text:span text:style-name="T25">ﭬ</text:span><text:span text:style-name="T1"> </text:span><text:span text:style-name="T25">ﭭ</text:span><text:span text:style-name="T1"> </text:span><text:span text:style-name="T25">ﭮ</text:span><text:span text:style-name="T1"> </text:span><text:span text:style-name="T25">ﭯ</text:span><text:span text:style-name="T1"> </text:span><text:span text:style-name="T25">ﭰ</text:span><text:span text:style-name="T1"> </text:span><text:span text:style-name="T25">ﭱ</text:span></text:p>
      <text:p text:style-name="P7"><text:span text:style-name="T25">ﭲ</text:span><text:span text:style-name="T1"> </text:span><text:span text:style-name="T25">ﭳ</text:span><text:span text:style-name="T1"> </text:span><text:span text:style-name="T25">ﭴ</text:span><text:span text:style-name="T1"> </text:span><text:span text:style-name="T25">ﭵ</text:span><text:span text:style-name="T1"> </text:span><text:span text:style-name="T25">ﭶ</text:span><text:span text:style-name="T1"> </text:span><text:span text:style-name="T25">ﭷ</text:span><text:span text:style-name="T1"> </text:span><text:span text:style-name="T25">ﭸ</text:span><text:span text:style-name="T1"> </text:span><text:span text:style-name="T25">ﭹ</text:span><text:span text:style-name="T1"> </text:span><text:span text:style-name="T25">ﭺ</text:span><text:span text:style-name="T1"> </text:span><text:span text:style-name="T25">ﭻ</text:span><text:span text:style-name="T1"> </text:span><text:span text:style-name="T25">ﭼ</text:span><text:span text:style-name="T1"> </text:span><text:span text:style-name="T25">ﭽ</text:span><text:span text:style-name="T1"> </text:span><text:span text:style-name="T25">ﭾ</text:span><text:span text:style-name="T1"> </text:span><text:span text:style-name="T25">ﭿ</text:span><text:span text:style-name="T1"> </text:span><text:span text:style-name="T25">ﮀ</text:span><text:span text:style-name="T1"> </text:span><text:span text:style-name="T25">ﮁ</text:span><text:span text:style-name="T1"> </text:span><text:span text:style-name="T25">ﮂﮃ</text:span><text:span text:style-name="T1"> </text:span><text:span text:style-name="T25">ﮄ</text:span><text:span text:style-name="T1"> </text:span><text:span text:style-name="T25">ﮅ</text:span><text:span text:style-name="T1"> </text:span><text:span text:style-name="T25">ﮆ</text:span><text:span text:style-name="T1"> </text:span><text:span text:style-name="T25">ﮇ</text:span><text:span text:style-name="T1"> </text:span><text:span text:style-name="T25">ﮈ</text:span><text:span text:style-name="T1"> </text:span><text:span text:style-name="T25">ﮉ</text:span><text:span text:style-name="T1"> </text:span><text:span text:style-name="T25">ﮊ</text:span><text:span text:style-name="T1"> </text:span><text:span text:style-name="T25">ﮋ</text:span><text:span text:style-name="T1"> </text:span><text:span text:style-name="T25">ﮌ</text:span><text:span text:style-name="T1"> </text:span><text:span text:style-name="T25">ﮍ</text:span><text:span text:style-name="T1"> </text:span><text:span text:style-name="T25">ﮎ</text:span><text:span text:style-name="T1"> </text:span><text:span text:style-name="T25">ﮏ</text:span><text:span text:style-name="T1"> </text:span><text:span text:style-name="T25">ﮐ</text:span><text:span text:style-name="T1"> </text:span><text:span text:style-name="T25">ﮑ</text:span><text:span text:style-name="T1"> </text:span><text:span text:style-name="T25">ﮒ</text:span><text:span text:style-name="T1"> </text:span><text:span text:style-name="T25">ﮓ</text:span><text:span text:style-name="T1"> </text:span><text:span text:style-name="T25">ﮔ</text:span><text:span text:style-name="T1"> </text:span><text:span text:style-name="T25">ﮕﮖ</text:span><text:span text:style-name="T1"> </text:span><text:span text:style-name="T25">ﮗ</text:span><text:span text:style-name="T1"> </text:span><text:span text:style-name="T25">ﮘ</text:span><text:span text:style-name="T1"> </text:span><text:span text:style-name="T25">ﮙ</text:span><text:span text:style-name="T1"> </text:span><text:span text:style-name="T25">ﮚ</text:span><text:span text:style-name="T1"> </text:span><text:span text:style-name="T25">ﮛ</text:span><text:span text:style-name="T1"> </text:span><text:span text:style-name="T25">ﮜ</text:span><text:span text:style-name="T1"> </text:span><text:span text:style-name="T25">ﮝ</text:span><text:span text:style-name="T1"> </text:span><text:span text:style-name="T25">ﮞ</text:span><text:span text:style-name="T1"> </text:span><text:span text:style-name="T25">ﮟ</text:span><text:span text:style-name="T1"> </text:span><text:span text:style-name="T25">ﮠ</text:span><text:span text:style-name="T1"> </text:span><text:span text:style-name="T25">ﮡ</text:span><text:span text:style-name="T1"> </text:span><text:span text:style-name="T25">ﮢﮣ</text:span><text:span text:style-name="T1"> </text:span><text:span text:style-name="T25">ﮤ</text:span><text:span text:style-name="T1"> </text:span><text:span text:style-name="T25">ﮥ</text:span><text:span text:style-name="T1"> </text:span><text:span text:style-name="T25">ﮦﮧ</text:span><text:span text:style-name="T1"> </text:span><text:span text:style-name="T25">ﮨ</text:span><text:span text:style-name="T1"> </text:span><text:span text:style-name="T25">ﮩ</text:span><text:span text:style-name="T1"> </text:span><text:span text:style-name="T25">ﮪ</text:span><text:span text:style-name="T1"> </text:span><text:span text:style-name="T25">ﮫ</text:span><text:span text:style-name="T1"> </text:span><text:span text:style-name="T25">ﮬ</text:span><text:span text:style-name="T1"> </text:span><text:span text:style-name="T25">ﮭ</text:span><text:span text:style-name="T1"> </text:span><text:span text:style-name="T25">ﮮ</text:span><text:span text:style-name="T1"> </text:span><text:span text:style-name="T25">ﮯ</text:span><text:span text:style-name="T1"> </text:span><text:span text:style-name="T25">ﮰ</text:span><text:span text:style-name="T1"> </text:span><text:span text:style-name="T25">ﮱ</text:span><text:span text:style-name="T1"> </text:span><text:span text:style-name="T25">ﯓ</text:span><text:span text:style-name="T1"> </text:span><text:span text:style-name="T25">ﯔ</text:span><text:span text:style-name="T1"> </text:span><text:span text:style-name="T25">ﯕ</text:span><text:span text:style-name="T1"> </text:span><text:span text:style-name="T25">ﯖ</text:span><text:span text:style-name="T1"> </text:span><text:span text:style-name="T25">ﯗ</text:span><text:span text:style-name="T1"> </text:span><text:span text:style-name="T25">ﯘ</text:span><text:span text:style-name="T1"> </text:span><text:span text:style-name="T25">ﯙ</text:span><text:span text:style-name="T1"> </text:span><text:span text:style-name="T25">ﯚ</text:span><text:span text:style-name="T1"> </text:span><text:span text:style-name="T25">ﯛ</text:span><text:span text:style-name="T1"> </text:span><text:span text:style-name="T25">ﯜ</text:span><text:span text:style-name="T1"> </text:span><text:span text:style-name="T25">ﯝ</text:span><text:span text:style-name="T1"> </text:span><text:span text:style-name="T25">ﯞ</text:span><text:span text:style-name="T1"> </text:span><text:span text:style-name="T25">ﯟ</text:span><text:span text:style-name="T1"> </text:span><text:span text:style-name="T25">ﯠ</text:span><text:span text:style-name="T1"> </text:span><text:span text:style-name="T25">ﯡ</text:span><text:span text:style-name="T1"> </text:span><text:span text:style-name="T25">ﯢ</text:span><text:span text:style-name="T1"> </text:span><text:span text:style-name="T25">ﯣﯤ</text:span><text:span text:style-name="T1"> </text:span><text:span text:style-name="T25">ﯥ</text:span><text:span text:style-name="T1"> </text:span><text:span text:style-name="T25">ﯦ</text:span><text:span text:style-name="T1"> </text:span><text:span text:style-name="T25">ﯧ</text:span><text:span text:style-name="T1"> </text:span><text:span text:style-name="T25">ﯨ</text:span><text:span text:style-name="T1"> </text:span><text:span text:style-name="T25">ﯩ</text:span><text:span text:style-name="T1"> </text:span><text:span text:style-name="T25">ﯪ</text:span><text:span text:style-name="T1"> </text:span><text:span text:style-name="T25">ﯫ</text:span><text:span text:style-name="T1"> </text:span><text:span text:style-name="T25">ﯬ</text:span><text:span text:style-name="T1"> </text:span><text:span text:style-name="T25">ﯭ</text:span><text:span text:style-name="T1"> </text:span><text:span text:style-name="T25">ﯮ</text:span><text:span text:style-name="T1"> </text:span><text:span text:style-name="T25">ﯯ</text:span><text:span text:style-name="T1"> </text:span><text:span text:style-name="T25">ﯰ</text:span><text:span text:style-name="T1"> </text:span><text:span text:style-name="T25">ﯱ</text:span><text:span text:style-name="T1"> </text:span><text:span text:style-name="T25">ﯲ</text:span><text:span text:style-name="T1"> </text:span><text:span text:style-name="T25">ﯳ</text:span><text:span text:style-name="T1"> </text:span><text:span text:style-name="T25">ﯴ</text:span><text:span text:style-name="T1"> </text:span><text:span text:style-name="T25">ﯵ</text:span><text:span text:style-name="T1"> </text:span><text:span text:style-name="T25">ﯶ</text:span><text:span text:style-name="T1"> </text:span><text:span text:style-name="T25">ﯷ</text:span></text:p>
      <text:p text:style-name="P20"><text:span text:style-name="T27">ﭑ</text:span><text:span text:style-name="T1"> </text:span><text:span text:style-name="T27">ﭒ</text:span><text:span text:style-name="T1"> </text:span><text:span text:style-name="T27">ﭓ</text:span><text:span text:style-name="T1"> </text:span><text:span text:style-name="T27">ﭔ</text:span><text:span text:style-name="T1"> </text:span><text:span text:style-name="T27">ﭕ</text:span><text:span text:style-name="T1"> </text:span><text:span text:style-name="T27">ﭖ</text:span><text:span text:style-name="T1"> </text:span><text:span text:style-name="T27">ﭗﭘ</text:span><text:span text:style-name="T1"> </text:span><text:span text:style-name="T27">ﭙ</text:span><text:span text:style-name="T1"> </text:span><text:span text:style-name="T27">ﭚ</text:span><text:span text:style-name="T1"> </text:span><text:span text:style-name="T27">ﭛ</text:span><text:span text:style-name="T1"> </text:span><text:span text:style-name="T27">ﭜﭝ</text:span><text:span text:style-name="T1"> </text:span><text:span text:style-name="T27">ﭞ</text:span><text:span text:style-name="T1"> </text:span><text:span text:style-name="T27">ﭟ</text:span><text:span text:style-name="T1"> </text:span><text:span text:style-name="T27">ﭠ</text:span><text:span text:style-name="T1"> </text:span><text:span text:style-name="T27">ﭡ</text:span><text:span text:style-name="T1"> </text:span><text:span text:style-name="T27">ﭢ</text:span><text:span text:style-name="T1"> </text:span><text:span text:style-name="T27">ﭣ</text:span><text:span text:style-name="T1"> </text:span><text:span text:style-name="T27">ﭤ</text:span><text:span text:style-name="T1"> </text:span><text:span text:style-name="T27">ﭥ</text:span><text:span text:style-name="T1"> </text:span><text:span text:style-name="T27">ﭦ</text:span><text:span text:style-name="T1"> </text:span><text:span text:style-name="T27">ﭧ</text:span><text:span text:style-name="T1"> </text:span><text:span text:style-name="T27">ﭨ</text:span><text:span text:style-name="T1"> </text:span><text:span text:style-name="T27">ﭩ</text:span><text:span text:style-name="T1"> </text:span><text:span text:style-name="T27">ﭪ</text:span><text:span text:style-name="T1"> </text:span><text:span text:style-name="T27">ﭫ</text:span><text:span text:style-name="T1"> </text:span><text:span text:style-name="T27">ﭬ</text:span><text:span text:style-name="T1"> </text:span><text:span text:style-name="T27">ﭭ</text:span><text:span text:style-name="T1"> </text:span><text:span text:style-name="T27">ﭮ</text:span><text:span text:style-name="T1"> </text:span><text:span text:style-name="T27">ﭯ</text:span><text:span text:style-name="T1"> </text:span><text:span text:style-name="T27">ﭰ</text:span><text:span text:style-name="T1"> </text:span><text:span text:style-name="T27">ﭱ</text:span><text:span text:style-name="T1"> </text:span><text:span text:style-name="T27">ﭲ</text:span><text:span text:style-name="T1"> </text:span><text:span text:style-name="T27">ﭳ</text:span><text:span text:style-name="T1"> </text:span><text:span text:style-name="T27">ﭴ</text:span><text:span text:style-name="T1"> </text:span><text:span text:style-name="T27">ﭵ</text:span><text:span text:style-name="T1"> </text:span><text:span text:style-name="T27">ﭶ</text:span><text:span text:style-name="T1"> </text:span><text:span text:style-name="T27">ﭷ</text:span><text:span text:style-name="T1"> </text:span><text:span text:style-name="T27">ﭸ</text:span><text:span text:style-name="T1"> </text:span><text:span text:style-name="T27">ﭹ</text:span><text:span text:style-name="T1"> </text:span><text:span text:style-name="T27">ﭺ</text:span><text:span text:style-name="T1"> </text:span><text:span text:style-name="T27">ﭻ</text:span><text:span text:style-name="T1"> </text:span><text:span text:style-name="T27">ﭼ</text:span><text:span text:style-name="T1"> </text:span><text:span text:style-name="T27">ﭽ</text:span><text:span text:style-name="T1"> </text:span><text:span text:style-name="T27">ﭾ</text:span><text:span text:style-name="T1"> </text:span><text:span text:style-name="T27">ﭿ</text:span><text:span text:style-name="T1"> </text:span><text:span text:style-name="T27">ﮀ</text:span><text:span text:style-name="T1"> </text:span><text:span text:style-name="T27">ﮁ</text:span><text:span text:style-name="T1"> </text:span><text:span text:style-name="T27">ﮂ</text:span><text:span text:style-name="T1"> </text:span><text:span text:style-name="T27">ﮃ</text:span><text:span text:style-name="T1"> </text:span><text:span text:style-name="T27">ﮄ</text:span><text:span text:style-name="T1"> </text:span><text:span text:style-name="T27">ﮅ</text:span><text:span text:style-name="T1"> </text:span><text:span text:style-name="T27">ﮆ</text:span><text:span text:style-name="T1"> </text:span><text:span text:style-name="T27">ﮇ</text:span><text:span text:style-name="T1"> </text:span><text:span text:style-name="T27">ﮈ</text:span><text:span text:style-name="T1"> </text:span><text:span text:style-name="T27">ﮉ</text:span><text:span text:style-name="T1"> </text:span><text:span text:style-name="T27">ﮊ</text:span><text:span text:style-name="T1"> </text:span><text:span text:style-name="T27">ﮋ</text:span><text:span text:style-name="T1"> </text:span><text:span text:style-name="T27">ﮌ</text:span><text:span text:style-name="T1"> </text:span><text:span text:style-name="T27">ﮍﮎ</text:span><text:span text:style-name="T1"> </text:span><text:span text:style-name="T27">ﮏ</text:span><text:span text:style-name="T1"> </text:span><text:span text:style-name="T27">ﮐ</text:span><text:span text:style-name="T1"> </text:span><text:span text:style-name="T27">ﮑ</text:span><text:span text:style-name="T1"> </text:span><text:span text:style-name="T27">ﮒ</text:span><text:span text:style-name="T1"> </text:span><text:span text:style-name="T27">ﮓ</text:span><text:span text:style-name="T1"> </text:span><text:span text:style-name="T27">ﮔ</text:span><text:span text:style-name="T1"> </text:span><text:span text:style-name="T27">ﮕ</text:span><text:span text:style-name="T1"> </text:span><text:span text:style-name="T27">ﮖ</text:span><text:span text:style-name="T1"> </text:span><text:span text:style-name="T27">ﮗ</text:span><text:span text:style-name="T1"> </text:span><text:span text:style-name="T27">ﮘ</text:span><text:span text:style-name="T1"> </text:span><text:span text:style-name="T27">ﮙ</text:span><text:span text:style-name="T1"> </text:span><text:span text:style-name="T27">ﮚ</text:span><text:span text:style-name="T1"> </text:span><text:span text:style-name="T27">ﮛ</text:span><text:span text:style-name="T1"> </text:span><text:span text:style-name="T27">ﮜ</text:span><text:span text:style-name="T1"> </text:span><text:span text:style-name="T27">ﮝ</text:span><text:span text:style-name="T1"> </text:span><text:span text:style-name="T27">ﮞ</text:span><text:span text:style-name="T1"> </text:span><text:span text:style-name="T27">ﮟ</text:span><text:span text:style-name="T1"> </text:span><text:span text:style-name="T27">ﮠ</text:span><text:span text:style-name="T1"> </text:span><text:span text:style-name="T27">ﮡ</text:span><text:span text:style-name="T1"> </text:span><text:span text:style-name="T27">ﮢ</text:span><text:span text:style-name="T1"> </text:span><text:span text:style-name="T27">ﮣ</text:span><text:span text:style-name="T1"> </text:span><text:span text:style-name="T27">ﮤ</text:span><text:span text:style-name="T1"> </text:span><text:span text:style-name="T27">ﮥ</text:span><text:span text:style-name="T1"> </text:span><text:span text:style-name="T27">ﮦ</text:span><text:span text:style-name="T1"> </text:span><text:span text:style-name="T27">ﮧ</text:span><text:span text:style-name="T1"> </text:span><text:span text:style-name="T27">ﮨ</text:span><text:span text:style-name="T1"> </text:span><text:span text:style-name="T27">ﮩ</text:span><text:span text:style-name="T1"> </text:span><text:span text:style-name="T27">ﮪ</text:span><text:span text:style-name="T1"> </text:span><text:span text:style-name="T27">ﮫ</text:span><text:span text:style-name="T1"> </text:span><text:span text:style-name="T27">ﮬ</text:span><text:span text:style-name="T1"> </text:span><text:span text:style-name="T27">ﮭ</text:span><text:span text:style-name="T1"> </text:span><text:span text:style-name="T27">ﮮ</text:span><text:span text:style-name="T1"> </text:span><text:span text:style-name="T27">ﮯ</text:span><text:span text:style-name="T1"> </text:span><text:span text:style-name="T27">ﮰ</text:span><text:span text:style-name="T1"> </text:span><text:span text:style-name="T27">ﮱ</text:span><text:span text:style-name="T1"> </text:span><text:span text:style-name="T27">ﯓ</text:span><text:span text:style-name="T1"> </text:span><text:span text:style-name="T27">ﯔ</text:span><text:span text:style-name="T1"> </text:span><text:span text:style-name="T27">ﯕ</text:span><text:span text:style-name="T1"> </text:span><text:span text:style-name="T27">ﯖ</text:span><text:span text:style-name="T1"> </text:span><text:span text:style-name="T27">ﯗ</text:span><text:span text:style-name="T1"> </text:span><text:span text:style-name="T27">ﯘ</text:span><text:span text:style-name="T1"> </text:span><text:span text:style-name="T27">ﯙ</text:span><text:span text:style-name="T1"> </text:span><text:span text:style-name="T27">ﯚ</text:span><text:span text:style-name="T1"> </text:span><text:span text:style-name="T27">ﯛ</text:span><text:span text:style-name="T1"> </text:span><text:span text:style-name="T27">ﯜ</text:span><text:span text:style-name="T1"> </text:span><text:span text:style-name="T27">ﯝ</text:span><text:span text:style-name="T1"> </text:span><text:span text:style-name="T27">ﯞ</text:span><text:span text:style-name="T1"> </text:span><text:span text:style-name="T27">ﯟ</text:span><text:span text:style-name="T1"> </text:span><text:span text:style-name="T27">ﯠ</text:span><text:span text:style-name="T1"> </text:span><text:span text:style-name="T27">ﯡ</text:span><text:span text:style-name="T1"> </text:span><text:span text:style-name="T27">ﯢ</text:span><text:span text:style-name="T1"> </text:span><text:span text:style-name="T27">ﯣ</text:span><text:span text:style-name="T1"> </text:span><text:span text:style-name="T27">ﯤ</text:span><text:span text:style-name="T1"> </text:span><text:span text:style-name="T27">ﯥ</text:span><text:span text:style-name="T1"> </text:span><text:span text:style-name="T27">ﯦ</text:span><text:span text:style-name="T1"> </text:span><text:span text:style-name="T27">ﯧ</text:span><text:span text:style-name="T1"> </text:span><text:span text:style-name="T27">ﯨ</text:span><text:span text:style-name="T1"> </text:span><text:span text:style-name="T27">ﯩ</text:span><text:span text:style-name="T1"> </text:span><text:span text:style-name="T27">ﯪ</text:span><text:span text:style-name="T1"> </text:span><text:span text:style-name="T27">ﯫ</text:span><text:span text:style-name="T1"> </text:span><text:span text:style-name="T27">ﯬ</text:span><text:span text:style-name="T1"> </text:span><text:span text:style-name="T27">ﯭ</text:span><text:span text:style-name="T1"> </text:span><text:span text:style-name="T27">ﯮ</text:span><text:span text:style-name="T1"> </text:span><text:span text:style-name="T27">ﯯ</text:span><text:span text:style-name="T1"> </text:span><text:span text:style-name="T27">ﯰ</text:span><text:span text:style-name="T1"> </text:span><text:span text:style-name="T27">ﯱ</text:span><text:span text:style-name="T1"> </text:span><text:span text:style-name="T27">ﯲ</text:span><text:span text:style-name="T1"> </text:span><text:span text:style-name="T27">ﯳ</text:span><text:span text:style-name="T1"> </text:span><text:span text:style-name="T27">ﯴﯵ</text:span><text:span text:style-name="T1"> </text:span><text:span text:style-name="T27">ﯶ</text:span><text:span text:style-name="T1"> </text:span><text:span text:style-name="T27">ﯷ</text:span><text:span text:style-name="T1"> </text:span><text:span text:style-name="T27">ﯸ</text:span><text:span text:style-name="T1"> </text:span><text:span text:style-name="T27">ﯹ</text:span><text:span text:style-name="T1"> </text:span><text:span text:style-name="T27">ﯺ</text:span><text:span text:style-name="T1"> </text:span><text:span text:style-name="T27">ﯻ</text:span><text:span text:style-name="T1"> </text:span><text:span text:style-name="T27">ﯼ</text:span><text:span text:style-name="T1"> </text:span><text:span text:style-name="T27">ﯽ</text:span><text:span text:style-name="T1"> </text:span><text:span text:style-name="T27">ﯾ</text:span><text:span text:style-name="T1"> </text:span><text:span text:style-name="T27">ﯿ</text:span><text:span text:style-name="T1"> </text:span><text:span text:style-name="T27">ﰀ</text:span><text:span text:style-name="T1"> </text:span><text:span text:style-name="T27">ﰁ</text:span><text:span text:style-name="T1"> </text:span><text:span text:style-name="T27">ﰂﰃ</text:span><text:span text:style-name="T1"> </text:span><text:span text:style-name="T27">ﰄ</text:span><text:span text:style-name="T1"> </text:span><text:span text:style-name="T27">ﰅ</text:span><text:span text:style-name="T1"> </text:span><text:span text:style-name="T27">ﰆ</text:span><text:span text:style-name="T1"> </text:span><text:span text:style-name="T27">ﰇ</text:span><text:span text:style-name="T1"> </text:span><text:span text:style-name="T27">ﰈ</text:span><text:span text:style-name="T1"> </text:span><text:span text:style-name="T27">ﰉ</text:span></text:p>
      <text:p text:style-name="P21"><text:span text:style-name="T29">ﭑ</text:span><text:span text:style-name="T1"> </text:span><text:span text:style-name="T29">ﭒ</text:span><text:span text:style-name="T1"> </text:span><text:span text:style-name="T29">ﭓ</text:span><text:span text:style-name="T1"> </text:span><text:span text:style-name="T29">ﭔ</text:span><text:span text:style-name="T1"> </text:span><text:span text:style-name="T29">ﭕ</text:span><text:span text:style-name="T1"> </text:span><text:span text:style-name="T29">ﭖ</text:span><text:span text:style-name="T1"> </text:span><text:span text:style-name="T29">ﭗ</text:span><text:span text:style-name="T1"> </text:span><text:span text:style-name="T29">ﭘ</text:span><text:span text:style-name="T1"> </text:span><text:span text:style-name="T29">ﭙ</text:span><text:span text:style-name="T1"> </text:span><text:span text:style-name="T29">ﭚ</text:span><text:span text:style-name="T1"> </text:span><text:span text:style-name="T29">ﭛ</text:span><text:span text:style-name="T1"> </text:span><text:span text:style-name="T29">ﭜ</text:span><text:span text:style-name="T1"> </text:span><text:span text:style-name="T29">ﭝ</text:span><text:span text:style-name="T1"> </text:span><text:span text:style-name="T29">ﭞ</text:span><text:span text:style-name="T1"> </text:span><text:span text:style-name="T29">ﭟ</text:span><text:span text:style-name="T1"> </text:span><text:span text:style-name="T29">ﭠ</text:span><text:span text:style-name="T1"> </text:span><text:span text:style-name="T29">ﭡ</text:span><text:span text:style-name="T1"> </text:span><text:span text:style-name="T29">ﭢ</text:span><text:span text:style-name="T1"> </text:span><text:span text:style-name="T29">ﭣ</text:span><text:span text:style-name="T1"> </text:span><text:span text:style-name="T29">ﭤ</text:span><text:span text:style-name="T1"> </text:span><text:span text:style-name="T29">ﭥ</text:span><text:span text:style-name="T1"> </text:span><text:span text:style-name="T29">ﭦ</text:span><text:span text:style-name="T1"> </text:span><text:span text:style-name="T29">ﭧ</text:span><text:span text:style-name="T1"> </text:span><text:span text:style-name="T29">ﭨ</text:span><text:span text:style-name="T1"> </text:span><text:span text:style-name="T29">ﭩ</text:span><text:span text:style-name="T1"> </text:span><text:span text:style-name="T29">ﭪ</text:span><text:span text:style-name="T1"> </text:span><text:span text:style-name="T29">ﭫ</text:span><text:span text:style-name="T1"> </text:span><text:span text:style-name="T29">ﭬ</text:span><text:span text:style-name="T1"> </text:span><text:span text:style-name="T29">ﭭﭮ</text:span><text:span text:style-name="T1"> </text:span><text:span text:style-name="T29">ﭯ</text:span><text:span text:style-name="T1"> </text:span><text:span text:style-name="T29">ﭰ</text:span><text:span text:style-name="T1"> </text:span><text:span text:style-name="T29">ﭱ</text:span><text:span text:style-name="T1"> </text:span><text:span text:style-name="T29">ﭲ</text:span><text:span text:style-name="T1"> </text:span><text:span text:style-name="T29">ﭳ</text:span><text:span text:style-name="T1"> </text:span><text:span text:style-name="T29">ﭴ</text:span><text:span text:style-name="T1"> </text:span><text:span text:style-name="T29">ﭵ</text:span><text:span text:style-name="T1"> </text:span><text:span text:style-name="T29">ﭶ</text:span><text:span text:style-name="T1"> </text:span><text:span text:style-name="T29">ﭷ</text:span><text:span text:style-name="T1"> </text:span><text:span text:style-name="T29">ﭸ</text:span><text:span text:style-name="T1"> </text:span><text:span text:style-name="T29">ﭹ</text:span><text:span text:style-name="T1"> </text:span><text:span text:style-name="T29">ﭺ</text:span><text:span text:style-name="T1"> </text:span><text:span text:style-name="T29">ﭻ</text:span><text:span text:style-name="T1"> </text:span><text:span text:style-name="T29">ﭼ</text:span><text:span text:style-name="T1"> </text:span><text:span text:style-name="T29">ﭽ</text:span><text:span text:style-name="T1"> </text:span><text:span text:style-name="T29">ﭾ</text:span><text:span text:style-name="T1"> </text:span><text:span text:style-name="T29">ﭿ</text:span><text:span text:style-name="T1"> </text:span><text:span text:style-name="T29">ﮀ</text:span><text:span text:style-name="T1"> </text:span><text:span text:style-name="T29">ﮁﮂ</text:span><text:span text:style-name="T1"> </text:span><text:span text:style-name="T29">ﮃ</text:span><text:span text:style-name="T1"> </text:span><text:span text:style-name="T29">ﮄ</text:span><text:span text:style-name="T1"> </text:span><text:span text:style-name="T29">ﮅ</text:span><text:span text:style-name="T1"> </text:span><text:span text:style-name="T29">ﮆ</text:span><text:span text:style-name="T1"> </text:span><text:span text:style-name="T29">ﮇ</text:span><text:span text:style-name="T1"> </text:span><text:span text:style-name="T29">ﮈ</text:span><text:span text:style-name="T1"> </text:span><text:span text:style-name="T29">ﮉ</text:span><text:span text:style-name="T1"> </text:span><text:span text:style-name="T29">ﮊ</text:span><text:span text:style-name="T1"> </text:span><text:span text:style-name="T29">ﮋ</text:span><text:span text:style-name="T1"> </text:span><text:span text:style-name="T29">ﮌ</text:span><text:span text:style-name="T1"> </text:span><text:span text:style-name="T29">ﮍ</text:span><text:span text:style-name="T1"> </text:span><text:span text:style-name="T29">ﮎ</text:span><text:span text:style-name="T1"> </text:span><text:span text:style-name="T29">ﮏ</text:span><text:span text:style-name="T1"> </text:span><text:span text:style-name="T29">ﮐ</text:span><text:span text:style-name="T1"> </text:span><text:span text:style-name="T29">ﮑ</text:span><text:span text:style-name="T1"> </text:span><text:span text:style-name="T29">ﮒ</text:span><text:span text:style-name="T1"> </text:span><text:span text:style-name="T29">ﮓ</text:span><text:span text:style-name="T1"> </text:span><text:span text:style-name="T29">ﮔ</text:span><text:span text:style-name="T1"> </text:span><text:span text:style-name="T29">ﮕ</text:span><text:span text:style-name="T1"> </text:span><text:span text:style-name="T29">ﮖ</text:span><text:span text:style-name="T1"> </text:span><text:span text:style-name="T29">ﮗ</text:span><text:span text:style-name="T1"> </text:span><text:span text:style-name="T29">ﮘ</text:span><text:span text:style-name="T1"> </text:span><text:span text:style-name="T29">ﮙ</text:span><text:span text:style-name="T1"> </text:span><text:span text:style-name="T29">ﮚ</text:span><text:span text:style-name="T1"> </text:span><text:span text:style-name="T29">ﮛ</text:span><text:span text:style-name="T1"> </text:span><text:span text:style-name="T29">ﮜ</text:span><text:span text:style-name="T1"> </text:span><text:span text:style-name="T29">ﮝ</text:span><text:span text:style-name="T1"> </text:span><text:span text:style-name="T29">ﮞ</text:span><text:span text:style-name="T1"> </text:span><text:span text:style-name="T29">ﮟ</text:span><text:span text:style-name="T1"> </text:span><text:span text:style-name="T29">ﮠ</text:span><text:span text:style-name="T1"> </text:span><text:span text:style-name="T29">ﮡ</text:span><text:span text:style-name="T1"> </text:span><text:span text:style-name="T29">ﮢ</text:span><text:span text:style-name="T1"> </text:span><text:span text:style-name="T29">ﮣ</text:span><text:span text:style-name="T1"> </text:span><text:span text:style-name="T29">ﮤ</text:span><text:span text:style-name="T1"> </text:span><text:span text:style-name="T29">ﮥ</text:span><text:span text:style-name="T1"> </text:span><text:span text:style-name="T29">ﮦ</text:span><text:span text:style-name="T1"> </text:span><text:span text:style-name="T29">ﮧ</text:span><text:span text:style-name="T1"> </text:span><text:span text:style-name="T29">ﮨ</text:span><text:span text:style-name="T1"> </text:span><text:span text:style-name="T29">ﮩ</text:span><text:span text:style-name="T1"> </text:span><text:span text:style-name="T29">ﮪ</text:span></text:p>
      <text:p text:style-name="P8"><text:span text:style-name="T29">ﮫ</text:span><text:span text:style-name="T1"> </text:span><text:span text:style-name="T29">ﮬ</text:span><text:span text:style-name="T1"> </text:span><text:span text:style-name="T29">ﮭ</text:span><text:span text:style-name="T1"> </text:span><text:span text:style-name="T29">ﮮ</text:span><text:span text:style-name="T1"> </text:span><text:span text:style-name="T29">ﮯ</text:span><text:span text:style-name="T1"> </text:span><text:span text:style-name="T29">ﮰ</text:span><text:span text:style-name="T1"> </text:span><text:span text:style-name="T29">ﮱ</text:span><text:span text:style-name="T1"> </text:span><text:span text:style-name="T29">ﯓ</text:span><text:span text:style-name="T1"> </text:span><text:span text:style-name="T29">ﯔ</text:span><text:span text:style-name="T1"> </text:span><text:span text:style-name="T29">ﯕ</text:span><text:span text:style-name="T1"> </text:span><text:span text:style-name="T29">ﯖ</text:span><text:span text:style-name="T1"> </text:span><text:span text:style-name="T29">ﯗ</text:span><text:span text:style-name="T1"> </text:span><text:span text:style-name="T29">ﯘ</text:span><text:span text:style-name="T1"> </text:span><text:span text:style-name="T29">ﯙ</text:span><text:span text:style-name="T1"> </text:span><text:span text:style-name="T29">ﯚ</text:span><text:span text:style-name="T1"> </text:span><text:span text:style-name="T29">ﯛ</text:span><text:span text:style-name="T1"> </text:span><text:span text:style-name="T29">ﯜ</text:span><text:span text:style-name="T1"> </text:span><text:span text:style-name="T29">ﯝ</text:span><text:span text:style-name="T1"> </text:span><text:span text:style-name="T29">ﯞ</text:span><text:span text:style-name="T1"> </text:span><text:span text:style-name="T29">ﯟ</text:span><text:span text:style-name="T1"> </text:span><text:span text:style-name="T29">ﯠ</text:span><text:span text:style-name="T1"> </text:span><text:span text:style-name="T29">ﯡ</text:span><text:span text:style-name="T1"> </text:span><text:span text:style-name="T29">ﯢ</text:span><text:span text:style-name="T1"> </text:span><text:span text:style-name="T29">ﯣ</text:span><text:span text:style-name="T1"> </text:span><text:span text:style-name="T29">ﯤ</text:span><text:span text:style-name="T1"> </text:span><text:span text:style-name="T29">ﯥ</text:span><text:span text:style-name="T1"> </text:span><text:span text:style-name="T29">ﯦ</text:span><text:span text:style-name="T1"> </text:span><text:span text:style-name="T29">ﯧ</text:span><text:span text:style-name="T1"> </text:span><text:span text:style-name="T29">ﯨ</text:span><text:span text:style-name="T1"> </text:span><text:span text:style-name="T29">ﯩ</text:span><text:span text:style-name="T1"> </text:span><text:span text:style-name="T29">ﯪ</text:span><text:span text:style-name="T1"> </text:span><text:span text:style-name="T29">ﯫﯬ</text:span><text:span text:style-name="T1"> </text:span><text:span text:style-name="T29">ﯭ</text:span><text:span text:style-name="T1"> </text:span><text:span text:style-name="T29">ﯮ</text:span><text:span text:style-name="T1"> </text:span><text:span text:style-name="T29">ﯯ</text:span><text:span text:style-name="T1"> </text:span><text:span text:style-name="T29">ﯰ</text:span><text:span text:style-name="T1"> </text:span><text:span text:style-name="T29">ﯱ</text:span><text:span text:style-name="T1"> </text:span><text:span text:style-name="T29">ﯲ</text:span><text:span text:style-name="T1"> </text:span><text:span text:style-name="T29">ﯳ</text:span><text:span text:style-name="T1"> </text:span><text:span text:style-name="T29">ﯴ</text:span><text:span text:style-name="T1"> </text:span><text:span text:style-name="T29">ﯵ</text:span><text:span text:style-name="T1"> </text:span><text:span text:style-name="T29">ﯶ</text:span><text:span text:style-name="T1"> </text:span><text:span text:style-name="T29">ﯷ</text:span><text:span text:style-name="T1"> </text:span><text:span text:style-name="T29">ﯸ</text:span><text:span text:style-name="T1"> </text:span><text:span text:style-name="T29">ﯹ</text:span><text:span text:style-name="T1"> </text:span><text:span text:style-name="T29">ﯺ</text:span><text:span text:style-name="T1"> </text:span><text:span text:style-name="T29">ﯻ</text:span><text:span text:style-name="T1"> </text:span><text:span text:style-name="T29">ﯼ</text:span><text:span text:style-name="T1"> </text:span><text:span text:style-name="T29">ﯽ</text:span><text:span text:style-name="T1"> </text:span><text:span text:style-name="T29">ﯾ</text:span><text:span text:style-name="T1"> </text:span><text:span text:style-name="T29">ﯿ</text:span><text:span text:style-name="T1"> </text:span><text:span text:style-name="T29">ﰀ</text:span><text:span text:style-name="T1"> </text:span><text:span text:style-name="T29">ﰁ</text:span><text:span text:style-name="T1"> </text:span><text:span text:style-name="T29">ﰂ</text:span></text:p>
      <text:p text:style-name="P22"><text:span text:style-name="T30">ﭑ</text:span><text:span text:style-name="T1"> </text:span><text:span text:style-name="T30">ﭒ</text:span><text:span text:style-name="T1"> </text:span><text:span text:style-name="T30">ﭓ</text:span><text:span text:style-name="T1"> </text:span><text:span text:style-name="T30">ﭔ</text:span><text:span text:style-name="T1"> </text:span><text:span text:style-name="T30">ﭕ</text:span><text:span text:style-name="T1"> </text:span><text:span text:style-name="T30">ﭖ</text:span><text:span text:style-name="T1"> </text:span><text:span text:style-name="T30">ﭗ</text:span><text:span text:style-name="T1"> </text:span><text:span text:style-name="T30">ﭘ</text:span><text:span text:style-name="T1"> </text:span><text:span text:style-name="T30">ﭙ</text:span><text:span text:style-name="T1"> </text:span><text:span text:style-name="T30">ﭚ</text:span><text:span text:style-name="T1"> </text:span><text:span text:style-name="T30">ﭛ</text:span><text:span text:style-name="T1"> </text:span><text:span text:style-name="T30">ﭜ</text:span><text:span text:style-name="T1"> </text:span><text:span text:style-name="T30">ﭝ</text:span><text:span text:style-name="T1"> </text:span><text:span text:style-name="T30">ﭞ</text:span><text:span text:style-name="T1"> </text:span><text:span text:style-name="T30">ﭟ</text:span><text:span text:style-name="T1"> </text:span><text:span text:style-name="T30">ﭠ</text:span><text:span text:style-name="T1"> </text:span><text:span text:style-name="T30">ﭡﭢ</text:span><text:span text:style-name="T1"> </text:span><text:span text:style-name="T30">ﭣ</text:span><text:span text:style-name="T1"> </text:span><text:span text:style-name="T30">ﭤ</text:span><text:span text:style-name="T1"> </text:span><text:span text:style-name="T30">ﭥ</text:span><text:span text:style-name="T1"> </text:span><text:span text:style-name="T30">ﭦ</text:span><text:span text:style-name="T1"> </text:span><text:span text:style-name="T30">ﭧ</text:span><text:span text:style-name="T1"> </text:span><text:span text:style-name="T30">ﭨ</text:span><text:span text:style-name="T1"> </text:span><text:span text:style-name="T30">ﭩ</text:span><text:span text:style-name="T1"> </text:span><text:span text:style-name="T30">ﭪ</text:span><text:span text:style-name="T1"> </text:span><text:span text:style-name="T30">ﭫ</text:span><text:span text:style-name="T1"> </text:span><text:span text:style-name="T30">ﭬ</text:span><text:span text:style-name="T1"> </text:span><text:span text:style-name="T30">ﭭ</text:span><text:span text:style-name="T1"> </text:span><text:span text:style-name="T30">ﭮ</text:span><text:span text:style-name="T1"> </text:span><text:span text:style-name="T30">ﭯ</text:span><text:span text:style-name="T1"> </text:span><text:span text:style-name="T30">ﭰ</text:span><text:span text:style-name="T1"> </text:span><text:span text:style-name="T30">ﭱ</text:span><text:span text:style-name="T1"> </text:span><text:span text:style-name="T30">ﭲ</text:span><text:span text:style-name="T1"> </text:span><text:span text:style-name="T30">ﭳ</text:span><text:span text:style-name="T1"> </text:span><text:span text:style-name="T30">ﭴ</text:span><text:span text:style-name="T1"> </text:span><text:span text:style-name="T30">ﭵ</text:span><text:span text:style-name="T1"> </text:span><text:span text:style-name="T30">ﭶ</text:span><text:span text:style-name="T1"> </text:span><text:span text:style-name="T30">ﭷ</text:span><text:span text:style-name="T1"> </text:span><text:span text:style-name="T30">ﭸ</text:span><text:span text:style-name="T1"> </text:span><text:span text:style-name="T30">ﭹ</text:span><text:span text:style-name="T1"> </text:span><text:span text:style-name="T30">ﭺ</text:span><text:span text:style-name="T1"> </text:span><text:span text:style-name="T30">ﭻ</text:span><text:span text:style-name="T1"> </text:span><text:span text:style-name="T30">ﭼ</text:span><text:span text:style-name="T1"> </text:span><text:span text:style-name="T30">ﭽﭾ</text:span><text:span text:style-name="T1"> </text:span><text:span text:style-name="T30">ﭿ</text:span><text:span text:style-name="T1"> </text:span><text:span text:style-name="T30">ﮀ</text:span><text:span text:style-name="T1"> </text:span><text:span text:style-name="T30">ﮁ</text:span><text:span text:style-name="T1"> </text:span><text:span text:style-name="T30">ﮂ</text:span><text:span text:style-name="T1"> </text:span><text:span text:style-name="T30">ﮃ</text:span><text:span text:style-name="T1"> </text:span><text:span text:style-name="T30">ﮄ</text:span><text:span text:style-name="T1"> </text:span><text:span text:style-name="T30">ﮅ</text:span><text:span text:style-name="T1"> </text:span><text:span text:style-name="T30">ﮆ</text:span><text:span text:style-name="T1"> </text:span><text:span text:style-name="T30">ﮇ</text:span><text:span text:style-name="T1"> </text:span><text:span text:style-name="T30">ﮈ</text:span><text:span text:style-name="T1"> </text:span><text:span text:style-name="T30">ﮉ</text:span><text:span text:style-name="T1"> </text:span><text:span text:style-name="T30">ﮊ</text:span><text:span text:style-name="T1"> </text:span><text:span text:style-name="T30">ﮋ</text:span><text:span text:style-name="T1"> </text:span><text:span text:style-name="T30">ﮌ</text:span><text:span text:style-name="T1"> </text:span><text:span text:style-name="T30">ﮍ</text:span><text:span text:style-name="T1"> </text:span><text:span text:style-name="T30">ﮎ</text:span><text:span text:style-name="T1"> </text:span><text:span text:style-name="T30">ﮏ</text:span><text:span text:style-name="T1"> </text:span><text:span text:style-name="T30">ﮐ</text:span><text:span text:style-name="T1"> </text:span><text:span text:style-name="T30">ﮑ</text:span><text:span text:style-name="T1"> </text:span><text:span text:style-name="T30">ﮒ</text:span><text:span text:style-name="T1"> </text:span><text:span text:style-name="T30">ﮓ</text:span><text:span text:style-name="T1"> </text:span><text:span text:style-name="T30">ﮔ</text:span><text:span text:style-name="T1"> </text:span><text:span text:style-name="T30">ﮕ</text:span><text:span text:style-name="T1"> </text:span><text:span text:style-name="T30">ﮖ</text:span><text:span text:style-name="T1"> </text:span><text:span text:style-name="T30">ﮗ</text:span><text:span text:style-name="T1"> </text:span><text:span text:style-name="T30">ﮘ</text:span><text:span text:style-name="T1"> </text:span><text:span text:style-name="T30">ﮙ</text:span><text:span text:style-name="T1"> </text:span><text:span text:style-name="T30">ﮚ</text:span><text:span text:style-name="T1"> </text:span><text:span text:style-name="T30">ﮛ</text:span><text:span text:style-name="T1"> </text:span><text:span text:style-name="T30">ﮜ</text:span><text:span text:style-name="T1"> </text:span><text:span text:style-name="T30">ﮝ</text:span><text:span text:style-name="T1"> </text:span><text:span text:style-name="T30">ﮞ</text:span><text:span text:style-name="T1"> </text:span><text:span text:style-name="T30">ﮟ</text:span><text:span text:style-name="T1"> </text:span><text:span text:style-name="T30">ﮠ</text:span><text:span text:style-name="T1"> </text:span><text:span text:style-name="T30">ﮡ</text:span><text:span text:style-name="T1"> </text:span><text:span text:style-name="T30">ﮢ</text:span><text:span text:style-name="T1"> </text:span><text:span text:style-name="T30">ﮣ</text:span><text:span text:style-name="T1"> </text:span><text:span text:style-name="T30">ﮤ</text:span><text:span text:style-name="T1"> </text:span><text:span text:style-name="T30">ﮥ</text:span><text:span text:style-name="T1"> </text:span><text:span text:style-name="T30">ﮦ</text:span><text:span text:style-name="T1"> </text:span><text:span text:style-name="T30">ﮧ</text:span><text:span text:style-name="T1"> </text:span><text:span text:style-name="T30">ﮨ</text:span><text:span text:style-name="T1"> </text:span><text:span text:style-name="T30">ﮩ</text:span><text:span text:style-name="T1"> </text:span><text:span text:style-name="T30">ﮪ</text:span><text:span text:style-name="T1"> </text:span><text:span text:style-name="T30">ﮫ</text:span><text:span text:style-name="T1"> </text:span><text:span text:style-name="T30">ﮬ</text:span><text:span text:style-name="T1"> </text:span><text:span text:style-name="T30">ﮭ</text:span><text:span text:style-name="T1"> </text:span><text:span text:style-name="T30">ﮮ</text:span><text:span text:style-name="T1"> </text:span><text:span text:style-name="T30">ﮯ</text:span><text:span text:style-name="T1"> </text:span><text:span text:style-name="T30">ﮰ</text:span><text:span text:style-name="T1"> </text:span><text:span text:style-name="T30">ﮱ</text:span><text:span text:style-name="T1"> </text:span><text:span text:style-name="T30">ﯓ</text:span><text:span text:style-name="T1"> </text:span><text:span text:style-name="T30">ﯔ</text:span><text:span text:style-name="T1"> </text:span><text:span text:style-name="T30">ﯕ</text:span><text:span text:style-name="T1"> </text:span><text:span text:style-name="T30">ﯖ</text:span><text:span text:style-name="T1"> </text:span><text:span text:style-name="T30">ﯗ</text:span><text:span text:style-name="T1"> </text:span><text:span text:style-name="T30">ﯘ</text:span><text:span text:style-name="T1"> </text:span><text:span text:style-name="T30">ﯙ</text:span><text:span text:style-name="T1"> </text:span><text:span text:style-name="T30">ﯚ</text:span><text:span text:style-name="T1"> </text:span><text:span text:style-name="T30">ﯛ</text:span><text:span text:style-name="T1"> </text:span><text:span text:style-name="T30">ﯜ</text:span><text:span text:style-name="T1"> </text:span><text:span text:style-name="T30">ﯝﯞ</text:span><text:span text:style-name="T1"> </text:span><text:span text:style-name="T30">ﯟ</text:span><text:span text:style-name="T1"> </text:span><text:span text:style-name="T30">ﯠ</text:span><text:span text:style-name="T1"> </text:span><text:span text:style-name="T30">ﯡ</text:span><text:span text:style-name="T1"> </text:span><text:span text:style-name="T30">ﯢ</text:span><text:span text:style-name="T1"> </text:span><text:span text:style-name="T30">ﯣ</text:span><text:span text:style-name="T1"> </text:span><text:span text:style-name="T30">ﯤ</text:span><text:span text:style-name="T1"> </text:span><text:span text:style-name="T30">ﯥ</text:span><text:span text:style-name="T1"> </text:span><text:span text:style-name="T30">ﯦ</text:span><text:span text:style-name="T1"> </text:span><text:span text:style-name="T30">ﯧ</text:span><text:span text:style-name="T1"> </text:span><text:span text:style-name="T30">ﯨ</text:span><text:span text:style-name="T1"> </text:span><text:span text:style-name="T30">ﯩﯪ</text:span><text:span text:style-name="T1"> </text:span><text:span text:style-name="T30">ﯫ</text:span><text:span text:style-name="T1"> </text:span><text:span text:style-name="T30">ﯬ</text:span><text:span text:style-name="T1"> </text:span><text:span text:style-name="T30">ﯭ</text:span><text:span text:style-name="T1"> </text:span><text:span text:style-name="T30">ﯮ</text:span><text:span text:style-name="T1"> </text:span><text:span text:style-name="T30">ﯯ</text:span><text:span text:style-name="T1"> </text:span><text:span text:style-name="T30">ﯰ</text:span></text:p>
      <text:p text:style-name="P9"><text:span text:style-name="T28">ﮌ</text:span><text:span text:style-name="T60">ﮦ</text:span></text:p>
      <text:p text:style-name="P36"><text:span text:style-name="T32">ﭤ</text:span><text:span text:style-name="T60">ﭥﭦ</text:span></text:p>
      <text:p text:style-name="P10"><text:span text:style-name="T31">ﭑ</text:span><text:span text:style-name="T1"> </text:span><text:span text:style-name="T31">ﭒ</text:span><text:span text:style-name="T1"> </text:span><text:span text:style-name="T31">ﭓ</text:span><text:span text:style-name="T1"> </text:span><text:span text:style-name="T31">ﭔ</text:span><text:span text:style-name="T1"> </text:span><text:span text:style-name="T31">ﭕ</text:span><text:span text:style-name="T1"> </text:span><text:span text:style-name="T31">ﭖ</text:span><text:span text:style-name="T1"> </text:span><text:span text:style-name="T31">ﭗ</text:span><text:span text:style-name="T1"> </text:span><text:span text:style-name="T31">ﭘ</text:span><text:span text:style-name="T1"> </text:span><text:span text:style-name="T31">ﭙ</text:span><text:span text:style-name="T1"> </text:span><text:span text:style-name="T31">ﭚ</text:span><text:span text:style-name="T1"> </text:span><text:span text:style-name="T31">ﭛ</text:span><text:span text:style-name="T1"> </text:span><text:span text:style-name="T31">ﭜ</text:span><text:span text:style-name="T1"> </text:span><text:span text:style-name="T31">ﭝ</text:span><text:span text:style-name="T1"> </text:span><text:span text:style-name="T31">ﭞ</text:span><text:span text:style-name="T1"> </text:span><text:span text:style-name="T31">ﭟ</text:span><text:span text:style-name="T1"> </text:span><text:span text:style-name="T31">ﭠ</text:span><text:span text:style-name="T1"> </text:span><text:span text:style-name="T31">ﭡ</text:span><text:span text:style-name="T1"> </text:span><text:span text:style-name="T31">ﭢ</text:span><text:span text:style-name="T1"> </text:span><text:span text:style-name="T31">ﭣ</text:span><text:span text:style-name="T1"> </text:span><text:span text:style-name="T31">ﭤ</text:span><text:span text:style-name="T1"> </text:span><text:span text:style-name="T31">ﭥ</text:span><text:span text:style-name="T1"> </text:span><text:span text:style-name="T31">ﭦ</text:span><text:span text:style-name="T1"> </text:span><text:span text:style-name="T31">ﭧ</text:span><text:span text:style-name="T1"> </text:span><text:span text:style-name="T31">ﭨ</text:span><text:span text:style-name="T1"> </text:span><text:span text:style-name="T31">ﭩ</text:span><text:span text:style-name="T1"> </text:span><text:span text:style-name="T31">ﭪ</text:span><text:span text:style-name="T1"> </text:span><text:span text:style-name="T31">ﭫ</text:span><text:span text:style-name="T1"> </text:span><text:span text:style-name="T31">ﭬ</text:span><text:span text:style-name="T1"> </text:span><text:span text:style-name="T31">ﭭ</text:span><text:span text:style-name="T1"> </text:span><text:span text:style-name="T31">ﭮ</text:span><text:span text:style-name="T1"> </text:span><text:span text:style-name="T31">ﭯﭰ</text:span><text:span text:style-name="T1"> </text:span><text:span text:style-name="T31">ﭱ</text:span><text:span text:style-name="T1"> </text:span><text:span text:style-name="T31">ﭲ</text:span><text:span text:style-name="T1"> </text:span><text:span text:style-name="T31">ﭳ</text:span><text:span text:style-name="T1"> </text:span><text:span text:style-name="T31">ﭴ</text:span><text:span text:style-name="T1"> </text:span><text:span text:style-name="T31">ﭵ</text:span><text:span text:style-name="T1"> </text:span><text:span text:style-name="T31">ﭶ</text:span><text:span text:style-name="T1"> </text:span><text:span text:style-name="T31">ﭷ</text:span><text:span text:style-name="T1"> </text:span><text:span text:style-name="T31">ﭸ</text:span><text:span text:style-name="T1"> </text:span><text:span text:style-name="T31">ﭹ</text:span><text:span text:style-name="T1"> </text:span><text:span text:style-name="T31">ﭺ</text:span><text:span text:style-name="T1"> </text:span><text:span text:style-name="T31">ﭻ</text:span><text:span text:style-name="T1"> </text:span><text:span text:style-name="T31">ﭼ</text:span><text:span text:style-name="T1"> </text:span><text:span text:style-name="T31">ﭽ</text:span><text:span text:style-name="T1"> </text:span><text:span text:style-name="T31">ﭾ</text:span><text:span text:style-name="T1"> </text:span><text:span text:style-name="T31">ﭿ</text:span><text:span text:style-name="T1"> </text:span><text:span text:style-name="T31">ﮀ</text:span><text:span text:style-name="T1"> </text:span><text:span text:style-name="T31">ﮁ</text:span><text:span text:style-name="T1"> </text:span><text:span text:style-name="T31">ﮂ</text:span><text:span text:style-name="T1"> </text:span><text:span text:style-name="T31">ﮃ</text:span><text:span text:style-name="T1"> </text:span><text:span text:style-name="T31">ﮄ</text:span><text:span text:style-name="T1"> </text:span><text:span text:style-name="T31">ﮅ</text:span><text:span text:style-name="T1"> </text:span><text:span text:style-name="T31">ﮆ</text:span><text:span text:style-name="T1"> </text:span><text:span text:style-name="T31">ﮇ</text:span><text:span text:style-name="T1"> </text:span><text:span text:style-name="T31">ﮈ</text:span><text:span text:style-name="T1"> </text:span><text:span text:style-name="T31">ﮉ</text:span><text:span text:style-name="T1"> </text:span><text:span text:style-name="T31">ﮊ</text:span><text:span text:style-name="T1"> </text:span><text:span text:style-name="T31">ﮋ</text:span><text:span text:style-name="T1"> </text:span><text:span text:style-name="T31">ﮌ</text:span><text:span text:style-name="T1"> </text:span><text:span text:style-name="T31">ﮍ</text:span><text:span text:style-name="T1"> </text:span><text:span text:style-name="T31">ﮎ</text:span><text:span text:style-name="T1"> </text:span><text:span text:style-name="T31">ﮏﮐ</text:span><text:span text:style-name="T1"> </text:span><text:span text:style-name="T31">ﮑ</text:span><text:span text:style-name="T1"> </text:span><text:span text:style-name="T31">ﮒ</text:span><text:span text:style-name="T1"> </text:span><text:span text:style-name="T31">ﮓ</text:span><text:span text:style-name="T1"> </text:span><text:span text:style-name="T31">ﮔ</text:span><text:span text:style-name="T1"> </text:span><text:span text:style-name="T31">ﮕ</text:span><text:span text:style-name="T1"> </text:span><text:span text:style-name="T31">ﮖ</text:span><text:span text:style-name="T1"> </text:span><text:span text:style-name="T31">ﮗ</text:span><text:span text:style-name="T1"> </text:span><text:span text:style-name="T31">ﮘ</text:span><text:span text:style-name="T1"> </text:span><text:span text:style-name="T31">ﮙ</text:span><text:span text:style-name="T1"> </text:span><text:span text:style-name="T31">ﮚ</text:span><text:span text:style-name="T1"> </text:span><text:span text:style-name="T31">ﮛ</text:span><text:span text:style-name="T1"> </text:span><text:span text:style-name="T31">ﮜ</text:span><text:span text:style-name="T1"> </text:span><text:span text:style-name="T31">ﮝ</text:span><text:span text:style-name="T1"> </text:span><text:span text:style-name="T31">ﮞ</text:span><text:span text:style-name="T1"> </text:span><text:span text:style-name="T31">ﮟ</text:span><text:span text:style-name="T1"> </text:span><text:span text:style-name="T31">ﮠ</text:span><text:span text:style-name="T1"> </text:span><text:span text:style-name="T31">ﮡ</text:span><text:span text:style-name="T1"> </text:span><text:span text:style-name="T31">ﮢ</text:span><text:span text:style-name="T1"> </text:span><text:span text:style-name="T31">ﮣ</text:span><text:span text:style-name="T1"> </text:span><text:span text:style-name="T31">ﮤ</text:span><text:span text:style-name="T1"> </text:span><text:span text:style-name="T31">ﮥ</text:span><text:span text:style-name="T1"> </text:span><text:span text:style-name="T31">ﮦﮧ</text:span><text:span text:style-name="T1"> </text:span><text:span text:style-name="T31">ﮨ</text:span><text:span text:style-name="T1"> </text:span><text:span text:style-name="T31">ﮩ</text:span><text:span text:style-name="T1"> </text:span><text:span text:style-name="T31">ﮪ</text:span><text:span text:style-name="T1"> </text:span><text:span text:style-name="T31">ﮫ</text:span><text:span text:style-name="T1"> </text:span><text:span text:style-name="T31">ﮬ</text:span><text:span text:style-name="T1"> </text:span><text:span text:style-name="T31">ﮭ</text:span><text:span text:style-name="T1"> </text:span><text:span text:style-name="T31">ﮮ</text:span><text:span text:style-name="T1"> </text:span><text:span text:style-name="T31">ﮯ</text:span><text:span text:style-name="T1"> </text:span><text:span text:style-name="T31">ﮰ</text:span><text:span text:style-name="T1"> </text:span><text:span text:style-name="T31">ﮱ</text:span><text:span text:style-name="T1"> </text:span><text:span text:style-name="T31">ﯓ</text:span><text:span text:style-name="T1"> </text:span><text:span text:style-name="T31">ﯔ</text:span><text:span text:style-name="T1"> </text:span><text:span text:style-name="T31">ﯕ</text:span><text:span text:style-name="T1"> </text:span><text:span text:style-name="T31">ﯖ</text:span><text:span text:style-name="T1"> </text:span><text:span text:style-name="T31">ﯗ</text:span><text:span text:style-name="T1"> </text:span><text:span text:style-name="T31">ﯘ</text:span><text:span text:style-name="T1"> </text:span><text:span text:style-name="T31">ﯙ</text:span><text:span text:style-name="T1"> </text:span><text:span text:style-name="T31">ﯚ</text:span><text:span text:style-name="T1"> </text:span><text:span text:style-name="T31">ﯛ</text:span><text:span text:style-name="T1"> </text:span><text:span text:style-name="T31">ﯜ</text:span><text:span text:style-name="T1"> </text:span><text:span text:style-name="T31">ﯝ</text:span><text:span text:style-name="T1"> </text:span><text:span text:style-name="T31">ﯞ</text:span><text:span text:style-name="T1"> </text:span><text:span text:style-name="T31">ﯟ</text:span><text:span text:style-name="T1"> </text:span><text:span text:style-name="T31">ﯠ</text:span><text:span text:style-name="T1"> </text:span><text:span text:style-name="T31">ﯡ</text:span><text:span text:style-name="T1"> </text:span><text:span text:style-name="T31">ﯢ</text:span><text:span text:style-name="T1"> </text:span><text:span text:style-name="T31">ﯣ</text:span><text:span text:style-name="T1"> </text:span><text:span text:style-name="T31">ﯤﯥ</text:span><text:span text:style-name="T1"> </text:span><text:span text:style-name="T31">ﯦ</text:span><text:span text:style-name="T1"> </text:span><text:span text:style-name="T31">ﯧﯨ</text:span><text:span text:style-name="T1"> </text:span><text:span text:style-name="T31">ﯩ</text:span><text:span text:style-name="T1"> </text:span><text:span text:style-name="T31">ﯪ</text:span><text:span text:style-name="T1"> </text:span><text:span text:style-name="T31">ﯫ</text:span><text:span text:style-name="T1"> </text:span><text:span text:style-name="T31">ﯬ</text:span><text:span text:style-name="T1"> </text:span><text:span text:style-name="T31">ﯭ</text:span><text:span text:style-name="T1"> </text:span><text:span text:style-name="T31">ﯮ</text:span><text:span text:style-name="T1"> </text:span><text:span text:style-name="T31">ﯯ</text:span><text:span text:style-name="T1"> </text:span><text:span text:style-name="T31">ﯰ</text:span><text:span text:style-name="T1"> </text:span><text:span text:style-name="T31">ﯱ</text:span><text:span text:style-name="T1"> </text:span><text:span text:style-name="T31">ﯲ</text:span><text:span text:style-name="T1"> </text:span><text:span text:style-name="T31">ﯳ</text:span><text:span text:style-name="T1"> </text:span><text:span text:style-name="T31">ﯴ</text:span><text:span text:style-name="T1"> </text:span><text:span text:style-name="T31">ﯵ</text:span><text:span text:style-name="T1"> </text:span><text:span text:style-name="T31">ﯶ</text:span><text:span text:style-name="T1"> </text:span><text:span text:style-name="T31">ﯷ</text:span><text:span text:style-name="T1"> </text:span><text:span text:style-name="T31">ﯸ</text:span><text:span text:style-name="T1"> </text:span><text:span text:style-name="T31">ﯹ</text:span><text:span text:style-name="T1"> </text:span><text:span text:style-name="T31">ﯺ</text:span><text:span text:style-name="T1"> </text:span><text:span text:style-name="T31">ﯻ</text:span><text:span text:style-name="T1"> </text:span><text:span text:style-name="T31">ﯼ</text:span><text:span text:style-name="T1"> </text:span><text:span text:style-name="T31">ﯽ</text:span><text:span text:style-name="T1"> </text:span><text:span text:style-name="T31">ﯾ</text:span><text:span text:style-name="T1"> </text:span><text:span text:style-name="T31">ﯿ</text:span><text:span text:style-name="T1"> </text:span><text:span text:style-name="T31">ﰀ</text:span><text:span text:style-name="T1"> </text:span><text:span text:style-name="T31">ﰁ</text:span><text:span text:style-name="T1"> </text:span><text:span text:style-name="T31">ﰂ</text:span><text:span text:style-name="T1"> </text:span><text:span text:style-name="T31">ﰃ</text:span><text:span text:style-name="T1"> </text:span><text:span text:style-name="T31">ﰄ</text:span><text:span text:style-name="T1"> </text:span><text:span text:style-name="T31">ﰅ</text:span><text:span text:style-name="T1"> </text:span><text:span text:style-name="T31">ﰆ</text:span><text:span text:style-name="T1"> </text:span><text:span text:style-name="T31">ﰇ</text:span><text:span text:style-name="T1"> </text:span><text:span text:style-name="T31">ﰈ</text:span><text:span text:style-name="T1"> </text:span><text:span text:style-name="T31">ﰉ</text:span><text:span text:style-name="T1"> </text:span><text:span text:style-name="T31">ﰊ</text:span><text:span text:style-name="T1"> </text:span><text:span text:style-name="T31">ﰋ</text:span><text:span text:style-name="T1"> </text:span><text:span text:style-name="T31">ﰌ</text:span><text:span text:style-name="T1"> </text:span><text:span text:style-name="T31">ﰍ</text:span></text:p>
      <text:p text:style-name="P23"><text:span text:style-name="T33">ﭑ</text:span><text:span text:style-name="T1"> </text:span><text:span text:style-name="T33">ﭒ</text:span><text:span text:style-name="T1"> </text:span><text:span text:style-name="T33">ﭓ</text:span><text:span text:style-name="T1"> </text:span><text:span text:style-name="T33">ﭔ</text:span><text:span text:style-name="T1"> </text:span><text:span text:style-name="T33">ﭕ</text:span><text:span text:style-name="T1"> </text:span><text:span text:style-name="T33">ﭖ</text:span><text:span text:style-name="T1"> </text:span><text:span text:style-name="T33">ﭗ</text:span><text:span text:style-name="T1"> </text:span><text:span text:style-name="T33">ﭘ</text:span><text:span text:style-name="T1"> </text:span><text:span text:style-name="T33">ﭙ</text:span><text:span text:style-name="T1"> </text:span><text:span text:style-name="T33">ﭚ</text:span><text:span text:style-name="T1"> </text:span><text:span text:style-name="T33">ﭛ</text:span><text:span text:style-name="T1"> </text:span><text:span text:style-name="T33">ﭜ</text:span><text:span text:style-name="T1"> </text:span><text:span text:style-name="T33">ﭝ</text:span><text:span text:style-name="T1"> </text:span><text:span text:style-name="T33">ﭞ</text:span><text:span text:style-name="T1"> </text:span><text:span text:style-name="T33">ﭟ</text:span><text:span text:style-name="T1"> </text:span><text:span text:style-name="T33">ﭠ</text:span><text:span text:style-name="T1"> </text:span><text:span text:style-name="T33">ﭡ</text:span><text:span text:style-name="T1"> </text:span><text:span text:style-name="T33">ﭢ</text:span><text:span text:style-name="T1"> </text:span><text:span text:style-name="T33">ﭣ</text:span><text:span text:style-name="T1"> </text:span><text:span text:style-name="T33">ﭤ</text:span><text:span text:style-name="T1"> </text:span><text:span text:style-name="T33">ﭥ</text:span><text:span text:style-name="T1"> </text:span><text:span text:style-name="T33">ﭦ</text:span><text:span text:style-name="T1"> </text:span><text:span text:style-name="T33">ﭧ</text:span><text:span text:style-name="T1"> </text:span><text:span text:style-name="T33">ﭨ</text:span><text:span text:style-name="T1"> </text:span><text:span text:style-name="T33">ﭩ</text:span><text:span text:style-name="T1"> </text:span><text:span text:style-name="T33">ﭪ</text:span><text:span text:style-name="T1"> </text:span><text:span text:style-name="T33">ﭫ</text:span><text:span text:style-name="T1"> </text:span><text:span text:style-name="T33">ﭬ</text:span><text:span text:style-name="T1"> </text:span><text:span text:style-name="T33">ﭭ</text:span><text:span text:style-name="T1"> </text:span><text:span text:style-name="T33">ﭮ</text:span><text:span text:style-name="T1"> </text:span><text:span text:style-name="T33">ﭯ</text:span><text:span text:style-name="T1"> </text:span><text:span text:style-name="T33">ﭰ</text:span><text:span text:style-name="T1"> </text:span><text:span text:style-name="T33">ﭱ</text:span><text:span text:style-name="T1"> </text:span><text:span text:style-name="T33">ﭲ</text:span><text:span text:style-name="T1"> </text:span><text:span text:style-name="T33">ﭳ</text:span><text:span text:style-name="T1"> </text:span><text:span text:style-name="T33">ﭴ</text:span><text:span text:style-name="T1"> </text:span><text:span text:style-name="T33">ﭵ</text:span><text:span text:style-name="T1"> </text:span><text:span text:style-name="T33">ﭶ</text:span><text:span text:style-name="T1"> </text:span><text:span text:style-name="T33">ﭷ</text:span><text:span text:style-name="T1"> </text:span><text:span text:style-name="T33">ﭸﭹ</text:span><text:span text:style-name="T1"> </text:span><text:span text:style-name="T33">ﭺ</text:span><text:span text:style-name="T1"> </text:span><text:span text:style-name="T33">ﭻ</text:span><text:span text:style-name="T1"> </text:span><text:span text:style-name="T33">ﭼ</text:span><text:span text:style-name="T1"> </text:span><text:span text:style-name="T33">ﭽ</text:span><text:span text:style-name="T1"> </text:span><text:span text:style-name="T33">ﭾ</text:span><text:span text:style-name="T1"> </text:span><text:span text:style-name="T33">ﭿ</text:span><text:span text:style-name="T1"> </text:span><text:span text:style-name="T33">ﮀ</text:span><text:span text:style-name="T1"> </text:span><text:span text:style-name="T33">ﮁ</text:span><text:span text:style-name="T1"> </text:span><text:span text:style-name="T33">ﮂ</text:span><text:span text:style-name="T1"> </text:span><text:span text:style-name="T33">ﮃ</text:span><text:span text:style-name="T1"> </text:span><text:span text:style-name="T33">ﮄ</text:span><text:span text:style-name="T1"> </text:span><text:span text:style-name="T33">ﮅ</text:span><text:span text:style-name="T1"> </text:span><text:span text:style-name="T33">ﮆ</text:span><text:span text:style-name="T1"> </text:span><text:span text:style-name="T33">ﮇ</text:span><text:span text:style-name="T1"> </text:span><text:span text:style-name="T33">ﮈ</text:span><text:span text:style-name="T1"> </text:span><text:span text:style-name="T33">ﮉ</text:span><text:span text:style-name="T1"> </text:span><text:span text:style-name="T33">ﮊ</text:span><text:span text:style-name="T1"> </text:span><text:span text:style-name="T33">ﮋ</text:span><text:span text:style-name="T1"> </text:span><text:span text:style-name="T33">ﮌ</text:span><text:span text:style-name="T1"> </text:span><text:span text:style-name="T33">ﮍ</text:span><text:span text:style-name="T1"> </text:span><text:span text:style-name="T33">ﮎ</text:span><text:span text:style-name="T1"> </text:span><text:span text:style-name="T33">ﮏ</text:span><text:span text:style-name="T1"> </text:span><text:span text:style-name="T33">ﮐ</text:span></text:p>
      <text:p text:style-name="P11"><text:span text:style-name="T33">ﮑ</text:span><text:span text:style-name="T1"> </text:span><text:span text:style-name="T33">ﮒ</text:span><text:span text:style-name="T1"> </text:span><text:span text:style-name="T33">ﮓ</text:span><text:span text:style-name="T1"> </text:span><text:span text:style-name="T33">ﮔ</text:span><text:span text:style-name="T1"> </text:span><text:span text:style-name="T33">ﮕ</text:span><text:span text:style-name="T1"> </text:span><text:span text:style-name="T33">ﮖ</text:span><text:span text:style-name="T1"> </text:span><text:span text:style-name="T33">ﮗﮘ</text:span><text:span text:style-name="T1"> </text:span><text:span text:style-name="T33">ﮙ</text:span><text:span text:style-name="T1"> </text:span><text:span text:style-name="T33">ﮚ</text:span><text:span text:style-name="T1"> </text:span><text:span text:style-name="T33">ﮛ</text:span><text:span text:style-name="T1"> </text:span><text:span text:style-name="T33">ﮜ</text:span><text:span text:style-name="T1"> </text:span><text:span text:style-name="T33">ﮝ</text:span><text:span text:style-name="T1"> </text:span><text:span text:style-name="T33">ﮞ</text:span><text:span text:style-name="T1"> </text:span><text:span text:style-name="T33">ﮟ</text:span><text:span text:style-name="T1"> </text:span><text:span text:style-name="T33">ﮠ</text:span><text:span text:style-name="T1"> </text:span><text:span text:style-name="T33">ﮡ</text:span><text:span text:style-name="T1"> </text:span><text:span text:style-name="T33">ﮢ</text:span><text:span text:style-name="T1"> </text:span><text:span text:style-name="T33">ﮣ</text:span><text:span text:style-name="T1"> </text:span><text:span text:style-name="T33">ﮤ</text:span><text:span text:style-name="T1"> </text:span><text:span text:style-name="T33">ﮥ</text:span><text:span text:style-name="T1"> </text:span><text:span text:style-name="T33">ﮦ</text:span><text:span text:style-name="T1"> </text:span><text:span text:style-name="T33">ﮧ</text:span><text:span text:style-name="T1"> </text:span><text:span text:style-name="T33">ﮨ</text:span><text:span text:style-name="T1"> </text:span><text:span text:style-name="T33">ﮩ</text:span><text:span text:style-name="T1"> </text:span><text:span text:style-name="T33">ﮪ</text:span><text:span text:style-name="T1"> </text:span><text:span text:style-name="T33">ﮫ</text:span><text:span text:style-name="T1"> </text:span><text:span text:style-name="T33">ﮬ</text:span><text:span text:style-name="T1"> </text:span><text:span text:style-name="T33">ﮭ</text:span><text:span text:style-name="T1"> </text:span><text:span text:style-name="T33">ﮮ</text:span><text:span text:style-name="T1"> </text:span><text:span text:style-name="T33">ﮯ</text:span><text:span text:style-name="T1"> </text:span><text:span text:style-name="T33">ﮰ</text:span><text:span text:style-name="T1"> </text:span><text:span text:style-name="T33">ﮱ</text:span><text:span text:style-name="T1"> </text:span><text:span text:style-name="T33">ﯓ</text:span><text:span text:style-name="T1"> </text:span><text:span text:style-name="T33">ﯔ</text:span><text:span text:style-name="T1"> </text:span><text:span text:style-name="T33">ﯕ</text:span><text:span text:style-name="T1"> </text:span><text:span text:style-name="T33">ﯖ</text:span><text:span text:style-name="T1"> </text:span><text:span text:style-name="T33">ﯗ</text:span><text:span text:style-name="T1"> </text:span><text:span text:style-name="T33">ﯘ</text:span><text:span text:style-name="T1"> </text:span><text:span text:style-name="T33">ﯙ</text:span><text:span text:style-name="T1"> </text:span><text:span text:style-name="T33">ﯚ</text:span><text:span text:style-name="T1"> </text:span><text:span text:style-name="T33">ﯛ</text:span><text:span text:style-name="T1"> </text:span><text:span text:style-name="T33">ﯜ</text:span><text:span text:style-name="T1"> </text:span><text:span text:style-name="T33">ﯝ</text:span><text:span text:style-name="T1"> </text:span><text:span text:style-name="T33">ﯞ</text:span><text:span text:style-name="T1"> </text:span><text:span text:style-name="T33">ﯟ</text:span><text:span text:style-name="T1"> </text:span><text:span text:style-name="T33">ﯠ</text:span><text:span text:style-name="T1"> </text:span><text:span text:style-name="T33">ﯡ</text:span><text:span text:style-name="T1"> </text:span><text:span text:style-name="T33">ﯢ</text:span><text:span text:style-name="T1"> </text:span><text:span text:style-name="T33">ﯣ</text:span><text:span text:style-name="T1"> </text:span><text:span text:style-name="T33">ﯤ</text:span><text:span text:style-name="T1"> </text:span><text:span text:style-name="T33">ﯥ</text:span></text:p>
      <text:p text:style-name="P11"><text:span text:style-name="T33">ﯦ</text:span><text:span text:style-name="T1"> </text:span><text:span text:style-name="T33">ﯧ</text:span><text:span text:style-name="T1"> </text:span><text:span text:style-name="T33">ﯨ</text:span><text:span text:style-name="T1"> </text:span><text:span text:style-name="T33">ﯩ</text:span><text:span text:style-name="T1"> </text:span><text:span text:style-name="T33">ﯪ</text:span><text:span text:style-name="T1"> </text:span><text:span text:style-name="T33">ﯫ</text:span><text:span text:style-name="T1"> </text:span><text:span text:style-name="T33">ﯬ</text:span><text:span text:style-name="T1"> </text:span><text:span text:style-name="T33">ﯭ</text:span><text:span text:style-name="T1"> </text:span><text:span text:style-name="T33">ﯮ</text:span><text:span text:style-name="T1"> </text:span><text:span text:style-name="T33">ﯯ</text:span><text:span text:style-name="T1"> </text:span><text:span text:style-name="T33">ﯰ</text:span><text:span text:style-name="T1"> </text:span><text:span text:style-name="T33">ﯱ</text:span><text:span text:style-name="T1"> </text:span><text:span text:style-name="T33">ﯲ</text:span><text:span text:style-name="T1"> </text:span><text:span text:style-name="T33">ﯳ</text:span><text:span text:style-name="T1"> </text:span><text:span text:style-name="T33">ﯴ</text:span><text:span text:style-name="T1"> </text:span><text:span text:style-name="T33">ﯵ</text:span><text:span text:style-name="T1"> </text:span><text:span text:style-name="T33">ﯶ</text:span><text:span text:style-name="T1"> </text:span><text:span text:style-name="T33">ﯷ</text:span><text:span text:style-name="T1"> </text:span><text:span text:style-name="T33">ﯸ</text:span><text:span text:style-name="T1"> </text:span><text:span text:style-name="T33">ﯹ</text:span><text:span text:style-name="T1"> </text:span><text:span text:style-name="T33">ﯺ</text:span><text:span text:style-name="T1"> </text:span><text:span text:style-name="T33">ﯻ</text:span><text:span text:style-name="T1"> </text:span><text:span text:style-name="T33">ﯼ</text:span><text:span text:style-name="T1"> </text:span><text:span text:style-name="T33">ﯽ</text:span><text:span text:style-name="T1"> </text:span><text:span text:style-name="T33">ﯾ</text:span><text:span text:style-name="T1"> </text:span><text:span text:style-name="T33">ﯿ</text:span><text:span text:style-name="T1"> </text:span><text:span text:style-name="T33">ﰀ</text:span><text:span text:style-name="T1"> </text:span><text:span text:style-name="T33">ﰁ</text:span><text:span text:style-name="T1"> </text:span><text:span text:style-name="T33">ﰂ</text:span><text:span text:style-name="T1"> </text:span><text:span text:style-name="T33">ﰃ</text:span><text:span text:style-name="T1"> </text:span><text:span text:style-name="T33">ﰄ</text:span><text:span text:style-name="T1"> </text:span><text:span text:style-name="T33">ﰅ</text:span><text:span text:style-name="T1"> </text:span><text:span text:style-name="T33">ﰆ</text:span><text:span text:style-name="T1"> </text:span><text:span text:style-name="T33">ﰇ</text:span><text:span text:style-name="T1"> </text:span><text:span text:style-name="T33">ﰈ</text:span><text:span text:style-name="T1"> </text:span><text:span text:style-name="T33">ﰉ</text:span><text:span text:style-name="T1"> </text:span><text:span text:style-name="T33">ﰊ</text:span><text:span text:style-name="T1"> </text:span><text:span text:style-name="T33">ﰋ</text:span><text:span text:style-name="T1"> </text:span><text:span text:style-name="T33">ﰌ</text:span></text:p>
      <text:p text:style-name="P24"><text:span text:style-name="T34">ﭑ</text:span><text:span text:style-name="T1"> </text:span><text:span text:style-name="T34">ﭒ</text:span><text:span text:style-name="T1"> </text:span><text:span text:style-name="T34">ﭓ</text:span><text:span text:style-name="T1"> </text:span><text:span text:style-name="T34">ﭔ</text:span><text:span text:style-name="T1"> </text:span><text:span text:style-name="T34">ﭕ</text:span><text:span text:style-name="T1"> </text:span><text:span text:style-name="T34">ﭖ</text:span><text:span text:style-name="T1"> </text:span><text:span text:style-name="T34">ﭗ</text:span><text:span text:style-name="T1"> </text:span><text:span text:style-name="T34">ﭘ</text:span><text:span text:style-name="T1"> </text:span><text:span text:style-name="T34">ﭙ</text:span><text:span text:style-name="T1"> </text:span><text:span text:style-name="T34">ﭚ</text:span><text:span text:style-name="T1"> </text:span><text:span text:style-name="T34">ﭛ</text:span><text:span text:style-name="T1"> </text:span><text:span text:style-name="T34">ﭜ</text:span><text:span text:style-name="T1"> </text:span><text:span text:style-name="T34">ﭝ</text:span><text:span text:style-name="T1"> </text:span><text:span text:style-name="T34">ﭞ</text:span><text:span text:style-name="T1"> </text:span><text:span text:style-name="T34">ﭟ</text:span><text:span text:style-name="T1"> </text:span><text:span text:style-name="T34">ﭠ</text:span><text:span text:style-name="T1"> </text:span><text:span text:style-name="T34">ﭡ</text:span><text:span text:style-name="T1"> </text:span><text:span text:style-name="T34">ﭢ</text:span><text:span text:style-name="T1"> </text:span><text:span text:style-name="T34">ﭣ</text:span><text:span text:style-name="T1"> </text:span><text:span text:style-name="T34">ﭤ</text:span><text:span text:style-name="T1"> </text:span><text:span text:style-name="T34">ﭥ</text:span><text:span text:style-name="T1"> </text:span><text:span text:style-name="T34">ﭦ</text:span><text:span text:style-name="T1"> </text:span><text:span text:style-name="T34">ﭧ</text:span><text:span text:style-name="T1"> </text:span><text:span text:style-name="T34">ﭨ</text:span><text:span text:style-name="T1"> </text:span><text:span text:style-name="T34">ﭩ</text:span><text:span text:style-name="T1"> </text:span><text:span text:style-name="T34">ﭪ</text:span><text:span text:style-name="T1"> </text:span><text:span text:style-name="T34">ﭫ</text:span><text:span text:style-name="T1"> </text:span><text:span text:style-name="T34">ﭬ</text:span><text:span text:style-name="T1"> </text:span><text:span text:style-name="T34">ﭭ</text:span><text:span text:style-name="T1"> </text:span><text:span text:style-name="T34">ﭮ</text:span><text:span text:style-name="T1"> </text:span><text:span text:style-name="T34">ﭯ</text:span><text:span text:style-name="T1"> </text:span><text:span text:style-name="T34">ﭰ</text:span><text:span text:style-name="T1"> </text:span><text:span text:style-name="T34">ﭱ</text:span><text:span text:style-name="T1"> </text:span><text:span text:style-name="T34">ﭲ</text:span><text:span text:style-name="T1"> </text:span><text:span text:style-name="T34">ﭳ</text:span><text:span text:style-name="T1"> </text:span><text:span text:style-name="T34">ﭴ</text:span><text:span text:style-name="T1"> </text:span><text:span text:style-name="T34">ﭵ</text:span><text:span text:style-name="T1"> </text:span><text:span text:style-name="T34">ﭶ</text:span><text:span text:style-name="T1"> </text:span><text:span text:style-name="T34">ﭷ</text:span><text:span text:style-name="T1"> </text:span><text:span text:style-name="T34">ﭸ</text:span><text:span text:style-name="T1"> </text:span><text:span text:style-name="T34">ﭹ</text:span><text:span text:style-name="T1"> </text:span><text:span text:style-name="T34">ﭺ</text:span><text:span text:style-name="T1"> </text:span><text:span text:style-name="T34">ﭻ</text:span><text:span text:style-name="T1"> </text:span><text:span text:style-name="T34">ﭼ</text:span><text:span text:style-name="T1"> </text:span><text:span text:style-name="T34">ﭽ</text:span><text:span text:style-name="T1"> </text:span><text:span text:style-name="T34">ﭾ</text:span><text:span text:style-name="T1"> </text:span><text:span text:style-name="T34">ﭿ</text:span><text:span text:style-name="T1"> </text:span><text:span text:style-name="T34">ﮀ</text:span><text:span text:style-name="T1"> </text:span><text:span text:style-name="T34">ﮁ</text:span><text:span text:style-name="T1"> </text:span><text:span text:style-name="T34">ﮂ</text:span><text:span text:style-name="T1"> </text:span><text:span text:style-name="T34">ﮃ</text:span><text:span text:style-name="T1"> </text:span><text:span text:style-name="T34">ﮄ</text:span><text:span text:style-name="T1"> </text:span><text:span text:style-name="T34">ﮅ</text:span><text:span text:style-name="T1"> </text:span><text:span text:style-name="T34">ﮆ</text:span><text:span text:style-name="T1"> </text:span><text:span text:style-name="T34">ﮇ</text:span><text:span text:style-name="T1"> </text:span><text:span text:style-name="T34">ﮈ</text:span><text:span text:style-name="T1"> </text:span><text:span text:style-name="T34">ﮉ</text:span><text:span text:style-name="T1"> </text:span><text:span text:style-name="T34">ﮊ</text:span><text:span text:style-name="T1"> </text:span><text:span text:style-name="T34">ﮋ</text:span><text:span text:style-name="T1"> </text:span><text:span text:style-name="T34">ﮌ</text:span><text:span text:style-name="T1"> </text:span><text:span text:style-name="T34">ﮍ</text:span><text:span text:style-name="T1"> </text:span><text:span text:style-name="T34">ﮎ</text:span><text:span text:style-name="T1"> </text:span><text:span text:style-name="T34">ﮏ</text:span><text:span text:style-name="T1"> </text:span><text:span text:style-name="T34">ﮐ</text:span><text:span text:style-name="T1"> </text:span><text:span text:style-name="T34">ﮑ</text:span><text:span text:style-name="T1"> </text:span><text:span text:style-name="T34">ﮒ</text:span><text:span text:style-name="T1"> </text:span><text:span text:style-name="T34">ﮓ</text:span><text:span text:style-name="T1"> </text:span><text:span text:style-name="T34">ﮔ</text:span><text:span text:style-name="T1"> </text:span><text:span text:style-name="T34">ﮕ</text:span><text:span text:style-name="T1"> </text:span><text:span text:style-name="T34">ﮖ</text:span><text:span text:style-name="T1"> </text:span><text:span text:style-name="T34">ﮗ</text:span><text:span text:style-name="T1"> </text:span><text:span text:style-name="T34">ﮘ</text:span><text:span text:style-name="T1"> </text:span><text:span text:style-name="T34">ﮙ</text:span><text:span text:style-name="T1"> </text:span><text:span text:style-name="T34">ﮚ</text:span><text:span text:style-name="T1"> </text:span><text:span text:style-name="T34">ﮛﮜ</text:span><text:span text:style-name="T1"> </text:span><text:span text:style-name="T34">ﮝ</text:span><text:span text:style-name="T1"> </text:span><text:span text:style-name="T34">ﮞ</text:span><text:span text:style-name="T1"> </text:span><text:span text:style-name="T34">ﮟ</text:span><text:span text:style-name="T1"> </text:span><text:span text:style-name="T34">ﮠ</text:span><text:span text:style-name="T1"> </text:span><text:span text:style-name="T34">ﮡ</text:span><text:span text:style-name="T1"> </text:span><text:span text:style-name="T34">ﮢ</text:span><text:span text:style-name="T1"> </text:span><text:span text:style-name="T34">ﮣﮤ</text:span><text:span text:style-name="T1"> </text:span><text:span text:style-name="T34">ﮥ</text:span><text:span text:style-name="T1"> </text:span><text:span text:style-name="T34">ﮦ</text:span><text:span text:style-name="T1"> </text:span><text:span text:style-name="T34">ﮧ</text:span><text:span text:style-name="T1"> </text:span><text:span text:style-name="T34">ﮨ</text:span><text:span text:style-name="T1"> </text:span><text:span text:style-name="T34">ﮩ</text:span><text:span text:style-name="T1"> </text:span><text:span text:style-name="T34">ﮪ</text:span><text:span text:style-name="T1"> </text:span><text:span text:style-name="T34">ﮫ</text:span><text:span text:style-name="T1"> </text:span><text:span text:style-name="T34">ﮬ</text:span><text:span text:style-name="T1"> </text:span><text:span text:style-name="T34">ﮭ</text:span><text:span text:style-name="T1"> </text:span><text:span text:style-name="T34">ﮮ</text:span><text:span text:style-name="T1"> </text:span><text:span text:style-name="T34">ﮯﮰ</text:span><text:span text:style-name="T1"> </text:span><text:span text:style-name="T34">ﮱ</text:span><text:span text:style-name="T1"> </text:span><text:span text:style-name="T34">ﯓ</text:span><text:span text:style-name="T1"> </text:span><text:span text:style-name="T34">ﯔ</text:span><text:span text:style-name="T1"> </text:span><text:span text:style-name="T34">ﯕ</text:span><text:span text:style-name="T1"> </text:span><text:span text:style-name="T34">ﯖ</text:span><text:span text:style-name="T1"> </text:span><text:span text:style-name="T34">ﯗ</text:span><text:span text:style-name="T1"> </text:span><text:span text:style-name="T34">ﯘ</text:span><text:span text:style-name="T1"> </text:span><text:span text:style-name="T34">ﯙ</text:span><text:span text:style-name="T1"> </text:span><text:span text:style-name="T34">ﯚ</text:span><text:span text:style-name="T1"> </text:span><text:span text:style-name="T34">ﯛ</text:span><text:span text:style-name="T1"> </text:span><text:span text:style-name="T34">ﯜ</text:span><text:span text:style-name="T1"> </text:span><text:span text:style-name="T34">ﯝ</text:span><text:span text:style-name="T1"> </text:span><text:span text:style-name="T34">ﯞ</text:span><text:span text:style-name="T1"> </text:span><text:span text:style-name="T34">ﯟ</text:span><text:span text:style-name="T1"> </text:span><text:span text:style-name="T34">ﯠ</text:span><text:span text:style-name="T1"> </text:span><text:span text:style-name="T34">ﯡ</text:span><text:span text:style-name="T1"> </text:span><text:span text:style-name="T34">ﯢ</text:span><text:span text:style-name="T1"> </text:span><text:span text:style-name="T34">ﯣ</text:span><text:span text:style-name="T1"> </text:span><text:span text:style-name="T34">ﯤ</text:span><text:span text:style-name="T1"> </text:span><text:span text:style-name="T34">ﯥ</text:span><text:span text:style-name="T1"> </text:span><text:span text:style-name="T34">ﯦ</text:span><text:span text:style-name="T1"> </text:span><text:span text:style-name="T34">ﯧ</text:span><text:span text:style-name="T1"> </text:span><text:span text:style-name="T34">ﯨ</text:span><text:span text:style-name="T1"> </text:span><text:span text:style-name="T34">ﯩ</text:span><text:span text:style-name="T1"> </text:span><text:span text:style-name="T34">ﯪ</text:span><text:span text:style-name="T1"> </text:span><text:span text:style-name="T34">ﯫ</text:span><text:span text:style-name="T1"> </text:span><text:span text:style-name="T34">ﯬ</text:span><text:span text:style-name="T1"> </text:span><text:span text:style-name="T34">ﯭ</text:span><text:span text:style-name="T1"> </text:span><text:span text:style-name="T34">ﯮ</text:span><text:span text:style-name="T1"> </text:span><text:span text:style-name="T34">ﯯ</text:span><text:span text:style-name="T1"> </text:span><text:span text:style-name="T34">ﯰ</text:span><text:span text:style-name="T1"> </text:span><text:span text:style-name="T34">ﯱ</text:span><text:span text:style-name="T1"> </text:span><text:span text:style-name="T34">ﯲ</text:span><text:span text:style-name="T1"> </text:span><text:span text:style-name="T34">ﯳ</text:span><text:span text:style-name="T1"> </text:span><text:span text:style-name="T34">ﯴ</text:span><text:span text:style-name="T1"> </text:span><text:span text:style-name="T34">ﯵ</text:span><text:span text:style-name="T1"> </text:span><text:span text:style-name="T34">ﯶ</text:span><text:span text:style-name="T1"> </text:span><text:span text:style-name="T34">ﯷ</text:span><text:span text:style-name="T1"> </text:span><text:span text:style-name="T34">ﯸ</text:span><text:span text:style-name="T1"> </text:span><text:span text:style-name="T34">ﯹ</text:span><text:span text:style-name="T1"> </text:span><text:span text:style-name="T34">ﯺ</text:span><text:span text:style-name="T1"> </text:span><text:span text:style-name="T34">ﯻ</text:span><text:span text:style-name="T1"> </text:span><text:span text:style-name="T34">ﯼﯽ</text:span><text:span text:style-name="T1"> </text:span><text:span text:style-name="T34">ﯾ</text:span><text:span text:style-name="T1"> </text:span><text:span text:style-name="T34">ﯿ</text:span><text:span text:style-name="T1"> </text:span><text:span text:style-name="T34">ﰀ</text:span><text:span text:style-name="T1"> </text:span><text:span text:style-name="T34">ﰁ</text:span><text:span text:style-name="T1"> </text:span><text:span text:style-name="T34">ﰂ</text:span><text:span text:style-name="T1"> </text:span><text:span text:style-name="T34">ﰃ</text:span><text:span text:style-name="T1"> </text:span><text:span text:style-name="T34">ﰄ</text:span><text:span text:style-name="T1"> </text:span><text:span text:style-name="T34">ﰅ</text:span><text:span text:style-name="T1"> </text:span><text:span text:style-name="T34">ﰆ</text:span><text:span text:style-name="T1"> </text:span><text:span text:style-name="T34">ﰇ</text:span><text:span text:style-name="T1"> </text:span><text:span text:style-name="T34">ﰈ</text:span><text:span text:style-name="T1"> </text:span><text:span text:style-name="T34">ﰉ</text:span><text:span text:style-name="T1"> </text:span><text:span text:style-name="T34">ﰊ</text:span><text:span text:style-name="T1"> </text:span><text:span text:style-name="T34">ﰋ</text:span><text:span text:style-name="T1"> </text:span><text:span text:style-name="T34">ﰌ</text:span><text:span text:style-name="T1"> </text:span><text:span text:style-name="T34">ﰍ</text:span><text:span text:style-name="T1"> </text:span><text:span text:style-name="T34">ﰎ</text:span><text:span text:style-name="T1"> </text:span><text:span text:style-name="T34">ﰏ</text:span><text:span text:style-name="T1"> </text:span><text:span text:style-name="T34">ﰐ</text:span></text:p>
      <text:p text:style-name="P25"><text:span text:style-name="T35">ﭑ</text:span><text:span text:style-name="T1"> </text:span><text:span text:style-name="T35">ﭒ</text:span><text:span text:style-name="T1"> </text:span><text:span text:style-name="T35">ﭓ</text:span><text:span text:style-name="T1"> </text:span><text:span text:style-name="T35">ﭔ</text:span><text:span text:style-name="T1"> </text:span><text:span text:style-name="T35">ﭕ</text:span><text:span text:style-name="T1"> </text:span><text:span text:style-name="T35">ﭖ</text:span><text:span text:style-name="T1"> </text:span><text:span text:style-name="T35">ﭗ</text:span><text:span text:style-name="T1"> </text:span><text:span text:style-name="T35">ﭘ</text:span><text:span text:style-name="T1"> </text:span><text:span text:style-name="T35">ﭙ</text:span><text:span text:style-name="T1"> </text:span><text:span text:style-name="T35">ﭚ</text:span><text:span text:style-name="T1"> </text:span><text:span text:style-name="T35">ﭛﭜ</text:span><text:span text:style-name="T1"> </text:span><text:span text:style-name="T35">ﭝ</text:span><text:span text:style-name="T1"> </text:span><text:span text:style-name="T35">ﭞ</text:span><text:span text:style-name="T1"> </text:span><text:span text:style-name="T35">ﭟ</text:span><text:span text:style-name="T1"> </text:span><text:span text:style-name="T35">ﭠ</text:span><text:span text:style-name="T1"> </text:span><text:span text:style-name="T35">ﭡ</text:span><text:span text:style-name="T1"> </text:span><text:span text:style-name="T35">ﭢ</text:span><text:span text:style-name="T1"> </text:span><text:span text:style-name="T35">ﭣ</text:span><text:span text:style-name="T1"> </text:span><text:span text:style-name="T35">ﭤ</text:span><text:span text:style-name="T1"> </text:span><text:span text:style-name="T35">ﭥ</text:span><text:span text:style-name="T1"> </text:span><text:span text:style-name="T35">ﭦ</text:span><text:span text:style-name="T1"> </text:span><text:span text:style-name="T35">ﭧ</text:span><text:span text:style-name="T1"> </text:span><text:span text:style-name="T35">ﭨﭩ</text:span><text:span text:style-name="T1"> </text:span><text:span text:style-name="T35">ﭪ</text:span><text:span text:style-name="T1"> </text:span><text:span text:style-name="T35">ﭫ</text:span><text:span text:style-name="T1"> </text:span><text:span text:style-name="T35">ﭬ</text:span><text:span text:style-name="T1"> </text:span><text:span text:style-name="T35">ﭭ</text:span><text:span text:style-name="T1"> </text:span><text:span text:style-name="T35">ﭮ</text:span><text:span text:style-name="T1"> </text:span><text:span text:style-name="T35">ﭯ</text:span><text:span text:style-name="T1"> </text:span><text:span text:style-name="T35">ﭰ</text:span><text:span text:style-name="T1"> </text:span><text:span text:style-name="T35">ﭱ</text:span><text:span text:style-name="T1"> </text:span><text:span text:style-name="T35">ﭲ</text:span><text:span text:style-name="T1"> </text:span><text:span text:style-name="T35">ﭳ</text:span><text:span text:style-name="T1"> </text:span><text:span text:style-name="T35">ﭴ</text:span><text:span text:style-name="T1"> </text:span><text:span text:style-name="T35">ﭵ</text:span><text:span text:style-name="T1"> </text:span><text:span text:style-name="T35">ﭶ</text:span><text:span text:style-name="T1"> </text:span><text:span text:style-name="T35">ﭷ</text:span><text:span text:style-name="T1"> </text:span><text:span text:style-name="T35">ﭸ</text:span><text:span text:style-name="T1"> </text:span><text:span text:style-name="T35">ﭹ</text:span><text:span text:style-name="T1"> </text:span><text:span text:style-name="T35">ﭺ</text:span><text:span text:style-name="T1"> </text:span><text:span text:style-name="T35">ﭻ</text:span><text:span text:style-name="T1"> </text:span><text:span text:style-name="T35">ﭼ</text:span><text:span text:style-name="T1"> </text:span><text:span text:style-name="T35">ﭽ</text:span><text:span text:style-name="T1"> </text:span><text:span text:style-name="T35">ﭾ</text:span><text:span text:style-name="T1"> </text:span><text:span text:style-name="T35">ﭿ</text:span><text:span text:style-name="T1"> </text:span><text:span text:style-name="T35">ﮀ</text:span><text:span text:style-name="T1"> </text:span><text:span text:style-name="T35">ﮁ</text:span><text:span text:style-name="T1"> </text:span><text:span text:style-name="T35">ﮂﮃ</text:span><text:span text:style-name="T1"> </text:span><text:span text:style-name="T35">ﮄ</text:span><text:span text:style-name="T1"> </text:span><text:span text:style-name="T35">ﮅ</text:span><text:span text:style-name="T1"> </text:span><text:span text:style-name="T35">ﮆ</text:span><text:span text:style-name="T1"> </text:span><text:span text:style-name="T35">ﮇ</text:span><text:span text:style-name="T1"> </text:span><text:span text:style-name="T35">ﮈ</text:span><text:span text:style-name="T1"> </text:span><text:span text:style-name="T35">ﮉ</text:span><text:span text:style-name="T1"> </text:span><text:span text:style-name="T35">ﮊ</text:span><text:span text:style-name="T1"> </text:span><text:span text:style-name="T35">ﮋ</text:span><text:span text:style-name="T1"> </text:span><text:span text:style-name="T35">ﮌ</text:span><text:span text:style-name="T1"> </text:span><text:span text:style-name="T35">ﮍ</text:span><text:span text:style-name="T1"> </text:span><text:span text:style-name="T35">ﮎ</text:span><text:span text:style-name="T1"> </text:span><text:span text:style-name="T35">ﮏ</text:span><text:span text:style-name="T1"> </text:span><text:span text:style-name="T35">ﮐ</text:span><text:span text:style-name="T1"> </text:span><text:span text:style-name="T35">ﮑ</text:span><text:span text:style-name="T1"> </text:span><text:span text:style-name="T35">ﮒ</text:span><text:span text:style-name="T1"> </text:span><text:span text:style-name="T35">ﮓ</text:span><text:span text:style-name="T1"> </text:span><text:span text:style-name="T35">ﮔ</text:span><text:span text:style-name="T1"> </text:span><text:span text:style-name="T35">ﮕ</text:span><text:span text:style-name="T1"> </text:span><text:span text:style-name="T35">ﮖ</text:span><text:span text:style-name="T1"> </text:span><text:span text:style-name="T35">ﮗ</text:span><text:span text:style-name="T1"> </text:span><text:span text:style-name="T35">ﮘ</text:span><text:span text:style-name="T1"> </text:span><text:span text:style-name="T35">ﮙ</text:span><text:span text:style-name="T1"> </text:span><text:span text:style-name="T35">ﮚ</text:span><text:span text:style-name="T1"> </text:span><text:span text:style-name="T35">ﮛ</text:span><text:span text:style-name="T1"> </text:span><text:span text:style-name="T35">ﮜ</text:span><text:span text:style-name="T1"> </text:span><text:span text:style-name="T35">ﮝ</text:span><text:span text:style-name="T1"> </text:span><text:span text:style-name="T35">ﮞ</text:span><text:span text:style-name="T1"> </text:span><text:span text:style-name="T35">ﮟ</text:span><text:span text:style-name="T1"> </text:span><text:span text:style-name="T35">ﮠ</text:span><text:span text:style-name="T1"> </text:span><text:span text:style-name="T35">ﮡ</text:span><text:span text:style-name="T1"> </text:span><text:span text:style-name="T35">ﮢ</text:span><text:span text:style-name="T1"> </text:span><text:span text:style-name="T35">ﮣ</text:span><text:span text:style-name="T1"> </text:span><text:span text:style-name="T35">ﮤ</text:span><text:span text:style-name="T1"> </text:span><text:span text:style-name="T35">ﮥ</text:span><text:span text:style-name="T1"> </text:span><text:span text:style-name="T35">ﮦ</text:span><text:span text:style-name="T1"> </text:span><text:span text:style-name="T35">ﮧ</text:span><text:span text:style-name="T1"> </text:span><text:span text:style-name="T35">ﮨ</text:span><text:span text:style-name="T1"> </text:span><text:span text:style-name="T35">ﮩ</text:span><text:span text:style-name="T1"> </text:span><text:span text:style-name="T35">ﮪ</text:span><text:span text:style-name="T1"> </text:span><text:span text:style-name="T35">ﮫ</text:span><text:span text:style-name="T1"> </text:span><text:span text:style-name="T35">ﮬ</text:span><text:span text:style-name="T1"> </text:span><text:span text:style-name="T35">ﮭ</text:span><text:span text:style-name="T1"> </text:span><text:span text:style-name="T35">ﮮ</text:span><text:span text:style-name="T1"> </text:span><text:span text:style-name="T35">ﮯ</text:span><text:span text:style-name="T1"> </text:span><text:span text:style-name="T35">ﮰ</text:span><text:span text:style-name="T1"> </text:span><text:span text:style-name="T35">ﮱ</text:span><text:span text:style-name="T1"> </text:span><text:span text:style-name="T35">ﯓ</text:span><text:span text:style-name="T1"> </text:span><text:span text:style-name="T35">ﯔ</text:span><text:span text:style-name="T1"> </text:span><text:span text:style-name="T35">ﯕ</text:span><text:span text:style-name="T1"> </text:span><text:span text:style-name="T35">ﯖ</text:span><text:span text:style-name="T1"> </text:span><text:span text:style-name="T35">ﯗ</text:span><text:span text:style-name="T1"> </text:span><text:span text:style-name="T35">ﯘ</text:span><text:span text:style-name="T1"> </text:span><text:span text:style-name="T35">ﯙ</text:span><text:span text:style-name="T1"> </text:span><text:span text:style-name="T35">ﯚ</text:span><text:span text:style-name="T1"> </text:span><text:span text:style-name="T35">ﯛ</text:span><text:span text:style-name="T1"> </text:span><text:span text:style-name="T35">ﯜ</text:span><text:span text:style-name="T1"> </text:span><text:span text:style-name="T35">ﯝ</text:span><text:span text:style-name="T1"> </text:span><text:span text:style-name="T35">ﯞ</text:span><text:span text:style-name="T1"> </text:span><text:span text:style-name="T35">ﯟ</text:span><text:span text:style-name="T1"> </text:span><text:span text:style-name="T35">ﯠ</text:span><text:span text:style-name="T1"> </text:span><text:span text:style-name="T35">ﯡ</text:span><text:span text:style-name="T1"> </text:span><text:span text:style-name="T35">ﯢ</text:span><text:span text:style-name="T1"> </text:span><text:span text:style-name="T35">ﯣ</text:span><text:span text:style-name="T1"> </text:span><text:span text:style-name="T35">ﯤ</text:span><text:span text:style-name="T1"> </text:span><text:span text:style-name="T35">ﯥ</text:span><text:span text:style-name="T1"> </text:span><text:span text:style-name="T35">ﯦ</text:span><text:span text:style-name="T1"> </text:span><text:span text:style-name="T35">ﯧ</text:span><text:span text:style-name="T1"> </text:span><text:span text:style-name="T35">ﯨ</text:span><text:span text:style-name="T1"> </text:span><text:span text:style-name="T35">ﯩ</text:span><text:span text:style-name="T1"> </text:span><text:span text:style-name="T35">ﯪ</text:span><text:span text:style-name="T1"> </text:span><text:span text:style-name="T35">ﯫ</text:span><text:span text:style-name="T1"> </text:span><text:span text:style-name="T35">ﯬ</text:span><text:span text:style-name="T1"> </text:span><text:span text:style-name="T35">ﯭ</text:span><text:span text:style-name="T1"> </text:span><text:span text:style-name="T35">ﯮ</text:span><text:span text:style-name="T1"> </text:span><text:span text:style-name="T35">ﯯ</text:span><text:span text:style-name="T1"> </text:span><text:span text:style-name="T35">ﯰ</text:span><text:span text:style-name="T1"> </text:span><text:span text:style-name="T35">ﯱ</text:span><text:span text:style-name="T1"> </text:span><text:span text:style-name="T35">ﯲ</text:span><text:span text:style-name="T1"> </text:span><text:span text:style-name="T35">ﯳ</text:span><text:span text:style-name="T1"> </text:span><text:span text:style-name="T35">ﯴ</text:span><text:span text:style-name="T1"> </text:span><text:span text:style-name="T35">ﯵ</text:span><text:span text:style-name="T1"> </text:span><text:span text:style-name="T35">ﯶ</text:span><text:span text:style-name="T1"> </text:span><text:span text:style-name="T35">ﯷ</text:span><text:span text:style-name="T1"> </text:span><text:span text:style-name="T35">ﯸ</text:span><text:span text:style-name="T1"> </text:span><text:span text:style-name="T35">ﯹ</text:span><text:span text:style-name="T1"> </text:span><text:span text:style-name="T35">ﯺ</text:span><text:span text:style-name="T1"> </text:span><text:span text:style-name="T35">ﯻ</text:span><text:span text:style-name="T1"> </text:span><text:span text:style-name="T35">ﯼ</text:span><text:span text:style-name="T1"> </text:span><text:span text:style-name="T35">ﯽ</text:span><text:span text:style-name="T1"> </text:span><text:span text:style-name="T35">ﯾ</text:span><text:span text:style-name="T1"> </text:span><text:span text:style-name="T35">ﯿ</text:span><text:span text:style-name="T1"> </text:span><text:span text:style-name="T35">ﰀ</text:span><text:span text:style-name="T1"> </text:span><text:span text:style-name="T35">ﰁ</text:span><text:span text:style-name="T1"> </text:span><text:span text:style-name="T35">ﰂ</text:span><text:span text:style-name="T1"> </text:span><text:span text:style-name="T35">ﰃ</text:span><text:span text:style-name="T1"> </text:span><text:span text:style-name="T35">ﰄ</text:span><text:span text:style-name="T1"> </text:span><text:span text:style-name="T35">ﰅ</text:span><text:span text:style-name="T1"> </text:span><text:span text:style-name="T35">ﰆ</text:span><text:span text:style-name="T1"> </text:span><text:span text:style-name="T35">ﰇ</text:span><text:span text:style-name="T1"> </text:span><text:span text:style-name="T35">ﰈ</text:span><text:span text:style-name="T1"> </text:span><text:span text:style-name="T35">ﰉ</text:span></text:p>
      <text:p text:style-name="P26"><text:span text:style-name="T36">ﭑ</text:span><text:span text:style-name="T1"> </text:span><text:span text:style-name="T36">ﭒ</text:span><text:span text:style-name="T1"> </text:span><text:span text:style-name="T36">ﭓ</text:span><text:span text:style-name="T1"> </text:span><text:span text:style-name="T36">ﭔ</text:span><text:span text:style-name="T1"> </text:span><text:span text:style-name="T36">ﭕ</text:span><text:span text:style-name="T1"> </text:span><text:span text:style-name="T36">ﭖ</text:span><text:span text:style-name="T1"> </text:span><text:span text:style-name="T36">ﭗ</text:span><text:span text:style-name="T1"> </text:span><text:span text:style-name="T36">ﭘﭙ</text:span><text:span text:style-name="T1"> </text:span><text:span text:style-name="T36">ﭚ</text:span><text:span text:style-name="T1"> </text:span><text:span text:style-name="T36">ﭛ</text:span><text:span text:style-name="T1"> </text:span><text:span text:style-name="T36">ﭜ</text:span><text:span text:style-name="T1"> </text:span><text:span text:style-name="T36">ﭝ</text:span><text:span text:style-name="T1"> </text:span><text:span text:style-name="T36">ﭞ</text:span><text:span text:style-name="T1"> </text:span><text:span text:style-name="T36">ﭟ</text:span><text:span text:style-name="T1"> </text:span><text:span text:style-name="T36">ﭠ</text:span><text:span text:style-name="T1"> </text:span><text:span text:style-name="T36">ﭡ</text:span><text:span text:style-name="T1"> </text:span><text:span text:style-name="T36">ﭢ</text:span><text:span text:style-name="T1"> </text:span><text:span text:style-name="T36">ﭣ</text:span><text:span text:style-name="T1"> </text:span><text:span text:style-name="T36">ﭤ</text:span><text:span text:style-name="T1"> </text:span><text:span text:style-name="T36">ﭥ</text:span><text:span text:style-name="T1"> </text:span><text:span text:style-name="T36">ﭦ</text:span><text:span text:style-name="T1"> </text:span><text:span text:style-name="T36">ﭧ</text:span><text:span text:style-name="T1"> </text:span><text:span text:style-name="T36">ﭨ</text:span><text:span text:style-name="T1"> </text:span><text:span text:style-name="T36">ﭩ</text:span><text:span text:style-name="T1"> </text:span><text:span text:style-name="T36">ﭪ</text:span><text:span text:style-name="T1"> </text:span><text:span text:style-name="T36">ﭫ</text:span><text:span text:style-name="T1"> </text:span><text:span text:style-name="T36">ﭬ</text:span><text:span text:style-name="T1"> </text:span><text:span text:style-name="T36">ﭭ</text:span><text:span text:style-name="T1"> </text:span><text:span text:style-name="T36">ﭮ</text:span><text:span text:style-name="T1"> </text:span><text:span text:style-name="T36">ﭯ</text:span><text:span text:style-name="T1"> </text:span><text:span text:style-name="T36">ﭰ</text:span><text:span text:style-name="T1"> </text:span><text:span text:style-name="T36">ﭱ</text:span><text:span text:style-name="T1"> </text:span><text:span text:style-name="T36">ﭲ</text:span><text:span text:style-name="T1"> </text:span><text:span text:style-name="T36">ﭳ</text:span><text:span text:style-name="T1"> </text:span><text:span text:style-name="T36">ﭴ</text:span><text:span text:style-name="T1"> </text:span><text:span text:style-name="T36">ﭵ</text:span><text:span text:style-name="T1"> </text:span><text:span text:style-name="T36">ﭶ</text:span><text:span text:style-name="T1"> </text:span><text:span text:style-name="T36">ﭷ</text:span><text:span text:style-name="T1"> </text:span><text:span text:style-name="T36">ﭸ</text:span><text:span text:style-name="T1"> </text:span><text:span text:style-name="T36">ﭹ</text:span><text:span text:style-name="T1"> </text:span><text:span text:style-name="T36">ﭺ</text:span><text:span text:style-name="T1"> </text:span><text:span text:style-name="T36">ﭻ</text:span><text:span text:style-name="T1"> </text:span><text:span text:style-name="T36">ﭼ</text:span><text:span text:style-name="T1"> </text:span><text:span text:style-name="T36">ﭽ</text:span><text:span text:style-name="T1"> </text:span><text:span text:style-name="T36">ﭾ</text:span><text:span text:style-name="T1"> </text:span><text:span text:style-name="T36">ﭿ</text:span><text:span text:style-name="T1"> </text:span><text:span text:style-name="T36">ﮀ</text:span><text:span text:style-name="T1"> </text:span><text:span text:style-name="T36">ﮁ</text:span><text:span text:style-name="T1"> </text:span><text:span text:style-name="T36">ﮂ</text:span><text:span text:style-name="T1"> </text:span><text:span text:style-name="T36">ﮃ</text:span><text:span text:style-name="T1"> </text:span><text:span text:style-name="T36">ﮄ</text:span><text:span text:style-name="T1"> </text:span><text:span text:style-name="T36">ﮅ</text:span><text:span text:style-name="T1"> </text:span><text:span text:style-name="T36">ﮆ</text:span><text:span text:style-name="T1"> </text:span><text:span text:style-name="T36">ﮇ</text:span><text:span text:style-name="T1"> </text:span><text:span text:style-name="T36">ﮈ</text:span><text:span text:style-name="T1"> </text:span><text:span text:style-name="T36">ﮉﮊ</text:span><text:span text:style-name="T1"> </text:span><text:span text:style-name="T36">ﮋ</text:span><text:span text:style-name="T1"> </text:span><text:span text:style-name="T36">ﮌ</text:span><text:span text:style-name="T1"> </text:span><text:span text:style-name="T36">ﮍ</text:span><text:span text:style-name="T1"> </text:span><text:span text:style-name="T36">ﮎ</text:span><text:span text:style-name="T1"> </text:span><text:span text:style-name="T36">ﮏ</text:span><text:span text:style-name="T1"> </text:span><text:span text:style-name="T36">ﮐ</text:span><text:span text:style-name="T1"> </text:span><text:span text:style-name="T36">ﮑ</text:span><text:span text:style-name="T1"> </text:span><text:span text:style-name="T36">ﮒ</text:span><text:span text:style-name="T1"> </text:span><text:span text:style-name="T36">ﮓ</text:span><text:span text:style-name="T1"> </text:span><text:span text:style-name="T36">ﮔ</text:span><text:span text:style-name="T1"> </text:span><text:span text:style-name="T36">ﮕ</text:span><text:span text:style-name="T1"> </text:span><text:span text:style-name="T36">ﮖ</text:span><text:span text:style-name="T1"> </text:span><text:span text:style-name="T36">ﮗ</text:span><text:span text:style-name="T1"> </text:span><text:span text:style-name="T36">ﮘ</text:span><text:span text:style-name="T1"> </text:span><text:span text:style-name="T36">ﮙ</text:span><text:span text:style-name="T1"> </text:span><text:span text:style-name="T36">ﮚ</text:span><text:span text:style-name="T1"> </text:span><text:span text:style-name="T36">ﮛ</text:span><text:span text:style-name="T1"> </text:span><text:span text:style-name="T36">ﮜ</text:span><text:span text:style-name="T1"> </text:span><text:span text:style-name="T36">ﮝ</text:span><text:span text:style-name="T1"> </text:span><text:span text:style-name="T36">ﮞ</text:span><text:span text:style-name="T1"> </text:span><text:span text:style-name="T36">ﮟ</text:span><text:span text:style-name="T1"> </text:span><text:span text:style-name="T36">ﮠ</text:span><text:span text:style-name="T1"> </text:span><text:span text:style-name="T36">ﮡ</text:span><text:span text:style-name="T1"> </text:span><text:span text:style-name="T36">ﮢ</text:span><text:span text:style-name="T1"> </text:span><text:span text:style-name="T36">ﮣ</text:span><text:span text:style-name="T1"> </text:span><text:span text:style-name="T36">ﮤ</text:span><text:span text:style-name="T1"> </text:span><text:span text:style-name="T36">ﮥ</text:span><text:span text:style-name="T1"> </text:span><text:span text:style-name="T36">ﮦ</text:span><text:span text:style-name="T1"> </text:span><text:span text:style-name="T36">ﮧ</text:span><text:span text:style-name="T1"> </text:span><text:span text:style-name="T36">ﮨ</text:span><text:span text:style-name="T1"> </text:span><text:span text:style-name="T36">ﮩ</text:span><text:span text:style-name="T1"> </text:span><text:span text:style-name="T36">ﮪ</text:span><text:span text:style-name="T1"> </text:span><text:span text:style-name="T36">ﮫ</text:span><text:span text:style-name="T1"> </text:span><text:span text:style-name="T36">ﮬ</text:span><text:span text:style-name="T1"> </text:span><text:span text:style-name="T36">ﮭ</text:span><text:span text:style-name="T1"> </text:span><text:span text:style-name="T36">ﮮ</text:span><text:span text:style-name="T1"> </text:span><text:span text:style-name="T36">ﮯ</text:span><text:span text:style-name="T1"> </text:span><text:span text:style-name="T36">ﮰ</text:span><text:span text:style-name="T1"> </text:span><text:span text:style-name="T36">ﮱ</text:span><text:span text:style-name="T1"> </text:span><text:span text:style-name="T36">ﯓ</text:span><text:span text:style-name="T1"> </text:span><text:span text:style-name="T36">ﯔ</text:span><text:span text:style-name="T1"> </text:span><text:span text:style-name="T36">ﯕ</text:span><text:span text:style-name="T1"> </text:span><text:span text:style-name="T36">ﯖ</text:span><text:span text:style-name="T1"> </text:span><text:span text:style-name="T36">ﯗ</text:span><text:span text:style-name="T1"> </text:span><text:span text:style-name="T36">ﯘ</text:span><text:span text:style-name="T1"> </text:span><text:span text:style-name="T36">ﯙ</text:span><text:span text:style-name="T1"> </text:span><text:span text:style-name="T36">ﯚ</text:span><text:span text:style-name="T1"> </text:span><text:span text:style-name="T36">ﯛ</text:span><text:span text:style-name="T1"> </text:span><text:span text:style-name="T36">ﯜ</text:span><text:span text:style-name="T1"> </text:span><text:span text:style-name="T36">ﯝ</text:span><text:span text:style-name="T1"> </text:span><text:span text:style-name="T36">ﯞ</text:span><text:span text:style-name="T1"> </text:span><text:span text:style-name="T36">ﯟ</text:span><text:span text:style-name="T1"> </text:span><text:span text:style-name="T36">ﯠ</text:span><text:span text:style-name="T1"> </text:span><text:span text:style-name="T36">ﯡ</text:span><text:span text:style-name="T1"> </text:span><text:span text:style-name="T36">ﯢ</text:span><text:span text:style-name="T1"> </text:span><text:span text:style-name="T36">ﯣﯤ</text:span><text:span text:style-name="T1"> </text:span><text:span text:style-name="T36">ﯥ</text:span><text:span text:style-name="T1"> </text:span><text:span text:style-name="T36">ﯦ</text:span><text:span text:style-name="T1"> </text:span><text:span text:style-name="T36">ﯧ</text:span><text:span text:style-name="T1"> </text:span><text:span text:style-name="T36">ﯨ</text:span><text:span text:style-name="T1"> </text:span><text:span text:style-name="T36">ﯩ</text:span><text:span text:style-name="T1"> </text:span><text:span text:style-name="T36">ﯪ</text:span><text:span text:style-name="T1"> </text:span><text:span text:style-name="T36">ﯫ</text:span><text:span text:style-name="T1"> </text:span><text:span text:style-name="T36">ﯬ</text:span><text:span text:style-name="T1"> </text:span><text:span text:style-name="T36">ﯭ</text:span><text:span text:style-name="T1"> </text:span><text:span text:style-name="T36">ﯮ</text:span><text:span text:style-name="T1"> </text:span><text:span text:style-name="T36">ﯯ</text:span><text:span text:style-name="T1"> </text:span><text:span text:style-name="T36">ﯰ</text:span><text:span text:style-name="T1"> </text:span><text:span text:style-name="T36">ﯱ</text:span><text:span text:style-name="T1"> </text:span><text:span text:style-name="T36">ﯲ</text:span><text:span text:style-name="T1"> </text:span><text:span text:style-name="T36">ﯳ</text:span><text:span text:style-name="T1"> </text:span><text:span text:style-name="T36">ﯴ</text:span><text:span text:style-name="T1"> </text:span><text:span text:style-name="T36">ﯵ</text:span><text:span text:style-name="T1"> </text:span><text:span text:style-name="T36">ﯶ</text:span><text:span text:style-name="T1"> </text:span><text:span text:style-name="T36">ﯷ</text:span><text:span text:style-name="T1"> </text:span><text:span text:style-name="T36">ﯸ</text:span><text:span text:style-name="T1"> </text:span><text:span text:style-name="T36">ﯹ</text:span><text:span text:style-name="T1"> </text:span><text:span text:style-name="T36">ﯺ</text:span><text:span text:style-name="T1"> </text:span><text:span text:style-name="T36">ﯻ</text:span><text:span text:style-name="T1"> </text:span><text:span text:style-name="T36">ﯼ</text:span><text:span text:style-name="T1"> </text:span><text:span text:style-name="T36">ﯽ</text:span><text:span text:style-name="T1"> </text:span><text:span text:style-name="T36">ﯾ</text:span><text:span text:style-name="T1"> </text:span><text:span text:style-name="T36">ﯿ</text:span><text:span text:style-name="T1"> </text:span><text:span text:style-name="T36">ﰀ</text:span><text:span text:style-name="T1"> </text:span><text:span text:style-name="T36">ﰁ</text:span><text:span text:style-name="T1"> </text:span><text:span text:style-name="T36">ﰂ</text:span><text:span text:style-name="T1"> </text:span><text:span text:style-name="T36">ﰃ</text:span><text:span text:style-name="T1"> </text:span><text:span text:style-name="T36">ﰄ</text:span><text:span text:style-name="T1"> </text:span><text:span text:style-name="T36">ﰅ</text:span><text:span text:style-name="T1"> </text:span><text:span text:style-name="T36">ﰆ</text:span><text:span text:style-name="T1"> </text:span><text:span text:style-name="T36">ﰇ</text:span><text:span text:style-name="T1"> </text:span><text:span text:style-name="T36">ﰈ</text:span><text:span text:style-name="T1"> </text:span><text:span text:style-name="T36">ﰉ</text:span><text:span text:style-name="T1"> </text:span><text:span text:style-name="T36">ﰊﰋ</text:span><text:span text:style-name="T1"> </text:span><text:span text:style-name="T36">ﰌ</text:span><text:span text:style-name="T1"> </text:span><text:span text:style-name="T36">ﰍ</text:span><text:span text:style-name="T1"> </text:span><text:span text:style-name="T36">ﰎ</text:span><text:span text:style-name="T1"> </text:span><text:span text:style-name="T36">ﰏ</text:span><text:span text:style-name="T1"> </text:span><text:span text:style-name="T36">ﰐ</text:span><text:span text:style-name="T1"> </text:span><text:span text:style-name="T36">ﰑ</text:span><text:span text:style-name="T1"> </text:span><text:span text:style-name="T36">ﰒ</text:span><text:span text:style-name="T1"> </text:span><text:span text:style-name="T36">ﰓ</text:span><text:span text:style-name="T1"> </text:span><text:span text:style-name="T36">ﰔ</text:span><text:span text:style-name="T1"> </text:span><text:span text:style-name="T36">ﰕ</text:span><text:span text:style-name="T1"> </text:span><text:span text:style-name="T36">ﰖ</text:span><text:span text:style-name="T1"> </text:span><text:span text:style-name="T36">ﰗ</text:span><text:span text:style-name="T1"> </text:span><text:span text:style-name="T36">ﰘ</text:span><text:span text:style-name="T1"> </text:span><text:span text:style-name="T36">ﰙ</text:span><text:span text:style-name="T1"> </text:span><text:span text:style-name="T36">ﰚ</text:span><text:span text:style-name="T1"> </text:span><text:span text:style-name="T36">ﰛ</text:span><text:span text:style-name="T1"> </text:span><text:span text:style-name="T36">ﰜ</text:span><text:span text:style-name="T1"> </text:span><text:span text:style-name="T36">ﰝ</text:span></text:p>
      <text:p text:style-name="P27"><text:span text:style-name="T37">ﭑ</text:span><text:span text:style-name="T1"> </text:span><text:span text:style-name="T37">ﭒ</text:span><text:span text:style-name="T1"> </text:span><text:span text:style-name="T37">ﭓ</text:span><text:span text:style-name="T1"> </text:span><text:span text:style-name="T37">ﭔ</text:span><text:span text:style-name="T1"> </text:span><text:span text:style-name="T37">ﭕ</text:span><text:span text:style-name="T1"> </text:span><text:span text:style-name="T37">ﭖ</text:span><text:span text:style-name="T1"> </text:span><text:span text:style-name="T37">ﭗ</text:span><text:span text:style-name="T1"> </text:span><text:span text:style-name="T37">ﭘ</text:span><text:span text:style-name="T1"> </text:span><text:span text:style-name="T37">ﭙ</text:span><text:span text:style-name="T1"> </text:span><text:span text:style-name="T37">ﭚ</text:span><text:span text:style-name="T1"> </text:span><text:span text:style-name="T37">ﭛ</text:span><text:span text:style-name="T1"> </text:span><text:span text:style-name="T37">ﭜﭝ</text:span><text:span text:style-name="T1"> </text:span><text:span text:style-name="T37">ﭞ</text:span><text:span text:style-name="T1"> </text:span><text:span text:style-name="T37">ﭟ</text:span><text:span text:style-name="T1"> </text:span><text:span text:style-name="T37">ﭠ</text:span><text:span text:style-name="T1"> </text:span><text:span text:style-name="T37">ﭡ</text:span><text:span text:style-name="T1"> </text:span><text:span text:style-name="T37">ﭢ</text:span><text:span text:style-name="T1"> </text:span><text:span text:style-name="T37">ﭣ</text:span><text:span text:style-name="T1"> </text:span><text:span text:style-name="T37">ﭤ</text:span><text:span text:style-name="T1"> </text:span><text:span text:style-name="T37">ﭥ</text:span><text:span text:style-name="T1"> </text:span><text:span text:style-name="T37">ﭦ</text:span><text:span text:style-name="T1"> </text:span><text:span text:style-name="T37">ﭧ</text:span><text:span text:style-name="T1"> </text:span><text:span text:style-name="T37">ﭨ</text:span><text:span text:style-name="T1"> </text:span><text:span text:style-name="T37">ﭩ</text:span><text:span text:style-name="T1"> </text:span><text:span text:style-name="T37">ﭪ</text:span><text:span text:style-name="T1"> </text:span><text:span text:style-name="T37">ﭫ</text:span><text:span text:style-name="T1"> </text:span><text:span text:style-name="T37">ﭬ</text:span><text:span text:style-name="T1"> </text:span><text:span text:style-name="T37">ﭭ</text:span><text:span text:style-name="T1"> </text:span><text:span text:style-name="T37">ﭮ</text:span><text:span text:style-name="T1"> </text:span><text:span text:style-name="T37">ﭯ</text:span><text:span text:style-name="T1"> </text:span><text:span text:style-name="T37">ﭰ</text:span><text:span text:style-name="T1"> </text:span><text:span text:style-name="T37">ﭱ</text:span><text:span text:style-name="T1"> </text:span><text:span text:style-name="T37">ﭲ</text:span><text:span text:style-name="T1"> </text:span><text:span text:style-name="T37">ﭳ</text:span><text:span text:style-name="T1"> </text:span><text:span text:style-name="T37">ﭴ</text:span><text:span text:style-name="T1"> </text:span><text:span text:style-name="T37">ﭵ</text:span><text:span text:style-name="T1"> </text:span><text:span text:style-name="T37">ﭶ</text:span><text:span text:style-name="T1"> </text:span><text:span text:style-name="T37">ﭷ</text:span><text:span text:style-name="T1"> </text:span><text:span text:style-name="T37">ﭸ</text:span><text:span text:style-name="T1"> </text:span><text:span text:style-name="T37">ﭹ</text:span><text:span text:style-name="T1"> </text:span><text:span text:style-name="T37">ﭺ</text:span><text:span text:style-name="T1"> </text:span><text:span text:style-name="T37">ﭻ</text:span><text:span text:style-name="T1"> </text:span><text:span text:style-name="T37">ﭼ</text:span><text:span text:style-name="T1"> </text:span><text:span text:style-name="T37">ﭽ</text:span><text:span text:style-name="T1"> </text:span><text:span text:style-name="T37">ﭾ</text:span><text:span text:style-name="T1"> </text:span><text:span text:style-name="T37">ﭿ</text:span><text:span text:style-name="T1"> </text:span><text:span text:style-name="T37">ﮀ</text:span><text:span text:style-name="T1"> </text:span><text:span text:style-name="T37">ﮁ</text:span><text:span text:style-name="T1"> </text:span><text:span text:style-name="T37">ﮂ</text:span><text:span text:style-name="T1"> </text:span><text:span text:style-name="T37">ﮃ</text:span><text:span text:style-name="T1"> </text:span><text:span text:style-name="T37">ﮄ</text:span><text:span text:style-name="T1"> </text:span><text:span text:style-name="T37">ﮅ</text:span><text:span text:style-name="T1"> </text:span><text:span text:style-name="T37">ﮆ</text:span><text:span text:style-name="T1"> </text:span><text:span text:style-name="T37">ﮇ</text:span><text:span text:style-name="T1"> </text:span><text:span text:style-name="T37">ﮈ</text:span><text:span text:style-name="T1"> </text:span><text:span text:style-name="T37">ﮉ</text:span><text:span text:style-name="T1"> </text:span><text:span text:style-name="T37">ﮊ</text:span><text:span text:style-name="T1"> </text:span><text:span text:style-name="T37">ﮋ</text:span><text:span text:style-name="T1"> </text:span><text:span text:style-name="T37">ﮌ</text:span><text:span text:style-name="T1"> </text:span><text:span text:style-name="T37">ﮍ</text:span><text:span text:style-name="T1"> </text:span><text:span text:style-name="T37">ﮎ</text:span><text:span text:style-name="T1"> </text:span><text:span text:style-name="T37">ﮏ</text:span><text:span text:style-name="T1"> </text:span><text:span text:style-name="T37">ﮐ</text:span><text:span text:style-name="T1"> </text:span><text:span text:style-name="T37">ﮑ</text:span><text:span text:style-name="T1"> </text:span><text:span text:style-name="T37">ﮒ</text:span><text:span text:style-name="T1"> </text:span><text:span text:style-name="T37">ﮓ</text:span><text:span text:style-name="T1"> </text:span><text:span text:style-name="T37">ﮔﮕ</text:span><text:span text:style-name="T1"> </text:span><text:span text:style-name="T37">ﮖ</text:span><text:span text:style-name="T1"> </text:span><text:span text:style-name="T37">ﮗ</text:span><text:span text:style-name="T1"> </text:span><text:span text:style-name="T37">ﮘ</text:span><text:span text:style-name="T1"> </text:span><text:span text:style-name="T37">ﮙ</text:span><text:span text:style-name="T1"> </text:span><text:span text:style-name="T37">ﮚ</text:span><text:span text:style-name="T1"> </text:span><text:span text:style-name="T37">ﮛ</text:span><text:span text:style-name="T1"> </text:span><text:span text:style-name="T37">ﮜ</text:span><text:span text:style-name="T1"> </text:span><text:span text:style-name="T37">ﮝ</text:span><text:span text:style-name="T1"> </text:span><text:span text:style-name="T37">ﮞ</text:span><text:span text:style-name="T1"> </text:span><text:span text:style-name="T37">ﮟ</text:span><text:span text:style-name="T1"> </text:span><text:span text:style-name="T37">ﮠ</text:span><text:span text:style-name="T1"> </text:span><text:span text:style-name="T37">ﮡ</text:span><text:span text:style-name="T1"> </text:span><text:span text:style-name="T37">ﮢ</text:span><text:span text:style-name="T1"> </text:span><text:span text:style-name="T37">ﮣ</text:span><text:span text:style-name="T1"> </text:span><text:span text:style-name="T37">ﮤ</text:span><text:span text:style-name="T1"> </text:span><text:span text:style-name="T37">ﮥ</text:span><text:span text:style-name="T1"> </text:span><text:span text:style-name="T37">ﮦ</text:span><text:span text:style-name="T1"> </text:span><text:span text:style-name="T37">ﮧ</text:span><text:span text:style-name="T1"> </text:span><text:span text:style-name="T37">ﮨ</text:span><text:span text:style-name="T1"> </text:span><text:span text:style-name="T37">ﮩ</text:span><text:span text:style-name="T1"> </text:span><text:span text:style-name="T37">ﮪ</text:span><text:span text:style-name="T1"> </text:span><text:span text:style-name="T37">ﮫ</text:span><text:span text:style-name="T1"> </text:span><text:span text:style-name="T37">ﮬ</text:span><text:span text:style-name="T1"> </text:span><text:span text:style-name="T37">ﮭ</text:span><text:span text:style-name="T1"> </text:span><text:span text:style-name="T37">ﮮ</text:span><text:span text:style-name="T1"> </text:span><text:span text:style-name="T37">ﮯ</text:span><text:span text:style-name="T1"> </text:span><text:span text:style-name="T37">ﮰ</text:span><text:span text:style-name="T1"> </text:span><text:span text:style-name="T37">ﮱ</text:span><text:span text:style-name="T1"> </text:span><text:span text:style-name="T37">ﯓ</text:span><text:span text:style-name="T1"> </text:span><text:span text:style-name="T37">ﯔ</text:span><text:span text:style-name="T1"> </text:span><text:span text:style-name="T37">ﯕ</text:span><text:span text:style-name="T1"> </text:span><text:span text:style-name="T37">ﯖ</text:span><text:span text:style-name="T1"> </text:span><text:span text:style-name="T37">ﯗ</text:span><text:span text:style-name="T1"> </text:span><text:span text:style-name="T37">ﯘ</text:span><text:span text:style-name="T1"> </text:span><text:span text:style-name="T37">ﯙ</text:span><text:span text:style-name="T1"> </text:span><text:span text:style-name="T37">ﯚ</text:span><text:span text:style-name="T1"> </text:span><text:span text:style-name="T37">ﯛﯜ</text:span><text:span text:style-name="T1"> </text:span><text:span text:style-name="T37">ﯝ</text:span><text:span text:style-name="T1"> </text:span><text:span text:style-name="T37">ﯞ</text:span><text:span text:style-name="T1"> </text:span><text:span text:style-name="T37">ﯟ</text:span><text:span text:style-name="T1"> </text:span><text:span text:style-name="T37">ﯠ</text:span><text:span text:style-name="T1"> </text:span><text:span text:style-name="T37">ﯡ</text:span><text:span text:style-name="T1"> </text:span><text:span text:style-name="T37">ﯢ</text:span><text:span text:style-name="T1"> </text:span><text:span text:style-name="T37">ﯣ</text:span><text:span text:style-name="T1"> </text:span><text:span text:style-name="T37">ﯤ</text:span><text:span text:style-name="T1"> </text:span><text:span text:style-name="T37">ﯥ</text:span><text:span text:style-name="T1"> </text:span><text:span text:style-name="T37">ﯦ</text:span><text:span text:style-name="T1"> </text:span><text:span text:style-name="T37">ﯧ</text:span><text:span text:style-name="T1"> </text:span><text:span text:style-name="T37">ﯨ</text:span><text:span text:style-name="T1"> </text:span><text:span text:style-name="T37">ﯩ</text:span><text:span text:style-name="T1"> </text:span><text:span text:style-name="T37">ﯪ</text:span><text:span text:style-name="T1"> </text:span><text:span text:style-name="T37">ﯫ</text:span><text:span text:style-name="T1"> </text:span><text:span text:style-name="T37">ﯬ</text:span><text:span text:style-name="T1"> </text:span><text:span text:style-name="T37">ﯭ</text:span><text:span text:style-name="T1"> </text:span><text:span text:style-name="T37">ﯮ</text:span><text:span text:style-name="T1"> </text:span><text:span text:style-name="T37">ﯯ</text:span><text:span text:style-name="T1"> </text:span><text:span text:style-name="T37">ﯰ</text:span><text:span text:style-name="T1"> </text:span><text:span text:style-name="T37">ﯱ</text:span><text:span text:style-name="T1"> </text:span><text:span text:style-name="T37">ﯲ</text:span><text:span text:style-name="T1"> </text:span><text:span text:style-name="T37">ﯳ</text:span><text:span text:style-name="T1"> </text:span><text:span text:style-name="T37">ﯴ</text:span><text:span text:style-name="T1"> </text:span><text:span text:style-name="T37">ﯵ</text:span><text:span text:style-name="T1"> </text:span><text:span text:style-name="T37">ﯶ</text:span><text:span text:style-name="T1"> </text:span><text:span text:style-name="T37">ﯷ</text:span><text:span text:style-name="T1"> </text:span><text:span text:style-name="T37">ﯸ</text:span><text:span text:style-name="T1"> </text:span><text:span text:style-name="T37">ﯹ</text:span><text:span text:style-name="T1"> </text:span><text:span text:style-name="T37">ﯺ</text:span><text:span text:style-name="T1"> </text:span><text:span text:style-name="T37">ﯻ</text:span><text:span text:style-name="T1"> </text:span><text:span text:style-name="T37">ﯼ</text:span><text:span text:style-name="T1"> </text:span><text:span text:style-name="T37">ﯽ</text:span><text:span text:style-name="T1"> </text:span><text:span text:style-name="T37">ﯾ</text:span><text:span text:style-name="T1"> </text:span><text:span text:style-name="T37">ﯿ</text:span><text:span text:style-name="T1"> </text:span><text:span text:style-name="T37">ﰀ</text:span><text:span text:style-name="T1"> </text:span><text:span text:style-name="T37">ﰁ</text:span><text:span text:style-name="T1"> </text:span><text:span text:style-name="T37">ﰂ</text:span><text:span text:style-name="T1"> </text:span><text:span text:style-name="T37">ﰃ</text:span><text:span text:style-name="T1"> </text:span><text:span text:style-name="T37">ﰄ</text:span><text:span text:style-name="T1"> </text:span><text:span text:style-name="T37">ﰅ</text:span><text:span text:style-name="T1"> </text:span><text:span text:style-name="T37">ﰆ</text:span><text:span text:style-name="T1"> </text:span><text:span text:style-name="T37">ﰇ</text:span><text:span text:style-name="T1"> </text:span><text:span text:style-name="T37">ﰈ</text:span><text:span text:style-name="T1"> </text:span><text:span text:style-name="T37">ﰉ</text:span><text:span text:style-name="T1"> </text:span><text:span text:style-name="T37">ﰊ</text:span><text:span text:style-name="T1"> </text:span><text:span text:style-name="T37">ﰋ</text:span><text:span text:style-name="T1"> </text:span><text:span text:style-name="T37">ﰌ</text:span><text:span text:style-name="T1"> </text:span><text:span text:style-name="T37">ﰍ</text:span><text:span text:style-name="T1"> </text:span><text:span text:style-name="T37">ﰎ</text:span><text:span text:style-name="T1"> </text:span><text:span text:style-name="T37">ﰏ</text:span><text:span text:style-name="T1"> </text:span><text:span text:style-name="T37">ﰐ</text:span><text:span text:style-name="T1"> </text:span><text:span text:style-name="T37">ﰑ</text:span><text:span text:style-name="T1"> </text:span><text:span text:style-name="T37">ﰒ</text:span><text:span text:style-name="T1"> </text:span><text:span text:style-name="T37">ﰓ</text:span><text:span text:style-name="T1"> </text:span><text:span text:style-name="T37">ﰔ</text:span><text:span text:style-name="T1"> </text:span><text:span text:style-name="T37">ﰕ</text:span></text:p>
      <text:p text:style-name="P28"><text:span text:style-name="T38">ﭑ</text:span><text:span text:style-name="T1"> </text:span><text:span text:style-name="T38">ﭒ</text:span><text:span text:style-name="T1"> </text:span><text:span text:style-name="T38">ﭓ</text:span><text:span text:style-name="T1"> </text:span><text:span text:style-name="T38">ﭔ</text:span><text:span text:style-name="T1"> </text:span><text:span text:style-name="T38">ﭕ</text:span><text:span text:style-name="T1"> </text:span><text:span text:style-name="T38">ﭖ</text:span><text:span text:style-name="T1"> </text:span><text:span text:style-name="T38">ﭗ</text:span><text:span text:style-name="T1"> </text:span><text:span text:style-name="T38">ﭘ</text:span><text:span text:style-name="T1"> </text:span><text:span text:style-name="T38">ﭙ</text:span><text:span text:style-name="T1"> </text:span><text:span text:style-name="T38">ﭚ</text:span><text:span text:style-name="T1"> </text:span><text:span text:style-name="T38">ﭛ</text:span><text:span text:style-name="T1"> </text:span><text:span text:style-name="T38">ﭜﭝ</text:span><text:span text:style-name="T1"> </text:span><text:span text:style-name="T38">ﭞ</text:span><text:span text:style-name="T1"> </text:span><text:span text:style-name="T38">ﭟ</text:span><text:span text:style-name="T1"> </text:span><text:span text:style-name="T38">ﭠ</text:span><text:span text:style-name="T1"> </text:span><text:span text:style-name="T38">ﭡﭢ</text:span><text:span text:style-name="T1"> </text:span><text:span text:style-name="T38">ﭣ</text:span><text:span text:style-name="T1"> </text:span><text:span text:style-name="T38">ﭤ</text:span><text:span text:style-name="T1"> </text:span><text:span text:style-name="T38">ﭥ</text:span><text:span text:style-name="T1"> </text:span><text:span text:style-name="T38">ﭦ</text:span><text:span text:style-name="T1"> </text:span><text:span text:style-name="T38">ﭧ</text:span><text:span text:style-name="T1"> </text:span><text:span text:style-name="T38">ﭨ</text:span><text:span text:style-name="T1"> </text:span><text:span text:style-name="T38">ﭩ</text:span><text:span text:style-name="T1"> </text:span><text:span text:style-name="T38">ﭪ</text:span><text:span text:style-name="T1"> </text:span><text:span text:style-name="T38">ﭫ</text:span><text:span text:style-name="T1"> </text:span><text:span text:style-name="T38">ﭬ</text:span><text:span text:style-name="T1"> </text:span><text:span text:style-name="T38">ﭭ</text:span><text:span text:style-name="T1"> </text:span><text:span text:style-name="T38">ﭮ</text:span><text:span text:style-name="T1"> </text:span><text:span text:style-name="T38">ﭯ</text:span><text:span text:style-name="T1"> </text:span><text:span text:style-name="T38">ﭰ</text:span><text:span text:style-name="T1"> </text:span><text:span text:style-name="T38">ﭱ</text:span><text:span text:style-name="T1"> </text:span><text:span text:style-name="T38">ﭲ</text:span><text:span text:style-name="T1"> </text:span><text:span text:style-name="T38">ﭳ</text:span><text:span text:style-name="T1"> </text:span><text:span text:style-name="T38">ﭴ</text:span><text:span text:style-name="T1"> </text:span><text:span text:style-name="T38">ﭵ</text:span><text:span text:style-name="T1"> </text:span><text:span text:style-name="T38">ﭶ</text:span><text:span text:style-name="T1"> </text:span><text:span text:style-name="T38">ﭷ</text:span><text:span text:style-name="T1"> </text:span><text:span text:style-name="T38">ﭸ</text:span><text:span text:style-name="T1"> </text:span><text:span text:style-name="T38">ﭹ</text:span><text:span text:style-name="T1"> </text:span><text:span text:style-name="T38">ﭺ</text:span><text:span text:style-name="T1"> </text:span><text:span text:style-name="T38">ﭻ</text:span><text:span text:style-name="T1"> </text:span><text:span text:style-name="T38">ﭼ</text:span><text:span text:style-name="T1"> </text:span><text:span text:style-name="T38">ﭽ</text:span><text:span text:style-name="T1"> </text:span><text:span text:style-name="T38">ﭾ</text:span><text:span text:style-name="T1"> </text:span><text:span text:style-name="T38">ﭿ</text:span><text:span text:style-name="T1"> </text:span><text:span text:style-name="T38">ﮀ</text:span><text:span text:style-name="T1"> </text:span><text:span text:style-name="T38">ﮁ</text:span><text:span text:style-name="T1"> </text:span><text:span text:style-name="T38">ﮂ</text:span><text:span text:style-name="T1"> </text:span><text:span text:style-name="T38">ﮃ</text:span><text:span text:style-name="T1"> </text:span><text:span text:style-name="T38">ﮄ</text:span><text:span text:style-name="T1"> </text:span><text:span text:style-name="T38">ﮅ</text:span><text:span text:style-name="T1"> </text:span><text:span text:style-name="T38">ﮆ</text:span><text:span text:style-name="T1"> </text:span><text:span text:style-name="T38">ﮇﮈ</text:span><text:span text:style-name="T1"> </text:span><text:span text:style-name="T38">ﮉ</text:span><text:span text:style-name="T1"> </text:span><text:span text:style-name="T38">ﮊ</text:span><text:span text:style-name="T1"> </text:span><text:span text:style-name="T38">ﮋ</text:span><text:span text:style-name="T1"> </text:span><text:span text:style-name="T38">ﮌ</text:span><text:span text:style-name="T1"> </text:span><text:span text:style-name="T38">ﮍ</text:span><text:span text:style-name="T1"> </text:span><text:span text:style-name="T38">ﮎ</text:span><text:span text:style-name="T1"> </text:span><text:span text:style-name="T38">ﮏ</text:span><text:span text:style-name="T1"> </text:span><text:span text:style-name="T38">ﮐ</text:span><text:span text:style-name="T1"> </text:span><text:span text:style-name="T38">ﮑ</text:span><text:span text:style-name="T1"> </text:span><text:span text:style-name="T38">ﮒ</text:span><text:span text:style-name="T1"> </text:span><text:span text:style-name="T38">ﮓ</text:span><text:span text:style-name="T1"> </text:span><text:span text:style-name="T38">ﮔ</text:span><text:span text:style-name="T1"> </text:span><text:span text:style-name="T38">ﮕ</text:span></text:p>
      <text:p text:style-name="P12"><text:span text:style-name="T38">ﮖ</text:span><text:span text:style-name="T1"> </text:span><text:span text:style-name="T38">ﮗ</text:span><text:span text:style-name="T1"> </text:span><text:span text:style-name="T38">ﮘ</text:span><text:span text:style-name="T1"> </text:span><text:span text:style-name="T38">ﮙ</text:span><text:span text:style-name="T1"> </text:span><text:span text:style-name="T38">ﮚ</text:span><text:span text:style-name="T1"> </text:span><text:span text:style-name="T38">ﮛ</text:span><text:span text:style-name="T1"> </text:span><text:span text:style-name="T38">ﮜ</text:span><text:span text:style-name="T1"> </text:span><text:span text:style-name="T38">ﮝ</text:span><text:span text:style-name="T1"> </text:span><text:span text:style-name="T38">ﮞ</text:span><text:span text:style-name="T1"> </text:span><text:span text:style-name="T38">ﮟ</text:span><text:span text:style-name="T1"> </text:span><text:span text:style-name="T38">ﮠ</text:span><text:span text:style-name="T1"> </text:span><text:span text:style-name="T38">ﮡ</text:span><text:span text:style-name="T1"> </text:span><text:span text:style-name="T38">ﮢ</text:span><text:span text:style-name="T1"> </text:span><text:span text:style-name="T38">ﮣ</text:span><text:span text:style-name="T1"> </text:span><text:span text:style-name="T38">ﮤ</text:span><text:span text:style-name="T1"> </text:span><text:span text:style-name="T38">ﮥ</text:span><text:span text:style-name="T1"> </text:span><text:span text:style-name="T38">ﮦ</text:span><text:span text:style-name="T1"> </text:span><text:span text:style-name="T38">ﮧ</text:span><text:span text:style-name="T1"> </text:span><text:span text:style-name="T38">ﮨ</text:span><text:span text:style-name="T1"> </text:span><text:span text:style-name="T38">ﮩ</text:span><text:span text:style-name="T1"> </text:span><text:span text:style-name="T38">ﮪ</text:span><text:span text:style-name="T1"> </text:span><text:span text:style-name="T38">ﮫ</text:span><text:span text:style-name="T1"> </text:span><text:span text:style-name="T38">ﮬ</text:span><text:span text:style-name="T1"> </text:span><text:span text:style-name="T38">ﮭ</text:span><text:span text:style-name="T1"> </text:span><text:span text:style-name="T38">ﮮ</text:span><text:span text:style-name="T1"> </text:span><text:span text:style-name="T38">ﮯ</text:span><text:span text:style-name="T1"> </text:span><text:span text:style-name="T38">ﮰ</text:span><text:span text:style-name="T1"> </text:span><text:span text:style-name="T38">ﮱ</text:span><text:span text:style-name="T1"> </text:span><text:span text:style-name="T38">ﯓ</text:span><text:span text:style-name="T1"> </text:span><text:span text:style-name="T38">ﯔ</text:span><text:span text:style-name="T1"> </text:span><text:span text:style-name="T38">ﯕ</text:span><text:span text:style-name="T1"> </text:span><text:span text:style-name="T38">ﯖ</text:span><text:span text:style-name="T1"> </text:span><text:span text:style-name="T38">ﯗ</text:span><text:span text:style-name="T1"> </text:span><text:span text:style-name="T38">ﯘ</text:span><text:span text:style-name="T1"> </text:span><text:span text:style-name="T38">ﯙ</text:span><text:span text:style-name="T1"> </text:span><text:span text:style-name="T38">ﯚ</text:span><text:span text:style-name="T1"> </text:span><text:span text:style-name="T38">ﯛ</text:span><text:span text:style-name="T1"> </text:span><text:span text:style-name="T38">ﯜ</text:span><text:span text:style-name="T1"> </text:span><text:span text:style-name="T38">ﯝ</text:span><text:span text:style-name="T1"> </text:span><text:span text:style-name="T38">ﯞ</text:span><text:span text:style-name="T1"> </text:span><text:span text:style-name="T38">ﯟ</text:span><text:span text:style-name="T1"> </text:span><text:span text:style-name="T38">ﯠ</text:span><text:span text:style-name="T1"> </text:span><text:span text:style-name="T38">ﯡ</text:span><text:span text:style-name="T1"> </text:span><text:span text:style-name="T38">ﯢ</text:span><text:span text:style-name="T1"> </text:span><text:span text:style-name="T38">ﯣ</text:span><text:span text:style-name="T1"> </text:span><text:span text:style-name="T38">ﯤ</text:span><text:span text:style-name="T1"> </text:span><text:span text:style-name="T38">ﯥ</text:span><text:span text:style-name="T1"> </text:span><text:span text:style-name="T38">ﯦ</text:span><text:span text:style-name="T1"> </text:span><text:span text:style-name="T38">ﯧ</text:span><text:span text:style-name="T1"> </text:span><text:span text:style-name="T38">ﯨ</text:span><text:span text:style-name="T1"> </text:span><text:span text:style-name="T38">ﯩ</text:span><text:span text:style-name="T1"> </text:span><text:span text:style-name="T38">ﯪ</text:span><text:span text:style-name="T1"> </text:span><text:span text:style-name="T38">ﯫ</text:span><text:span text:style-name="T1"> </text:span><text:span text:style-name="T38">ﯬ</text:span><text:span text:style-name="T1"> </text:span><text:span text:style-name="T38">ﯭ</text:span><text:span text:style-name="T1"> </text:span><text:span text:style-name="T38">ﯮ</text:span><text:span text:style-name="T1"> </text:span><text:span text:style-name="T38">ﯯ</text:span><text:span text:style-name="T1"> </text:span><text:span text:style-name="T38">ﯰ</text:span><text:span text:style-name="T1"> </text:span><text:span text:style-name="T38">ﯱ</text:span><text:span text:style-name="T1"> </text:span><text:span text:style-name="T38">ﯲ</text:span><text:span text:style-name="T1"> </text:span><text:span text:style-name="T38">ﯳ</text:span><text:span text:style-name="T1"> </text:span><text:span text:style-name="T38">ﯴ</text:span><text:span text:style-name="T1"> </text:span><text:span text:style-name="T38">ﯵ</text:span><text:span text:style-name="T1"> </text:span><text:span text:style-name="T38">ﯶ</text:span><text:span text:style-name="T1"> </text:span><text:span text:style-name="T38">ﯷ</text:span><text:span text:style-name="T1"> </text:span><text:span text:style-name="T38">ﯸ</text:span><text:span text:style-name="T1"> </text:span><text:span text:style-name="T38">ﯹ</text:span><text:span text:style-name="T1"> </text:span><text:span text:style-name="T38">ﯺ</text:span><text:span text:style-name="T1"> </text:span><text:span text:style-name="T38">ﯻ</text:span><text:span text:style-name="T1"> </text:span><text:span text:style-name="T38">ﯼ</text:span><text:span text:style-name="T1"> </text:span><text:span text:style-name="T38">ﯽ</text:span><text:span text:style-name="T1"> </text:span><text:span text:style-name="T38">ﯾ</text:span><text:span text:style-name="T1"> </text:span><text:span text:style-name="T38">ﯿﰀ</text:span><text:span text:style-name="T1"> </text:span><text:span text:style-name="T38">ﰁ</text:span><text:span text:style-name="T1"> </text:span><text:span text:style-name="T38">ﰂ</text:span><text:span text:style-name="T1"> </text:span><text:span text:style-name="T38">ﰃ</text:span><text:span text:style-name="T1"> </text:span><text:span text:style-name="T38">ﰄﰅ</text:span><text:span text:style-name="T1"> </text:span><text:span text:style-name="T38">ﰆ</text:span><text:span text:style-name="T1"> </text:span><text:span text:style-name="T38">ﰇ</text:span><text:span text:style-name="T1"> </text:span><text:span text:style-name="T38">ﰈ</text:span><text:span text:style-name="T1"> </text:span><text:span text:style-name="T38">ﰉ</text:span><text:span text:style-name="T1"> </text:span><text:span text:style-name="T38">ﰊ</text:span><text:span text:style-name="T1"> </text:span><text:span text:style-name="T38">ﰋ</text:span><text:span text:style-name="T1"> </text:span><text:span text:style-name="T38">ﰌ</text:span><text:span text:style-name="T1"> </text:span><text:span text:style-name="T38">ﰍ</text:span><text:span text:style-name="T1"> </text:span><text:span text:style-name="T38">ﰎ</text:span><text:span text:style-name="T1"> </text:span><text:span text:style-name="T38">ﰏ</text:span><text:span text:style-name="T1"> </text:span><text:span text:style-name="T38">ﰐ</text:span></text:p>
      <text:p text:style-name="P29"><text:span text:style-name="T40">ﭑ</text:span><text:span text:style-name="T1"> </text:span><text:span text:style-name="T40">ﭒ</text:span><text:span text:style-name="T1"> </text:span><text:span text:style-name="T40">ﭓ</text:span><text:span text:style-name="T1"> </text:span><text:span text:style-name="T40">ﭔ</text:span><text:span text:style-name="T1"> </text:span><text:span text:style-name="T40">ﭕ</text:span><text:span text:style-name="T1"> </text:span><text:span text:style-name="T40">ﭖ</text:span><text:span text:style-name="T1"> </text:span><text:span text:style-name="T40">ﭗ</text:span><text:span text:style-name="T1"> </text:span><text:span text:style-name="T40">ﭘ</text:span><text:span text:style-name="T1"> </text:span><text:span text:style-name="T40">ﭙ</text:span><text:span text:style-name="T1"> </text:span><text:span text:style-name="T40">ﭚ</text:span><text:span text:style-name="T1"> </text:span><text:span text:style-name="T40">ﭛ</text:span><text:span text:style-name="T1"> </text:span><text:span text:style-name="T40">ﭜ</text:span><text:span text:style-name="T1"> </text:span><text:span text:style-name="T40">ﭝ</text:span><text:span text:style-name="T1"> </text:span><text:span text:style-name="T40">ﭞ</text:span><text:span text:style-name="T1"> </text:span><text:span text:style-name="T40">ﭟ</text:span><text:span text:style-name="T1"> </text:span><text:span text:style-name="T40">ﭠ</text:span><text:span text:style-name="T1"> </text:span><text:span text:style-name="T40">ﭡ</text:span><text:span text:style-name="T1"> </text:span><text:span text:style-name="T40">ﭢ</text:span><text:span text:style-name="T1"> </text:span><text:span text:style-name="T40">ﭣ</text:span><text:span text:style-name="T1"> </text:span><text:span text:style-name="T40">ﭤ</text:span><text:span text:style-name="T1"> </text:span><text:span text:style-name="T40">ﭥ</text:span><text:span text:style-name="T1"> </text:span><text:span text:style-name="T40">ﭦ</text:span><text:span text:style-name="T1"> </text:span><text:span text:style-name="T40">ﭧ</text:span><text:span text:style-name="T1"> </text:span><text:span text:style-name="T40">ﭨ</text:span><text:span text:style-name="T1"> </text:span><text:span text:style-name="T40">ﭩ</text:span><text:span text:style-name="T1"> </text:span><text:span text:style-name="T40">ﭪ</text:span><text:span text:style-name="T1"> </text:span><text:span text:style-name="T40">ﭫﭬ</text:span><text:span text:style-name="T1"> </text:span><text:span text:style-name="T40">ﭭ</text:span><text:span text:style-name="T1"> </text:span><text:span text:style-name="T40">ﭮ</text:span><text:span text:style-name="T1"> </text:span><text:span text:style-name="T40">ﭯ</text:span><text:span text:style-name="T1"> </text:span><text:span text:style-name="T40">ﭰ</text:span><text:span text:style-name="T1"> </text:span><text:span text:style-name="T40">ﭱ</text:span><text:span text:style-name="T1"> </text:span><text:span text:style-name="T40">ﭲ</text:span><text:span text:style-name="T1"> </text:span><text:span text:style-name="T40">ﭳ</text:span><text:span text:style-name="T1"> </text:span><text:span text:style-name="T40">ﭴ</text:span><text:span text:style-name="T1"> </text:span><text:span text:style-name="T40">ﭵ</text:span><text:span text:style-name="T1"> </text:span><text:span text:style-name="T40">ﭶ</text:span><text:span text:style-name="T1"> </text:span><text:span text:style-name="T40">ﭷ</text:span><text:span text:style-name="T1"> </text:span><text:span text:style-name="T40">ﭸ</text:span><text:span text:style-name="T1"> </text:span><text:span text:style-name="T40">ﭹ</text:span><text:span text:style-name="T1"> </text:span><text:span text:style-name="T40">ﭺ</text:span><text:span text:style-name="T1"> </text:span><text:span text:style-name="T40">ﭻ</text:span><text:span text:style-name="T1"> </text:span><text:span text:style-name="T40">ﭼ</text:span><text:span text:style-name="T1"> </text:span><text:span text:style-name="T40">ﭽ</text:span><text:span text:style-name="T1"> </text:span><text:span text:style-name="T40">ﭾ</text:span><text:span text:style-name="T1"> </text:span><text:span text:style-name="T40">ﭿﮀ</text:span><text:span text:style-name="T1"> </text:span><text:span text:style-name="T40">ﮁ</text:span><text:span text:style-name="T1"> </text:span><text:span text:style-name="T40">ﮂ</text:span><text:span text:style-name="T1"> </text:span><text:span text:style-name="T40">ﮃ</text:span><text:span text:style-name="T1"> </text:span><text:span text:style-name="T40">ﮄ</text:span><text:span text:style-name="T1"> </text:span><text:span text:style-name="T40">ﮅ</text:span><text:span text:style-name="T1"> </text:span><text:span text:style-name="T40">ﮆ</text:span><text:span text:style-name="T1"> </text:span><text:span text:style-name="T40">ﮇ</text:span><text:span text:style-name="T1"> </text:span><text:span text:style-name="T40">ﮈ</text:span><text:span text:style-name="T1"> </text:span><text:span text:style-name="T40">ﮉ</text:span><text:span text:style-name="T1"> </text:span><text:span text:style-name="T40">ﮊ</text:span><text:span text:style-name="T1"> </text:span><text:span text:style-name="T40">ﮋ</text:span><text:span text:style-name="T1"> </text:span><text:span text:style-name="T40">ﮌ</text:span><text:span text:style-name="T1"> </text:span><text:span text:style-name="T40">ﮍ</text:span><text:span text:style-name="T1"> </text:span><text:span text:style-name="T40">ﮎ</text:span><text:span text:style-name="T1"> </text:span><text:span text:style-name="T40">ﮏ</text:span><text:span text:style-name="T1"> </text:span><text:span text:style-name="T40">ﮐ</text:span><text:span text:style-name="T1"> </text:span><text:span text:style-name="T40">ﮑ</text:span><text:span text:style-name="T1"> </text:span><text:span text:style-name="T40">ﮒ</text:span><text:span text:style-name="T1"> </text:span><text:span text:style-name="T40">ﮓ</text:span><text:span text:style-name="T1"> </text:span><text:span text:style-name="T40">ﮔ</text:span><text:span text:style-name="T1"> </text:span><text:span text:style-name="T40">ﮕ</text:span><text:span text:style-name="T1"> </text:span><text:span text:style-name="T40">ﮖ</text:span><text:span text:style-name="T1"> </text:span><text:span text:style-name="T40">ﮗ</text:span><text:span text:style-name="T1"> </text:span><text:span text:style-name="T40">ﮘ</text:span><text:span text:style-name="T1"> </text:span><text:span text:style-name="T40">ﮙ</text:span><text:span text:style-name="T1"> </text:span><text:span text:style-name="T40">ﮚ</text:span><text:span text:style-name="T1"> </text:span><text:span text:style-name="T40">ﮛ</text:span><text:span text:style-name="T1"> </text:span><text:span text:style-name="T40">ﮜ</text:span><text:span text:style-name="T1"> </text:span><text:span text:style-name="T40">ﮝ</text:span><text:span text:style-name="T1"> </text:span><text:span text:style-name="T40">ﮞ</text:span><text:span text:style-name="T1"> </text:span><text:span text:style-name="T40">ﮟ</text:span><text:span text:style-name="T1"> </text:span><text:span text:style-name="T40">ﮠ</text:span><text:span text:style-name="T1"> </text:span><text:span text:style-name="T40">ﮡ</text:span><text:span text:style-name="T1"> </text:span><text:span text:style-name="T40">ﮢ</text:span><text:span text:style-name="T1"> </text:span><text:span text:style-name="T40">ﮣ</text:span><text:span text:style-name="T1"> </text:span><text:span text:style-name="T40">ﮤ</text:span><text:span text:style-name="T1"> </text:span><text:span text:style-name="T40">ﮥ</text:span><text:span text:style-name="T1"> </text:span><text:span text:style-name="T40">ﮦ</text:span><text:span text:style-name="T1"> </text:span><text:span text:style-name="T40">ﮧ</text:span><text:span text:style-name="T1"> </text:span><text:span text:style-name="T40">ﮨ</text:span><text:span text:style-name="T1"> </text:span><text:span text:style-name="T40">ﮩ</text:span><text:span text:style-name="T1"> </text:span><text:span text:style-name="T40">ﮪﮫ</text:span><text:span text:style-name="T1"> </text:span><text:span text:style-name="T40">ﮬ</text:span><text:span text:style-name="T1"> </text:span><text:span text:style-name="T40">ﮭ</text:span><text:span text:style-name="T1"> </text:span><text:span text:style-name="T40">ﮮ</text:span><text:span text:style-name="T1"> </text:span><text:span text:style-name="T40">ﮯ</text:span><text:span text:style-name="T1"> </text:span><text:span text:style-name="T40">ﮰ</text:span><text:span text:style-name="T1"> </text:span><text:span text:style-name="T40">ﮱ</text:span><text:span text:style-name="T1"> </text:span><text:span text:style-name="T40">ﯓ</text:span><text:span text:style-name="T1"> </text:span><text:span text:style-name="T40">ﯔﯕ</text:span><text:span text:style-name="T1"> </text:span><text:span text:style-name="T40">ﯖ</text:span><text:span text:style-name="T1"> </text:span><text:span text:style-name="T40">ﯗ</text:span><text:span text:style-name="T1"> </text:span><text:span text:style-name="T40">ﯘ</text:span><text:span text:style-name="T1"> </text:span><text:span text:style-name="T40">ﯙ</text:span><text:span text:style-name="T1"> </text:span><text:span text:style-name="T40">ﯚ</text:span><text:span text:style-name="T1"> </text:span><text:span text:style-name="T40">ﯛ</text:span><text:span text:style-name="T1"> </text:span><text:span text:style-name="T40">ﯜ</text:span><text:span text:style-name="T1"> </text:span><text:span text:style-name="T40">ﯝ</text:span><text:span text:style-name="T1"> </text:span><text:span text:style-name="T40">ﯞ</text:span><text:span text:style-name="T1"> </text:span><text:span text:style-name="T40">ﯟ</text:span><text:span text:style-name="T1"> </text:span><text:span text:style-name="T40">ﯠ</text:span><text:span text:style-name="T1"> </text:span><text:span text:style-name="T40">ﯡ</text:span><text:span text:style-name="T1"> </text:span><text:span text:style-name="T40">ﯢ</text:span><text:span text:style-name="T1"> </text:span><text:span text:style-name="T40">ﯣ</text:span><text:span text:style-name="T1"> </text:span><text:span text:style-name="T40">ﯤ</text:span><text:span text:style-name="T1"> </text:span><text:span text:style-name="T40">ﯥ</text:span><text:span text:style-name="T1"> </text:span><text:span text:style-name="T40">ﯦ</text:span><text:span text:style-name="T1"> </text:span><text:span text:style-name="T40">ﯧ</text:span><text:span text:style-name="T1"> </text:span><text:span text:style-name="T40">ﯨ</text:span><text:span text:style-name="T1"> </text:span><text:span text:style-name="T40">ﯩ</text:span><text:span text:style-name="T1"> </text:span><text:span text:style-name="T40">ﯪ</text:span><text:span text:style-name="T1"> </text:span><text:span text:style-name="T40">ﯫ</text:span><text:span text:style-name="T1"> </text:span><text:span text:style-name="T40">ﯬ</text:span><text:span text:style-name="T1"> </text:span><text:span text:style-name="T40">ﯭ</text:span><text:span text:style-name="T1"> </text:span><text:span text:style-name="T40">ﯮ</text:span><text:span text:style-name="T1"> </text:span><text:span text:style-name="T40">ﯯ</text:span><text:span text:style-name="T1"> </text:span><text:span text:style-name="T40">ﯰ</text:span><text:span text:style-name="T1"> </text:span><text:span text:style-name="T40">ﯱ</text:span><text:span text:style-name="T1"> </text:span><text:span text:style-name="T40">ﯲ</text:span><text:span text:style-name="T1"> </text:span><text:span text:style-name="T40">ﯳ</text:span><text:span text:style-name="T1"> </text:span><text:span text:style-name="T40">ﯴ</text:span><text:span text:style-name="T1"> </text:span><text:span text:style-name="T40">ﯵ</text:span><text:span text:style-name="T1"> </text:span><text:span text:style-name="T40">ﯶ</text:span><text:span text:style-name="T1"> </text:span><text:span text:style-name="T40">ﯷ</text:span><text:span text:style-name="T1"> </text:span><text:span text:style-name="T40">ﯸ</text:span><text:span text:style-name="T1"> </text:span><text:span text:style-name="T40">ﯹ</text:span><text:span text:style-name="T1"> </text:span><text:span text:style-name="T40">ﯺﯻ</text:span><text:span text:style-name="T1"> </text:span><text:span text:style-name="T40">ﯼ</text:span><text:span text:style-name="T1"> </text:span><text:span text:style-name="T40">ﯽ</text:span><text:span text:style-name="T1"> </text:span><text:span text:style-name="T40">ﯾ</text:span><text:span text:style-name="T1"> </text:span><text:span text:style-name="T40">ﯿ</text:span><text:span text:style-name="T1"> </text:span><text:span text:style-name="T40">ﰀ</text:span><text:span text:style-name="T1"> </text:span><text:span text:style-name="T40">ﰁ</text:span><text:span text:style-name="T1"> </text:span><text:span text:style-name="T40">ﰂ</text:span><text:span text:style-name="T1"> </text:span><text:span text:style-name="T40">ﰃ</text:span><text:span text:style-name="T1"> </text:span><text:span text:style-name="T40">ﰄ</text:span><text:span text:style-name="T1"> </text:span><text:span text:style-name="T40">ﰅ</text:span><text:span text:style-name="T1"> </text:span><text:span text:style-name="T40">ﰆ</text:span><text:span text:style-name="T1"> </text:span><text:span text:style-name="T40">ﰇ</text:span><text:span text:style-name="T1"> </text:span><text:span text:style-name="T40">ﰈ</text:span><text:span text:style-name="T1"> </text:span><text:span text:style-name="T40">ﰉ</text:span><text:span text:style-name="T1"> </text:span><text:span text:style-name="T40">ﰊ</text:span><text:span text:style-name="T1"> </text:span><text:span text:style-name="T40">ﰋ</text:span><text:span text:style-name="T1"> </text:span><text:span text:style-name="T40">ﰌ</text:span><text:span text:style-name="T1"> </text:span><text:span text:style-name="T40">ﰍ</text:span><text:span text:style-name="T1"> </text:span><text:span text:style-name="T40">ﰎ</text:span><text:span text:style-name="T1"> </text:span><text:span text:style-name="T40">ﰏ</text:span><text:span text:style-name="T1"> </text:span><text:span text:style-name="T40">ﰐ</text:span><text:span text:style-name="T1"> </text:span><text:span text:style-name="T40">ﰑ</text:span><text:span text:style-name="T1"> </text:span><text:span text:style-name="T40">ﰒ</text:span><text:span text:style-name="T1"> </text:span><text:span text:style-name="T40">ﰓ</text:span><text:span text:style-name="T1"> </text:span><text:span text:style-name="T40">ﰔ</text:span><text:span text:style-name="T1"> </text:span><text:span text:style-name="T40">ﰕ</text:span><text:span text:style-name="T1"> </text:span><text:span text:style-name="T40">ﰖ</text:span><text:span text:style-name="T1"> </text:span><text:span text:style-name="T40">ﰗ</text:span><text:span text:style-name="T1"> </text:span><text:span text:style-name="T40">ﰘ</text:span></text:p>
      <text:p text:style-name="P30"><text:span text:style-name="T43">ﭑ</text:span><text:span text:style-name="T1"> </text:span><text:span text:style-name="T43">ﭒ</text:span><text:span text:style-name="T1"> </text:span><text:span text:style-name="T43">ﭓ</text:span><text:span text:style-name="T1"> </text:span><text:span text:style-name="T43">ﭔ</text:span><text:span text:style-name="T1"> </text:span><text:span text:style-name="T43">ﭕ</text:span><text:span text:style-name="T1"> </text:span><text:span text:style-name="T43">ﭖ</text:span><text:span text:style-name="T1"> </text:span><text:span text:style-name="T43">ﭗ</text:span><text:span text:style-name="T1"> </text:span><text:span text:style-name="T43">ﭘ</text:span><text:span text:style-name="T1"> </text:span><text:span text:style-name="T43">ﭙ</text:span><text:span text:style-name="T1"> </text:span><text:span text:style-name="T43">ﭚ</text:span><text:span text:style-name="T1"> </text:span><text:span text:style-name="T43">ﭛ</text:span><text:span text:style-name="T1"> </text:span><text:span text:style-name="T43">ﭜ</text:span><text:span text:style-name="T1"> </text:span><text:span text:style-name="T43">ﭝ</text:span><text:span text:style-name="T1"> </text:span><text:span text:style-name="T43">ﭞ</text:span><text:span text:style-name="T1"> </text:span><text:span text:style-name="T43">ﭟ</text:span><text:span text:style-name="T1"> </text:span><text:span text:style-name="T43">ﭠ</text:span><text:span text:style-name="T1"> </text:span><text:span text:style-name="T43">ﭡ</text:span><text:span text:style-name="T1"> </text:span><text:span text:style-name="T43">ﭢ</text:span><text:span text:style-name="T1"> </text:span><text:span text:style-name="T43">ﭣ</text:span><text:span text:style-name="T1"> </text:span><text:span text:style-name="T43">ﭤ</text:span><text:span text:style-name="T1"> </text:span><text:span text:style-name="T43">ﭥ</text:span><text:span text:style-name="T1"> </text:span><text:span text:style-name="T43">ﭦ</text:span><text:span text:style-name="T1"> </text:span><text:span text:style-name="T43">ﭧ</text:span><text:span text:style-name="T1"> </text:span><text:span text:style-name="T43">ﭨ</text:span><text:span text:style-name="T1"> </text:span><text:span text:style-name="T43">ﭩ</text:span><text:span text:style-name="T1"> </text:span><text:span text:style-name="T43">ﭪ</text:span><text:span text:style-name="T1"> </text:span><text:span text:style-name="T43">ﭫ</text:span><text:span text:style-name="T1"> </text:span><text:span text:style-name="T43">ﭬ</text:span><text:span text:style-name="T1"> </text:span><text:span text:style-name="T43">ﭭ</text:span><text:span text:style-name="T1"> </text:span><text:span text:style-name="T43">ﭮ</text:span><text:span text:style-name="T1"> </text:span><text:span text:style-name="T43">ﭯ</text:span><text:span text:style-name="T1"> </text:span><text:span text:style-name="T43">ﭰ</text:span><text:span text:style-name="T1"> </text:span><text:span text:style-name="T43">ﭱ</text:span><text:span text:style-name="T1"> </text:span><text:span text:style-name="T43">ﭲ</text:span><text:span text:style-name="T1"> </text:span><text:span text:style-name="T43">ﭳ</text:span><text:span text:style-name="T1"> </text:span><text:span text:style-name="T43">ﭴ</text:span><text:span text:style-name="T1"> </text:span><text:span text:style-name="T43">ﭵ</text:span><text:span text:style-name="T1"> </text:span><text:span text:style-name="T43">ﭶ</text:span><text:span text:style-name="T1"> </text:span><text:span text:style-name="T43">ﭷ</text:span><text:span text:style-name="T1"> </text:span><text:span text:style-name="T43">ﭸ</text:span><text:span text:style-name="T1"> </text:span><text:span text:style-name="T43">ﭹ</text:span><text:span text:style-name="T1"> </text:span><text:span text:style-name="T43">ﭺ</text:span><text:span text:style-name="T1"> </text:span><text:span text:style-name="T43">ﭻﭼ</text:span><text:span text:style-name="T1"> </text:span><text:span text:style-name="T43">ﭽ</text:span><text:span text:style-name="T1"> </text:span><text:span text:style-name="T43">ﭾ</text:span><text:span text:style-name="T1"> </text:span><text:span text:style-name="T43">ﭿ</text:span><text:span text:style-name="T1"> </text:span><text:span text:style-name="T43">ﮀ</text:span><text:span text:style-name="T1"> </text:span><text:span text:style-name="T43">ﮁ</text:span><text:span text:style-name="T1"> </text:span><text:span text:style-name="T43">ﮂ</text:span></text:p>
      <text:p text:style-name="P13"><text:span text:style-name="T43">ﮃ</text:span><text:span text:style-name="T1"> </text:span><text:span text:style-name="T43">ﮄ</text:span><text:span text:style-name="T1"> </text:span><text:span text:style-name="T43">ﮅ</text:span><text:span text:style-name="T1"> </text:span><text:span text:style-name="T43">ﮆﮇ</text:span><text:span text:style-name="T1"> </text:span><text:span text:style-name="T43">ﮈ</text:span><text:span text:style-name="T1"> </text:span><text:span text:style-name="T43">ﮉ</text:span><text:span text:style-name="T1"> </text:span><text:span text:style-name="T43">ﮊ</text:span><text:span text:style-name="T1"> </text:span><text:span text:style-name="T43">ﮋ</text:span><text:span text:style-name="T1"> </text:span><text:span text:style-name="T43">ﮌ</text:span><text:span text:style-name="T1"> </text:span><text:span text:style-name="T43">ﮍ</text:span><text:span text:style-name="T1"> </text:span><text:span text:style-name="T43">ﮎ</text:span><text:span text:style-name="T1"> </text:span><text:span text:style-name="T43">ﮏ</text:span><text:span text:style-name="T1"> </text:span><text:span text:style-name="T43">ﮐ</text:span><text:span text:style-name="T1"> </text:span><text:span text:style-name="T43">ﮑ</text:span><text:span text:style-name="T1"> </text:span><text:span text:style-name="T43">ﮒ</text:span><text:span text:style-name="T1"> </text:span><text:span text:style-name="T43">ﮓ</text:span><text:span text:style-name="T1"> </text:span><text:span text:style-name="T43">ﮔ</text:span><text:span text:style-name="T1"> </text:span><text:span text:style-name="T43">ﮕ</text:span><text:span text:style-name="T1"> </text:span><text:span text:style-name="T43">ﮖ</text:span><text:span text:style-name="T1"> </text:span><text:span text:style-name="T43">ﮗ</text:span><text:span text:style-name="T1"> </text:span><text:span text:style-name="T43">ﮘ</text:span><text:span text:style-name="T1"> </text:span><text:span text:style-name="T43">ﮙ</text:span><text:span text:style-name="T1"> </text:span><text:span text:style-name="T43">ﮚ</text:span><text:span text:style-name="T1"> </text:span><text:span text:style-name="T43">ﮛ</text:span><text:span text:style-name="T1"> </text:span><text:span text:style-name="T43">ﮜ</text:span><text:span text:style-name="T1"> </text:span><text:span text:style-name="T43">ﮝ</text:span><text:span text:style-name="T1"> </text:span><text:span text:style-name="T43">ﮞ</text:span><text:span text:style-name="T1"> </text:span><text:span text:style-name="T43">ﮟ</text:span><text:span text:style-name="T1"> </text:span><text:span text:style-name="T43">ﮠ</text:span><text:span text:style-name="T1"> </text:span><text:span text:style-name="T43">ﮡ</text:span><text:span text:style-name="T1"> </text:span><text:span text:style-name="T43">ﮢ</text:span><text:span text:style-name="T1"> </text:span><text:span text:style-name="T43">ﮣ</text:span><text:span text:style-name="T1"> </text:span><text:span text:style-name="T43">ﮤ</text:span><text:span text:style-name="T1"> </text:span><text:span text:style-name="T43">ﮥ</text:span><text:span text:style-name="T1"> </text:span><text:span text:style-name="T43">ﮦ</text:span><text:span text:style-name="T1"> </text:span><text:span text:style-name="T43">ﮧ</text:span><text:span text:style-name="T1"> </text:span><text:span text:style-name="T43">ﮨ</text:span><text:span text:style-name="T1"> </text:span><text:span text:style-name="T43">ﮩ</text:span><text:span text:style-name="T1"> </text:span><text:span text:style-name="T43">ﮪ</text:span><text:span text:style-name="T1"> </text:span><text:span text:style-name="T43">ﮫ</text:span><text:span text:style-name="T1"> </text:span><text:span text:style-name="T43">ﮬ</text:span><text:span text:style-name="T1"> </text:span><text:span text:style-name="T43">ﮭ</text:span><text:span text:style-name="T1"> </text:span><text:span text:style-name="T43">ﮮ</text:span><text:span text:style-name="T1"> </text:span><text:span text:style-name="T43">ﮯ</text:span><text:span text:style-name="T1"> </text:span><text:span text:style-name="T43">ﮰ</text:span><text:span text:style-name="T1"> </text:span><text:span text:style-name="T43">ﮱ</text:span><text:span text:style-name="T1"> </text:span><text:span text:style-name="T43">ﯓ</text:span><text:span text:style-name="T1"> </text:span><text:span text:style-name="T43">ﯔ</text:span><text:span text:style-name="T1"> </text:span><text:span text:style-name="T43">ﯕ</text:span><text:span text:style-name="T1"> </text:span><text:span text:style-name="T43">ﯖ</text:span><text:span text:style-name="T1"> </text:span><text:span text:style-name="T43">ﯗ</text:span><text:span text:style-name="T1"> </text:span><text:span text:style-name="T43">ﯘ</text:span><text:span text:style-name="T1"> </text:span><text:span text:style-name="T43">ﯙ</text:span><text:span text:style-name="T1"> </text:span><text:span text:style-name="T43">ﯚ</text:span><text:span text:style-name="T1"> </text:span><text:span text:style-name="T43">ﯛ</text:span><text:span text:style-name="T1"> </text:span><text:span text:style-name="T43">ﯜ</text:span><text:span text:style-name="T1"> </text:span><text:span text:style-name="T43">ﯝ</text:span><text:span text:style-name="T1"> </text:span><text:span text:style-name="T43">ﯞ</text:span><text:span text:style-name="T1"> </text:span><text:span text:style-name="T43">ﯟ</text:span><text:span text:style-name="T1"> </text:span><text:span text:style-name="T43">ﯠ</text:span><text:span text:style-name="T1"> </text:span><text:span text:style-name="T43">ﯡ</text:span><text:span text:style-name="T1"> </text:span><text:span text:style-name="T43">ﯢ</text:span><text:span text:style-name="T1"> </text:span><text:span text:style-name="T43">ﯣ</text:span><text:span text:style-name="T1"> </text:span><text:span text:style-name="T43">ﯤ</text:span><text:span text:style-name="T1"> </text:span><text:span text:style-name="T43">ﯥ</text:span><text:span text:style-name="T1"> </text:span><text:span text:style-name="T43">ﯦ</text:span><text:span text:style-name="T1"> </text:span><text:span text:style-name="T43">ﯧ</text:span><text:span text:style-name="T1"> </text:span><text:span text:style-name="T43">ﯨ</text:span><text:span text:style-name="T1"> </text:span><text:span text:style-name="T43">ﯩ</text:span><text:span text:style-name="T1"> </text:span><text:span text:style-name="T43">ﯪ</text:span><text:span text:style-name="T1"> </text:span><text:span text:style-name="T43">ﯫ</text:span><text:span text:style-name="T1"> </text:span><text:span text:style-name="T43">ﯬ</text:span><text:span text:style-name="T1"> </text:span><text:span text:style-name="T43">ﯭ</text:span><text:span text:style-name="T1"> </text:span><text:span text:style-name="T43">ﯮ</text:span><text:span text:style-name="T1"> </text:span><text:span text:style-name="T43">ﯯ</text:span><text:span text:style-name="T1"> </text:span><text:span text:style-name="T43">ﯰ</text:span><text:span text:style-name="T1"> </text:span><text:span text:style-name="T43">ﯱ</text:span><text:span text:style-name="T1"> </text:span><text:span text:style-name="T43">ﯲ</text:span><text:span text:style-name="T1"> </text:span><text:span text:style-name="T43">ﯳ</text:span><text:span text:style-name="T1"> </text:span><text:span text:style-name="T43">ﯴ</text:span><text:span text:style-name="T1"> </text:span><text:span text:style-name="T43">ﯵ</text:span><text:span text:style-name="T1"> </text:span><text:span text:style-name="T43">ﯶ</text:span><text:span text:style-name="T1"> </text:span><text:span text:style-name="T43">ﯷ</text:span><text:span text:style-name="T1"> </text:span><text:span text:style-name="T43">ﯸ</text:span><text:span text:style-name="T1"> </text:span><text:span text:style-name="T43">ﯹ</text:span><text:span text:style-name="T1"> </text:span><text:span text:style-name="T43">ﯺ</text:span><text:span text:style-name="T1"> </text:span><text:span text:style-name="T43">ﯻ</text:span><text:span text:style-name="T1"> </text:span><text:span text:style-name="T43">ﯼ</text:span><text:span text:style-name="T1"> </text:span><text:span text:style-name="T43">ﯽ</text:span><text:span text:style-name="T1"> </text:span><text:span text:style-name="T43">ﯾ</text:span><text:span text:style-name="T1"> </text:span><text:span text:style-name="T43">ﯿ</text:span><text:span text:style-name="T1"> </text:span><text:span text:style-name="T43">ﰀ</text:span><text:span text:style-name="T1"> </text:span><text:span text:style-name="T43">ﰁ</text:span><text:span text:style-name="T1"> </text:span><text:span text:style-name="T43">ﰂ</text:span><text:span text:style-name="T1"> </text:span><text:span text:style-name="T43">ﰃ</text:span><text:span text:style-name="T1"> </text:span><text:span text:style-name="T43">ﰄ</text:span><text:span text:style-name="T1"> </text:span><text:span text:style-name="T43">ﰅ</text:span><text:span text:style-name="T1"> </text:span><text:span text:style-name="T43">ﰆ</text:span><text:span text:style-name="T1"> </text:span><text:span text:style-name="T43">ﰇ</text:span><text:span text:style-name="T1"> </text:span><text:span text:style-name="T43">ﰈ</text:span><text:span text:style-name="T1"> </text:span><text:span text:style-name="T43">ﰉ</text:span><text:span text:style-name="T1"> </text:span><text:span text:style-name="T43">ﰊ</text:span></text:p>
      <text:p text:style-name="P31"><text:span text:style-name="T45">ﭑ</text:span><text:span text:style-name="T1"> </text:span><text:span text:style-name="T45">ﭒ</text:span><text:span text:style-name="T1"> </text:span><text:span text:style-name="T45">ﭓ</text:span><text:span text:style-name="T1"> </text:span><text:span text:style-name="T45">ﭔ</text:span><text:span text:style-name="T1"> </text:span><text:span text:style-name="T45">ﭕ</text:span><text:span text:style-name="T1"> </text:span><text:span text:style-name="T45">ﭖ</text:span><text:span text:style-name="T1"> </text:span><text:span text:style-name="T45">ﭗ</text:span><text:span text:style-name="T1"> </text:span><text:span text:style-name="T45">ﭘ</text:span><text:span text:style-name="T1"> </text:span><text:span text:style-name="T45">ﭙ</text:span><text:span text:style-name="T1"> </text:span><text:span text:style-name="T45">ﭚ</text:span><text:span text:style-name="T1"> </text:span><text:span text:style-name="T45">ﭛ</text:span><text:span text:style-name="T1"> </text:span><text:span text:style-name="T45">ﭜ</text:span><text:span text:style-name="T1"> </text:span><text:span text:style-name="T45">ﭝ</text:span><text:span text:style-name="T1"> </text:span><text:span text:style-name="T45">ﭞ</text:span><text:span text:style-name="T1"> </text:span><text:span text:style-name="T45">ﭟ</text:span><text:span text:style-name="T1"> </text:span><text:span text:style-name="T45">ﭠ</text:span><text:span text:style-name="T1"> </text:span><text:span text:style-name="T45">ﭡ</text:span><text:span text:style-name="T1"> </text:span><text:span text:style-name="T45">ﭢ</text:span><text:span text:style-name="T1"> </text:span><text:span text:style-name="T45">ﭣ</text:span><text:span text:style-name="T1"> </text:span><text:span text:style-name="T45">ﭤ</text:span><text:span text:style-name="T1"> </text:span><text:span text:style-name="T45">ﭥ</text:span><text:span text:style-name="T1"> </text:span><text:span text:style-name="T45">ﭦ</text:span><text:span text:style-name="T1"> </text:span><text:span text:style-name="T45">ﭧ</text:span><text:span text:style-name="T1"> </text:span><text:span text:style-name="T45">ﭨ</text:span><text:span text:style-name="T1"> </text:span><text:span text:style-name="T45">ﭩ</text:span><text:span text:style-name="T1"> </text:span><text:span text:style-name="T45">ﭪ</text:span><text:span text:style-name="T1"> </text:span><text:span text:style-name="T45">ﭫ</text:span><text:span text:style-name="T1"> </text:span><text:span text:style-name="T45">ﭬ</text:span><text:span text:style-name="T1"> </text:span><text:span text:style-name="T45">ﭭ</text:span><text:span text:style-name="T1"> </text:span><text:span text:style-name="T45">ﭮ</text:span><text:span text:style-name="T1"> </text:span><text:span text:style-name="T45">ﭯ</text:span><text:span text:style-name="T1"> </text:span><text:span text:style-name="T45">ﭰ</text:span><text:span text:style-name="T1"> </text:span><text:span text:style-name="T45">ﭱ</text:span><text:span text:style-name="T1"> </text:span><text:span text:style-name="T45">ﭲ</text:span><text:span text:style-name="T1"> </text:span><text:span text:style-name="T45">ﭳ</text:span><text:span text:style-name="T1"> </text:span><text:span text:style-name="T45">ﭴ</text:span><text:span text:style-name="T1"> </text:span><text:span text:style-name="T45">ﭵ</text:span><text:span text:style-name="T1"> </text:span><text:span text:style-name="T45">ﭶ</text:span><text:span text:style-name="T1"> </text:span><text:span text:style-name="T45">ﭷ</text:span><text:span text:style-name="T1"> </text:span><text:span text:style-name="T45">ﭸ</text:span><text:span text:style-name="T1"> </text:span><text:span text:style-name="T45">ﭹ</text:span><text:span text:style-name="T1"> </text:span><text:span text:style-name="T45">ﭺ</text:span><text:span text:style-name="T1"> </text:span><text:span text:style-name="T45">ﭻ</text:span><text:span text:style-name="T1"> </text:span><text:span text:style-name="T45">ﭼ</text:span><text:span text:style-name="T1"> </text:span><text:span text:style-name="T45">ﭽ</text:span><text:span text:style-name="T1"> </text:span><text:span text:style-name="T45">ﭾ</text:span><text:span text:style-name="T1"> </text:span><text:span text:style-name="T45">ﭿ</text:span><text:span text:style-name="T1"> </text:span><text:span text:style-name="T45">ﮀ</text:span><text:span text:style-name="T1"> </text:span><text:span text:style-name="T45">ﮁ</text:span><text:span text:style-name="T1"> </text:span><text:span text:style-name="T45">ﮂ</text:span><text:span text:style-name="T1"> </text:span><text:span text:style-name="T45">ﮃ</text:span><text:span text:style-name="T1"> </text:span><text:span text:style-name="T45">ﮄ</text:span><text:span text:style-name="T1"> </text:span><text:span text:style-name="T45">ﮅ</text:span><text:span text:style-name="T1"> </text:span><text:span text:style-name="T45">ﮆ</text:span><text:span text:style-name="T1"> </text:span><text:span text:style-name="T45">ﮇ</text:span><text:span text:style-name="T1"> </text:span><text:span text:style-name="T45">ﮈ</text:span><text:span text:style-name="T1"> </text:span><text:span text:style-name="T45">ﮉ</text:span><text:span text:style-name="T1"> </text:span><text:span text:style-name="T45">ﮊ</text:span><text:span text:style-name="T1"> </text:span><text:span text:style-name="T45">ﮋ</text:span><text:span text:style-name="T1"> </text:span><text:span text:style-name="T45">ﮌ</text:span><text:span text:style-name="T1"> </text:span><text:span text:style-name="T45">ﮍ</text:span><text:span text:style-name="T1"> </text:span><text:span text:style-name="T45">ﮎ</text:span><text:span text:style-name="T1"> </text:span><text:span text:style-name="T45">ﮏ</text:span><text:span text:style-name="T1"> </text:span><text:span text:style-name="T45">ﮐ</text:span><text:span text:style-name="T1"> </text:span><text:span text:style-name="T45">ﮑ</text:span><text:span text:style-name="T1"> </text:span><text:span text:style-name="T45">ﮒ</text:span><text:span text:style-name="T1"> </text:span><text:span text:style-name="T45">ﮓ</text:span><text:span text:style-name="T1"> </text:span><text:span text:style-name="T45">ﮔ</text:span><text:span text:style-name="T1"> </text:span><text:span text:style-name="T45">ﮕ</text:span><text:span text:style-name="T1"> </text:span><text:span text:style-name="T45">ﮖ</text:span><text:span text:style-name="T1"> </text:span><text:span text:style-name="T45">ﮗ</text:span><text:span text:style-name="T1"> </text:span><text:span text:style-name="T45">ﮘ</text:span><text:span text:style-name="T1"> </text:span><text:span text:style-name="T45">ﮙ</text:span><text:span text:style-name="T1"> </text:span><text:span text:style-name="T45">ﮚ</text:span><text:span text:style-name="T1"> </text:span><text:span text:style-name="T45">ﮛ</text:span><text:span text:style-name="T1"> </text:span><text:span text:style-name="T45">ﮜ</text:span><text:span text:style-name="T1"> </text:span><text:span text:style-name="T45">ﮝ</text:span><text:span text:style-name="T1"> </text:span><text:span text:style-name="T45">ﮞ</text:span><text:span text:style-name="T1"> </text:span><text:span text:style-name="T45">ﮟ</text:span><text:span text:style-name="T1"> </text:span><text:span text:style-name="T45">ﮠ</text:span><text:span text:style-name="T1"> </text:span><text:span text:style-name="T45">ﮡ</text:span><text:span text:style-name="T1"> </text:span><text:span text:style-name="T45">ﮢ</text:span><text:span text:style-name="T1"> </text:span><text:span text:style-name="T45">ﮣ</text:span><text:span text:style-name="T1"> </text:span><text:span text:style-name="T45">ﮤ</text:span><text:span text:style-name="T1"> </text:span><text:span text:style-name="T45">ﮥ</text:span><text:span text:style-name="T1"> </text:span><text:span text:style-name="T45">ﮦ</text:span><text:span text:style-name="T1"> </text:span><text:span text:style-name="T45">ﮧ</text:span><text:span text:style-name="T1"> </text:span><text:span text:style-name="T45">ﮨ</text:span><text:span text:style-name="T1"> </text:span><text:span text:style-name="T45">ﮩ</text:span><text:span text:style-name="T1"> </text:span><text:span text:style-name="T45">ﮪ</text:span><text:span text:style-name="T1"> </text:span><text:span text:style-name="T45">ﮫ</text:span><text:span text:style-name="T1"> </text:span><text:span text:style-name="T45">ﮬ</text:span><text:span text:style-name="T1"> </text:span><text:span text:style-name="T45">ﮭ</text:span><text:span text:style-name="T1"> </text:span><text:span text:style-name="T45">ﮮ</text:span><text:span text:style-name="T1"> </text:span><text:span text:style-name="T45">ﮯ</text:span><text:span text:style-name="T1"> </text:span><text:span text:style-name="T45">ﮰ</text:span><text:span text:style-name="T1"> </text:span><text:span text:style-name="T45">ﮱ</text:span><text:span text:style-name="T1"> </text:span><text:span text:style-name="T45">ﯓ</text:span><text:span text:style-name="T1"> </text:span><text:span text:style-name="T45">ﯔ</text:span><text:span text:style-name="T1"> </text:span><text:span text:style-name="T45">ﯕ</text:span><text:span text:style-name="T1"> </text:span><text:span text:style-name="T45">ﯖ</text:span><text:span text:style-name="T1"> </text:span><text:span text:style-name="T45">ﯗ</text:span><text:span text:style-name="T1"> </text:span><text:span text:style-name="T45">ﯘ</text:span><text:span text:style-name="T1"> </text:span><text:span text:style-name="T45">ﯙ</text:span><text:span text:style-name="T1"> </text:span><text:span text:style-name="T45">ﯚ</text:span><text:span text:style-name="T1"> </text:span><text:span text:style-name="T45">ﯛ</text:span><text:span text:style-name="T1"> </text:span><text:span text:style-name="T45">ﯜ</text:span><text:span text:style-name="T1"> </text:span><text:span text:style-name="T45">ﯝ</text:span><text:span text:style-name="T1"> </text:span><text:span text:style-name="T45">ﯞ</text:span><text:span text:style-name="T1"> </text:span><text:span text:style-name="T45">ﯟ</text:span><text:span text:style-name="T1"> </text:span><text:span text:style-name="T45">ﯠ</text:span><text:span text:style-name="T1"> </text:span><text:span text:style-name="T45">ﯡ</text:span><text:span text:style-name="T1"> </text:span><text:span text:style-name="T45">ﯢ</text:span><text:span text:style-name="T1"> </text:span><text:span text:style-name="T45">ﯣ</text:span><text:span text:style-name="T1"> </text:span><text:span text:style-name="T45">ﯤ</text:span><text:span text:style-name="T1"> </text:span><text:span text:style-name="T45">ﯥ</text:span><text:span text:style-name="T1"> </text:span><text:span text:style-name="T45">ﯦ</text:span><text:span text:style-name="T1"> </text:span><text:span text:style-name="T45">ﯧ</text:span><text:span text:style-name="T1"> </text:span><text:span text:style-name="T45">ﯨ</text:span><text:span text:style-name="T1"> </text:span><text:span text:style-name="T45">ﯩ</text:span><text:span text:style-name="T1"> </text:span><text:span text:style-name="T45">ﯪ</text:span><text:span text:style-name="T1"> </text:span><text:span text:style-name="T45">ﯫ</text:span><text:span text:style-name="T1"> </text:span><text:span text:style-name="T45">ﯬ</text:span><text:span text:style-name="T1"> </text:span><text:span text:style-name="T45">ﯭ</text:span><text:span text:style-name="T1"> </text:span><text:span text:style-name="T45">ﯮ</text:span><text:span text:style-name="T1"> </text:span><text:span text:style-name="T45">ﯯ</text:span><text:span text:style-name="T1"> </text:span><text:span text:style-name="T45">ﯰ</text:span><text:span text:style-name="T1"> </text:span><text:span text:style-name="T45">ﯱ</text:span><text:span text:style-name="T1"> </text:span><text:span text:style-name="T45">ﯲ</text:span><text:span text:style-name="T1"> </text:span><text:span text:style-name="T45">ﯳ</text:span><text:span text:style-name="T1"> </text:span><text:span text:style-name="T45">ﯴ</text:span><text:span text:style-name="T1"> </text:span><text:span text:style-name="T45">ﯵ</text:span><text:span text:style-name="T1"> </text:span><text:span text:style-name="T45">ﯶﯷ</text:span><text:span text:style-name="T1"> </text:span><text:span text:style-name="T45">ﯸ</text:span><text:span text:style-name="T1"> </text:span><text:span text:style-name="T45">ﯹ</text:span><text:span text:style-name="T1"> </text:span><text:span text:style-name="T45">ﯺ</text:span><text:span text:style-name="T1"> </text:span><text:span text:style-name="T45">ﯻ</text:span><text:span text:style-name="T1"> </text:span><text:span text:style-name="T45">ﯼ</text:span><text:span text:style-name="T1"> </text:span><text:span text:style-name="T45">ﯽ</text:span><text:span text:style-name="T1"> </text:span><text:span text:style-name="T45">ﯾ</text:span></text:p>
      <text:p text:style-name="P14"><text:span text:style-name="T42">ﮌ</text:span><text:span text:style-name="T60">ﮧ</text:span></text:p>
      <text:p text:style-name="P37"><text:span text:style-name="T49">ﭤ</text:span><text:span text:style-name="T60">ﭥﭦ</text:span></text:p>
      <text:p text:style-name="P15"><text:span text:style-name="T47">ﭑﭒ</text:span><text:span text:style-name="T1"> </text:span><text:span text:style-name="T47">ﭓ</text:span><text:span text:style-name="T1"> </text:span><text:span text:style-name="T47">ﭔ</text:span><text:span text:style-name="T1"> </text:span><text:span text:style-name="T47">ﭕ</text:span><text:span text:style-name="T1"> </text:span><text:span text:style-name="T47">ﭖ</text:span><text:span text:style-name="T1"> </text:span><text:span text:style-name="T47">ﭗ</text:span><text:span text:style-name="T1"> </text:span><text:span text:style-name="T47">ﭘ</text:span><text:span text:style-name="T1"> </text:span><text:span text:style-name="T47">ﭙ</text:span><text:span text:style-name="T1"> </text:span><text:span text:style-name="T47">ﭚ</text:span><text:span text:style-name="T1"> </text:span><text:span text:style-name="T47">ﭛ</text:span><text:span text:style-name="T1"> </text:span><text:span text:style-name="T47">ﭜ</text:span><text:span text:style-name="T1"> </text:span><text:span text:style-name="T47">ﭝ</text:span><text:span text:style-name="T1"> </text:span><text:span text:style-name="T47">ﭞ</text:span><text:span text:style-name="T1"> </text:span><text:span text:style-name="T47">ﭟ</text:span><text:span text:style-name="T1"> </text:span><text:span text:style-name="T47">ﭠ</text:span><text:span text:style-name="T1"> </text:span><text:span text:style-name="T47">ﭡ</text:span><text:span text:style-name="T1"> </text:span><text:span text:style-name="T47">ﭢ</text:span><text:span text:style-name="T1"> </text:span><text:span text:style-name="T47">ﭣ</text:span><text:span text:style-name="T1"> </text:span><text:span text:style-name="T47">ﭤ</text:span><text:span text:style-name="T1"> </text:span><text:span text:style-name="T47">ﭥ</text:span><text:span text:style-name="T1"> </text:span><text:span text:style-name="T47">ﭦ</text:span><text:span text:style-name="T1"> </text:span><text:span text:style-name="T47">ﭧ</text:span><text:span text:style-name="T1"> </text:span><text:span text:style-name="T47">ﭨ</text:span><text:span text:style-name="T1"> </text:span><text:span text:style-name="T47">ﭩ</text:span><text:span text:style-name="T1"> </text:span><text:span text:style-name="T47">ﭪ</text:span><text:span text:style-name="T1"> </text:span><text:span text:style-name="T47">ﭫ</text:span><text:span text:style-name="T1"> </text:span><text:span text:style-name="T47">ﭬ</text:span><text:span text:style-name="T1"> </text:span><text:span text:style-name="T47">ﭭ</text:span><text:span text:style-name="T1"> </text:span><text:span text:style-name="T47">ﭮ</text:span><text:span text:style-name="T1"> </text:span><text:span text:style-name="T47">ﭯ</text:span><text:span text:style-name="T1"> </text:span><text:span text:style-name="T47">ﭰ</text:span><text:span text:style-name="T1"> </text:span><text:span text:style-name="T47">ﭱ</text:span><text:span text:style-name="T1"> </text:span><text:span text:style-name="T47">ﭲ</text:span><text:span text:style-name="T1"> </text:span><text:span text:style-name="T47">ﭳ</text:span><text:span text:style-name="T1"> </text:span><text:span text:style-name="T47">ﭴ</text:span><text:span text:style-name="T1"> </text:span><text:span text:style-name="T47">ﭵ</text:span><text:span text:style-name="T1"> </text:span><text:span text:style-name="T47">ﭶ</text:span><text:span text:style-name="T1"> </text:span><text:span text:style-name="T47">ﭷ</text:span><text:span text:style-name="T1"> </text:span><text:span text:style-name="T47">ﭸ</text:span><text:span text:style-name="T1"> </text:span><text:span text:style-name="T47">ﭹ</text:span><text:span text:style-name="T1"> </text:span><text:span text:style-name="T47">ﭺ</text:span><text:span text:style-name="T1"> </text:span><text:span text:style-name="T47">ﭻ</text:span><text:span text:style-name="T1"> </text:span><text:span text:style-name="T47">ﭼ</text:span><text:span text:style-name="T1"> </text:span><text:span text:style-name="T47">ﭽ</text:span><text:span text:style-name="T1"> </text:span><text:span text:style-name="T47">ﭾ</text:span><text:span text:style-name="T1"> </text:span><text:span text:style-name="T47">ﭿ</text:span><text:span text:style-name="T1"> </text:span><text:span text:style-name="T47">ﮀ</text:span><text:span text:style-name="T1"> </text:span><text:span text:style-name="T47">ﮁ</text:span><text:span text:style-name="T1"> </text:span><text:span text:style-name="T47">ﮂ</text:span><text:span text:style-name="T1"> </text:span><text:span text:style-name="T47">ﮃ</text:span><text:span text:style-name="T1"> </text:span><text:span text:style-name="T47">ﮄ</text:span><text:span text:style-name="T1"> </text:span><text:span text:style-name="T47">ﮅ</text:span><text:span text:style-name="T1"> </text:span><text:span text:style-name="T47">ﮆ</text:span><text:span text:style-name="T1"> </text:span><text:span text:style-name="T47">ﮇ</text:span><text:span text:style-name="T1"> </text:span><text:span text:style-name="T47">ﮈ</text:span><text:span text:style-name="T1"> </text:span><text:span text:style-name="T47">ﮉ</text:span><text:span text:style-name="T1"> </text:span><text:span text:style-name="T47">ﮊ</text:span><text:span text:style-name="T1"> </text:span><text:span text:style-name="T47">ﮋ</text:span><text:span text:style-name="T1"> </text:span><text:span text:style-name="T47">ﮌ</text:span><text:span text:style-name="T1"> </text:span><text:span text:style-name="T47">ﮍ</text:span><text:span text:style-name="T1"> </text:span><text:span text:style-name="T47">ﮎ</text:span><text:span text:style-name="T1"> </text:span><text:span text:style-name="T47">ﮏ</text:span><text:span text:style-name="T1"> </text:span><text:span text:style-name="T47">ﮐ</text:span><text:span text:style-name="T1"> </text:span><text:span text:style-name="T47">ﮑ</text:span><text:span text:style-name="T1"> </text:span><text:span text:style-name="T47">ﮒ</text:span><text:span text:style-name="T1"> </text:span><text:span text:style-name="T47">ﮓ</text:span><text:span text:style-name="T1"> </text:span><text:span text:style-name="T47">ﮔ</text:span><text:span text:style-name="T1"> </text:span><text:span text:style-name="T47">ﮕ</text:span><text:span text:style-name="T1"> </text:span><text:span text:style-name="T47">ﮖ</text:span><text:span text:style-name="T1"> </text:span><text:span text:style-name="T47">ﮗ</text:span><text:span text:style-name="T1"> </text:span><text:span text:style-name="T47">ﮘ</text:span><text:span text:style-name="T1"> </text:span><text:span text:style-name="T47">ﮙ</text:span><text:span text:style-name="T1"> </text:span><text:span text:style-name="T47">ﮚ</text:span><text:span text:style-name="T1"> </text:span><text:span text:style-name="T47">ﮛ</text:span><text:span text:style-name="T1"> </text:span><text:span text:style-name="T47">ﮜ</text:span><text:span text:style-name="T1"> </text:span><text:span text:style-name="T47">ﮝ</text:span><text:span text:style-name="T1"> </text:span><text:span text:style-name="T47">ﮞ</text:span><text:span text:style-name="T1"> </text:span><text:span text:style-name="T47">ﮟ</text:span><text:span text:style-name="T1"> </text:span><text:span text:style-name="T47">ﮠ</text:span><text:span text:style-name="T1"> </text:span><text:span text:style-name="T47">ﮡ</text:span><text:span text:style-name="T1"> </text:span><text:span text:style-name="T47">ﮢ</text:span><text:span text:style-name="T1"> </text:span><text:span text:style-name="T47">ﮣ</text:span><text:span text:style-name="T1"> </text:span><text:span text:style-name="T47">ﮤ</text:span><text:span text:style-name="T1"> </text:span><text:span text:style-name="T47">ﮥ</text:span><text:span text:style-name="T1"> </text:span><text:span text:style-name="T47">ﮦ</text:span><text:span text:style-name="T1"> </text:span><text:span text:style-name="T47">ﮧ</text:span><text:span text:style-name="T1"> </text:span><text:span text:style-name="T47">ﮨ</text:span><text:span text:style-name="T1"> </text:span><text:span text:style-name="T47">ﮩ</text:span><text:span text:style-name="T1"> </text:span><text:span text:style-name="T47">ﮪ</text:span><text:span text:style-name="T1"> </text:span><text:span text:style-name="T47">ﮫ</text:span><text:span text:style-name="T1"> </text:span><text:span text:style-name="T47">ﮬ</text:span><text:span text:style-name="T1"> </text:span><text:span text:style-name="T47">ﮭﮮ</text:span><text:span text:style-name="T1"> </text:span><text:span text:style-name="T47">ﮯ</text:span><text:span text:style-name="T1"> </text:span><text:span text:style-name="T47">ﮰ</text:span><text:span text:style-name="T1"> </text:span><text:span text:style-name="T47">ﮱ</text:span><text:span text:style-name="T1"> </text:span><text:span text:style-name="T47">ﯓ</text:span><text:span text:style-name="T1"> </text:span><text:span text:style-name="T47">ﯔ</text:span><text:span text:style-name="T1"> </text:span><text:span text:style-name="T47">ﯕ</text:span><text:span text:style-name="T1"> </text:span><text:span text:style-name="T47">ﯖ</text:span><text:span text:style-name="T1"> </text:span><text:span text:style-name="T47">ﯗ</text:span><text:span text:style-name="T1"> </text:span><text:span text:style-name="T47">ﯘﯙ</text:span><text:span text:style-name="T1"> </text:span><text:span text:style-name="T47">ﯚ</text:span><text:span text:style-name="T1"> </text:span><text:span text:style-name="T47">ﯛ</text:span><text:span text:style-name="T1"> </text:span><text:span text:style-name="T47">ﯜ</text:span><text:span text:style-name="T1"> </text:span><text:span text:style-name="T47">ﯝ</text:span><text:span text:style-name="T1"> </text:span><text:span text:style-name="T47">ﯞ</text:span><text:span text:style-name="T1"> </text:span><text:span text:style-name="T47">ﯟ</text:span><text:span text:style-name="T1"> </text:span><text:span text:style-name="T47">ﯠ</text:span><text:span text:style-name="T1"> </text:span><text:span text:style-name="T47">ﯡ</text:span><text:span text:style-name="T1"> </text:span><text:span text:style-name="T47">ﯢ</text:span><text:span text:style-name="T1"> </text:span><text:span text:style-name="T47">ﯣ</text:span><text:span text:style-name="T1"> </text:span><text:span text:style-name="T47">ﯤ</text:span><text:span text:style-name="T1"> </text:span><text:span text:style-name="T47">ﯥ</text:span><text:span text:style-name="T1"> </text:span><text:span text:style-name="T47">ﯦ</text:span><text:span text:style-name="T1"> </text:span><text:span text:style-name="T47">ﯧ</text:span><text:span text:style-name="T1"> </text:span><text:span text:style-name="T47">ﯨ</text:span><text:span text:style-name="T1"> </text:span><text:span text:style-name="T47">ﯩ</text:span><text:span text:style-name="T1"> </text:span><text:span text:style-name="T47">ﯪ</text:span><text:span text:style-name="T1"> </text:span><text:span text:style-name="T47">ﯫ</text:span><text:span text:style-name="T1"> </text:span><text:span text:style-name="T47">ﯬ</text:span><text:span text:style-name="T1"> </text:span><text:span text:style-name="T47">ﯭ</text:span><text:span text:style-name="T1"> </text:span><text:span text:style-name="T47">ﯮ</text:span><text:span text:style-name="T1"> </text:span><text:span text:style-name="T47">ﯯ</text:span><text:span text:style-name="T1"> </text:span><text:span text:style-name="T47">ﯰ</text:span><text:span text:style-name="T1"> </text:span><text:span text:style-name="T47">ﯱ</text:span><text:span text:style-name="T1"> </text:span><text:span text:style-name="T47">ﯲ</text:span><text:span text:style-name="T1"> </text:span><text:span text:style-name="T47">ﯳ</text:span><text:span text:style-name="T1"> </text:span><text:span text:style-name="T47">ﯴﯵ</text:span><text:span text:style-name="T1"> </text:span><text:span text:style-name="T47">ﯶ</text:span><text:span text:style-name="T1"> </text:span><text:span text:style-name="T47">ﯷﯸ</text:span><text:span text:style-name="T1"> </text:span><text:span text:style-name="T47">ﯹ</text:span><text:span text:style-name="T1"> </text:span><text:span text:style-name="T47">ﯺ</text:span><text:span text:style-name="T1"> </text:span><text:span text:style-name="T47">ﯻ</text:span><text:span text:style-name="T1"> </text:span><text:span text:style-name="T47">ﯼ</text:span><text:span text:style-name="T1"> </text:span><text:span text:style-name="T47">ﯽ</text:span><text:span text:style-name="T1"> </text:span><text:span text:style-name="T47">ﯾﯿ</text:span><text:span text:style-name="T1"> </text:span><text:span text:style-name="T47">ﰀ</text:span><text:span text:style-name="T1"> </text:span><text:span text:style-name="T47">ﰁ</text:span><text:span text:style-name="T1"> </text:span><text:span text:style-name="T47">ﰂ</text:span><text:span text:style-name="T1"> </text:span><text:span text:style-name="T47">ﰃ</text:span><text:span text:style-name="T1"> </text:span><text:span text:style-name="T47">ﰄ</text:span><text:span text:style-name="T1"> </text:span><text:span text:style-name="T47">ﰅ</text:span><text:span text:style-name="T1"> </text:span><text:span text:style-name="T47">ﰆ</text:span><text:span text:style-name="T1"> </text:span><text:span text:style-name="T47">ﰇ</text:span><text:span text:style-name="T1"> </text:span><text:span text:style-name="T47">ﰈ</text:span><text:span text:style-name="T1"> </text:span><text:span text:style-name="T47">ﰉ</text:span><text:span text:style-name="T1"> </text:span><text:span text:style-name="T47">ﰊ</text:span><text:span text:style-name="T1"> </text:span><text:span text:style-name="T47">ﰋ</text:span><text:span text:style-name="T1"> </text:span><text:span text:style-name="T47">ﰌ</text:span><text:span text:style-name="T1"> </text:span><text:span text:style-name="T47">ﰍ</text:span></text:p>
      <text:p text:style-name="P32"><text:span text:style-name="T50">ﭑ</text:span><text:span text:style-name="T1"> </text:span><text:span text:style-name="T50">ﭒ</text:span><text:span text:style-name="T1"> </text:span><text:span text:style-name="T50">ﭓ</text:span><text:span text:style-name="T1"> </text:span><text:span text:style-name="T50">ﭔ</text:span><text:span text:style-name="T1"> </text:span><text:span text:style-name="T50">ﭕ</text:span><text:span text:style-name="T1"> </text:span><text:span text:style-name="T50">ﭖﭗ</text:span><text:span text:style-name="T1"> </text:span><text:span text:style-name="T50">ﭘ</text:span><text:span text:style-name="T1"> </text:span><text:span text:style-name="T50">ﭙ</text:span><text:span text:style-name="T1"> </text:span><text:span text:style-name="T50">ﭚ</text:span><text:span text:style-name="T1"> </text:span><text:span text:style-name="T50">ﭛ</text:span><text:span text:style-name="T1"> </text:span><text:span text:style-name="T50">ﭜ</text:span><text:span text:style-name="T1"> </text:span><text:span text:style-name="T50">ﭝ</text:span><text:span text:style-name="T1"> </text:span><text:span text:style-name="T50">ﭞ</text:span><text:span text:style-name="T1"> </text:span><text:span text:style-name="T50">ﭟ</text:span><text:span text:style-name="T1"> </text:span><text:span text:style-name="T50">ﭠ</text:span><text:span text:style-name="T1"> </text:span><text:span text:style-name="T50">ﭡ</text:span><text:span text:style-name="T1"> </text:span><text:span text:style-name="T50">ﭢﭣ</text:span><text:span text:style-name="T1"> </text:span><text:span text:style-name="T50">ﭤ</text:span><text:span text:style-name="T1"> </text:span><text:span text:style-name="T50">ﭥ</text:span><text:span text:style-name="T1"> </text:span><text:span text:style-name="T50">ﭦ</text:span><text:span text:style-name="T1"> </text:span><text:span text:style-name="T50">ﭧ</text:span><text:span text:style-name="T1"> </text:span><text:span text:style-name="T50">ﭨ</text:span><text:span text:style-name="T1"> </text:span><text:span text:style-name="T50">ﭩ</text:span><text:span text:style-name="T1"> </text:span><text:span text:style-name="T50">ﭪ</text:span><text:span text:style-name="T1"> </text:span><text:span text:style-name="T50">ﭫ</text:span><text:span text:style-name="T1"> </text:span><text:span text:style-name="T50">ﭬ</text:span><text:span text:style-name="T1"> </text:span><text:span text:style-name="T50">ﭭ</text:span></text:p>
      <text:p text:style-name="P16"><text:span text:style-name="T50">ﭮ</text:span><text:span text:style-name="T1"> </text:span><text:span text:style-name="T50">ﭯ</text:span><text:span text:style-name="T1"> </text:span><text:span text:style-name="T50">ﭰ</text:span><text:span text:style-name="T1"> </text:span><text:span text:style-name="T50">ﭱﭲ</text:span><text:span text:style-name="T1"> </text:span><text:span text:style-name="T50">ﭳ</text:span><text:span text:style-name="T1"> </text:span><text:span text:style-name="T50">ﭴ</text:span><text:span text:style-name="T1"> </text:span><text:span text:style-name="T50">ﭵ</text:span><text:span text:style-name="T1"> </text:span><text:span text:style-name="T50">ﭶ</text:span><text:span text:style-name="T1"> </text:span><text:span text:style-name="T50">ﭷ</text:span><text:span text:style-name="T1"> </text:span><text:span text:style-name="T50">ﭸ</text:span><text:span text:style-name="T1"> </text:span><text:span text:style-name="T50">ﭹ</text:span><text:span text:style-name="T1"> </text:span><text:span text:style-name="T50">ﭺ</text:span><text:span text:style-name="T1"> </text:span><text:span text:style-name="T50">ﭻ</text:span><text:span text:style-name="T1"> </text:span><text:span text:style-name="T50">ﭼﭽ</text:span><text:span text:style-name="T1"> </text:span><text:span text:style-name="T50">ﭾ</text:span><text:span text:style-name="T1"> </text:span><text:span text:style-name="T50">ﭿ</text:span><text:span text:style-name="T1"> </text:span><text:span text:style-name="T50">ﮀ</text:span><text:span text:style-name="T1"> </text:span><text:span text:style-name="T50">ﮁ</text:span><text:span text:style-name="T1"> </text:span><text:span text:style-name="T50">ﮂ</text:span><text:span text:style-name="T1"> </text:span><text:span text:style-name="T50">ﮃ</text:span><text:span text:style-name="T1"> </text:span><text:span text:style-name="T50">ﮄ</text:span><text:span text:style-name="T1"> </text:span><text:span text:style-name="T50">ﮅ</text:span><text:span text:style-name="T1"> </text:span><text:span text:style-name="T50">ﮆ</text:span><text:span text:style-name="T1"> </text:span><text:span text:style-name="T50">ﮇ</text:span><text:span text:style-name="T1"> </text:span><text:span text:style-name="T50">ﮈ</text:span><text:span text:style-name="T1"> </text:span><text:span text:style-name="T50">ﮉ</text:span><text:span text:style-name="T1"> </text:span><text:span text:style-name="T50">ﮊ</text:span><text:span text:style-name="T1"> </text:span><text:span text:style-name="T50">ﮋ</text:span><text:span text:style-name="T1"> </text:span><text:span text:style-name="T50">ﮌ</text:span><text:span text:style-name="T1"> </text:span><text:span text:style-name="T50">ﮍ</text:span><text:span text:style-name="T1"> </text:span><text:span text:style-name="T50">ﮎ</text:span><text:span text:style-name="T1"> </text:span><text:span text:style-name="T50">ﮏ</text:span><text:span text:style-name="T1"> </text:span><text:span text:style-name="T50">ﮐ</text:span><text:span text:style-name="T1"> </text:span><text:span text:style-name="T50">ﮑ</text:span><text:span text:style-name="T1"> </text:span><text:span text:style-name="T50">ﮒ</text:span><text:span text:style-name="T1"> </text:span><text:span text:style-name="T50">ﮓ</text:span><text:span text:style-name="T1"> </text:span><text:span text:style-name="T50">ﮔ</text:span><text:span text:style-name="T1"> </text:span><text:span text:style-name="T50">ﮕ</text:span><text:span text:style-name="T1"> </text:span><text:span text:style-name="T50">ﮖ</text:span><text:span text:style-name="T1"> </text:span><text:span text:style-name="T50">ﮗ</text:span><text:span text:style-name="T1"> </text:span><text:span text:style-name="T50">ﮘ</text:span><text:span text:style-name="T1"> </text:span><text:span text:style-name="T50">ﮙ</text:span><text:span text:style-name="T1"> </text:span><text:span text:style-name="T50">ﮚ</text:span><text:span text:style-name="T1"> </text:span><text:span text:style-name="T50">ﮛ</text:span><text:span text:style-name="T1"> </text:span><text:span text:style-name="T50">ﮜ</text:span><text:span text:style-name="T1"> </text:span><text:span text:style-name="T50">ﮝ</text:span><text:span text:style-name="T1"> </text:span><text:span text:style-name="T50">ﮞ</text:span></text:p>
      <text:p text:style-name="P16"><text:span text:style-name="T50">ﮟ</text:span><text:span text:style-name="T1"> </text:span><text:span text:style-name="T50">ﮠ</text:span><text:span text:style-name="T1"> </text:span><text:span text:style-name="T50">ﮡ</text:span><text:span text:style-name="T1"> </text:span><text:span text:style-name="T50">ﮢ</text:span><text:span text:style-name="T1"> </text:span><text:span text:style-name="T50">ﮣ</text:span><text:span text:style-name="T1"> </text:span><text:span text:style-name="T50">ﮤ</text:span><text:span text:style-name="T1"> </text:span><text:span text:style-name="T50">ﮥ</text:span><text:span text:style-name="T1"> </text:span><text:span text:style-name="T50">ﮦ</text:span><text:span text:style-name="T1"> </text:span><text:span text:style-name="T50">ﮧ</text:span><text:span text:style-name="T1"> </text:span><text:span text:style-name="T50">ﮨ</text:span><text:span text:style-name="T1"> </text:span><text:span text:style-name="T50">ﮩ</text:span><text:span text:style-name="T1"> </text:span><text:span text:style-name="T50">ﮪ</text:span><text:span text:style-name="T1"> </text:span><text:span text:style-name="T50">ﮫ</text:span><text:span text:style-name="T1"> </text:span><text:span text:style-name="T50">ﮬ</text:span><text:span text:style-name="T1"> </text:span><text:span text:style-name="T50">ﮭ</text:span><text:span text:style-name="T1"> </text:span><text:span text:style-name="T50">ﮮ</text:span><text:span text:style-name="T1"> </text:span><text:span text:style-name="T50">ﮯ</text:span><text:span text:style-name="T1"> </text:span><text:span text:style-name="T50">ﮰ</text:span><text:span text:style-name="T1"> </text:span><text:span text:style-name="T50">ﮱ</text:span><text:span text:style-name="T1"> </text:span><text:span text:style-name="T50">ﯓ</text:span><text:span text:style-name="T1"> </text:span><text:span text:style-name="T50">ﯔ</text:span><text:span text:style-name="T1"> </text:span><text:span text:style-name="T50">ﯕ</text:span><text:span text:style-name="T1"> </text:span><text:span text:style-name="T50">ﯖ</text:span><text:span text:style-name="T1"> </text:span><text:span text:style-name="T50">ﯗ</text:span><text:span text:style-name="T1"> </text:span><text:span text:style-name="T50">ﯘ</text:span><text:span text:style-name="T1"> </text:span><text:span text:style-name="T50">ﯙ</text:span><text:span text:style-name="T1"> </text:span><text:span text:style-name="T50">ﯚ</text:span><text:span text:style-name="T1"> </text:span><text:span text:style-name="T50">ﯛ</text:span><text:span text:style-name="T1"> </text:span><text:span text:style-name="T50">ﯜ</text:span><text:span text:style-name="T1"> </text:span><text:span text:style-name="T50">ﯝ</text:span><text:span text:style-name="T1"> </text:span><text:span text:style-name="T50">ﯞ</text:span><text:span text:style-name="T1"> </text:span><text:span text:style-name="T50">ﯟ</text:span><text:span text:style-name="T1"> </text:span><text:span text:style-name="T50">ﯠ</text:span><text:span text:style-name="T1"> </text:span><text:span text:style-name="T50">ﯡ</text:span><text:span text:style-name="T1"> </text:span><text:span text:style-name="T50">ﯢ</text:span><text:span text:style-name="T1"> </text:span><text:span text:style-name="T50">ﯣ</text:span><text:span text:style-name="T1"> </text:span><text:span text:style-name="T50">ﯤ</text:span><text:span text:style-name="T1"> </text:span><text:span text:style-name="T50">ﯥ</text:span><text:span text:style-name="T1"> </text:span><text:span text:style-name="T50">ﯦ</text:span><text:span text:style-name="T1"> </text:span><text:span text:style-name="T50">ﯧ</text:span><text:span text:style-name="T1"> </text:span><text:span text:style-name="T50">ﯨ</text:span><text:span text:style-name="T1"> </text:span><text:span text:style-name="T50">ﯩ</text:span><text:span text:style-name="T1"> </text:span><text:span text:style-name="T50">ﯪ</text:span><text:span text:style-name="T1"> </text:span><text:span text:style-name="T50">ﯫ</text:span><text:span text:style-name="T1"> </text:span><text:span text:style-name="T50">ﯬ</text:span><text:span text:style-name="T1"> </text:span><text:span text:style-name="T50">ﯭ</text:span></text:p>
      <text:p text:style-name="P16"><text:span text:style-name="T50">ﯮ</text:span><text:span text:style-name="T1"> </text:span><text:span text:style-name="T50">ﯯ</text:span><text:span text:style-name="T1"> </text:span><text:span text:style-name="T50">ﯰ</text:span><text:span text:style-name="T1"> </text:span><text:span text:style-name="T50">ﯱ</text:span><text:span text:style-name="T1"> </text:span><text:span text:style-name="T50">ﯲ</text:span><text:span text:style-name="T1"> </text:span><text:span text:style-name="T50">ﯳ</text:span><text:span text:style-name="T1"> </text:span><text:span text:style-name="T50">ﯴ</text:span><text:span text:style-name="T1"> </text:span><text:span text:style-name="T50">ﯵ</text:span><text:span text:style-name="T1"> </text:span><text:span text:style-name="T50">ﯶ</text:span><text:span text:style-name="T1"> </text:span><text:span text:style-name="T50">ﯷ</text:span><text:span text:style-name="T1"> </text:span><text:span text:style-name="T50">ﯸ</text:span><text:span text:style-name="T1"> </text:span><text:span text:style-name="T50">ﯹ</text:span><text:span text:style-name="T1"> </text:span><text:span text:style-name="T50">ﯺ</text:span><text:span text:style-name="T1"> </text:span><text:span text:style-name="T50">ﯻ</text:span><text:span text:style-name="T1"> </text:span><text:span text:style-name="T50">ﯼ</text:span><text:span text:style-name="T1"> </text:span><text:span text:style-name="T50">ﯽ</text:span><text:span text:style-name="T1"> </text:span><text:span text:style-name="T50">ﯾ</text:span><text:span text:style-name="T1"> </text:span><text:span text:style-name="T50">ﯿ</text:span><text:span text:style-name="T1"> </text:span><text:span text:style-name="T50">ﰀ</text:span><text:span text:style-name="T1"> </text:span><text:span text:style-name="T50">ﰁ</text:span></text:p>
      <text:p text:style-name="P33"><text:span text:style-name="T52">ﭑ</text:span><text:span text:style-name="T1"> </text:span><text:span text:style-name="T52">ﭒ</text:span><text:span text:style-name="T1"> </text:span><text:span text:style-name="T52">ﭓ</text:span><text:span text:style-name="T1"> </text:span><text:span text:style-name="T52">ﭔ</text:span><text:span text:style-name="T1"> </text:span><text:span text:style-name="T52">ﭕ</text:span><text:span text:style-name="T1"> </text:span><text:span text:style-name="T52">ﭖ</text:span><text:span text:style-name="T1"> </text:span><text:span text:style-name="T52">ﭗ</text:span><text:span text:style-name="T1"> </text:span><text:span text:style-name="T52">ﭘ</text:span><text:span text:style-name="T1"> </text:span><text:span text:style-name="T52">ﭙ</text:span><text:span text:style-name="T1"> </text:span><text:span text:style-name="T52">ﭚ</text:span><text:span text:style-name="T1"> </text:span><text:span text:style-name="T52">ﭛ</text:span><text:span text:style-name="T1"> </text:span><text:span text:style-name="T52">ﭜ</text:span><text:span text:style-name="T1"> </text:span><text:span text:style-name="T52">ﭝ</text:span><text:span text:style-name="T1"> </text:span><text:span text:style-name="T52">ﭞ</text:span><text:span text:style-name="T1"> </text:span><text:span text:style-name="T52">ﭟ</text:span><text:span text:style-name="T1"> </text:span><text:span text:style-name="T52">ﭠ</text:span></text:p>
      <text:p text:style-name="P17"><text:span text:style-name="T52">ﭡ</text:span><text:span text:style-name="T1"> </text:span><text:span text:style-name="T52">ﭢ</text:span><text:span text:style-name="T1"> </text:span><text:span text:style-name="T52">ﭣ</text:span><text:span text:style-name="T1"> </text:span><text:span text:style-name="T52">ﭤ</text:span><text:span text:style-name="T1"> </text:span><text:span text:style-name="T52">ﭥ</text:span><text:span text:style-name="T1"> </text:span><text:span text:style-name="T52">ﭦ</text:span><text:span text:style-name="T1"> </text:span><text:span text:style-name="T52">ﭧ</text:span><text:span text:style-name="T1"> </text:span><text:span text:style-name="T52">ﭨ</text:span><text:span text:style-name="T1"> </text:span><text:span text:style-name="T52">ﭩ</text:span><text:span text:style-name="T1"> </text:span><text:span text:style-name="T52">ﭪ</text:span><text:span text:style-name="T1"> </text:span><text:span text:style-name="T52">ﭫ</text:span><text:span text:style-name="T1"> </text:span><text:span text:style-name="T52">ﭬ</text:span><text:span text:style-name="T1"> </text:span><text:span text:style-name="T52">ﭭ</text:span><text:span text:style-name="T1"> </text:span><text:span text:style-name="T52">ﭮ</text:span><text:span text:style-name="T1"> </text:span><text:span text:style-name="T52">ﭯ</text:span><text:span text:style-name="T1"> </text:span><text:span text:style-name="T52">ﭰ</text:span><text:span text:style-name="T1"> </text:span><text:span text:style-name="T52">ﭱ</text:span><text:span text:style-name="T1"> </text:span><text:span text:style-name="T52">ﭲ</text:span><text:span text:style-name="T1"> </text:span><text:span text:style-name="T52">ﭳ</text:span><text:span text:style-name="T1"> </text:span><text:span text:style-name="T52">ﭴ</text:span><text:span text:style-name="T1"> </text:span><text:span text:style-name="T52">ﭵ</text:span><text:span text:style-name="T1"> </text:span><text:span text:style-name="T52">ﭶ</text:span><text:span text:style-name="T1"> </text:span><text:span text:style-name="T52">ﭷ</text:span><text:span text:style-name="T1"> </text:span><text:span text:style-name="T52">ﭸ</text:span><text:span text:style-name="T1"> </text:span><text:span text:style-name="T52">ﭹ</text:span><text:span text:style-name="T1"> </text:span><text:span text:style-name="T52">ﭺ</text:span><text:span text:style-name="T1"> </text:span><text:span text:style-name="T52">ﭻ</text:span><text:span text:style-name="T1"> </text:span><text:span text:style-name="T52">ﭼ</text:span><text:span text:style-name="T1"> </text:span><text:span text:style-name="T52">ﭽ</text:span><text:span text:style-name="T1"> </text:span><text:span text:style-name="T52">ﭾ</text:span><text:span text:style-name="T1"> </text:span><text:span text:style-name="T52">ﭿ</text:span><text:span text:style-name="T1"> </text:span><text:span text:style-name="T52">ﮀ</text:span><text:span text:style-name="T1"> </text:span><text:span text:style-name="T52">ﮁ</text:span><text:span text:style-name="T1"> </text:span><text:span text:style-name="T52">ﮂ</text:span><text:span text:style-name="T1"> </text:span><text:span text:style-name="T52">ﮃ</text:span><text:span text:style-name="T1"> </text:span><text:span text:style-name="T52">ﮄ</text:span><text:span text:style-name="T1"> </text:span><text:span text:style-name="T52">ﮅ</text:span><text:span text:style-name="T1"> </text:span><text:span text:style-name="T52">ﮆ</text:span><text:span text:style-name="T1"> </text:span><text:span text:style-name="T52">ﮇ</text:span><text:span text:style-name="T1"> </text:span><text:span text:style-name="T52">ﮈ</text:span><text:span text:style-name="T1"> </text:span><text:span text:style-name="T52">ﮉ</text:span><text:span text:style-name="T1"> </text:span><text:span text:style-name="T52">ﮊ</text:span><text:span text:style-name="T1"> </text:span><text:span text:style-name="T52">ﮋ</text:span><text:span text:style-name="T1"> </text:span><text:span text:style-name="T52">ﮌ</text:span><text:span text:style-name="T1"> </text:span><text:span text:style-name="T52">ﮍ</text:span><text:span text:style-name="T1"> </text:span><text:span text:style-name="T52">ﮎ</text:span><text:span text:style-name="T1"> </text:span><text:span text:style-name="T52">ﮏ</text:span><text:span text:style-name="T1"> </text:span><text:span text:style-name="T52">ﮐ</text:span><text:span text:style-name="T1"> </text:span><text:span text:style-name="T52">ﮑ</text:span><text:span text:style-name="T1"> </text:span><text:span text:style-name="T52">ﮒ</text:span><text:span text:style-name="T1"> </text:span><text:span text:style-name="T52">ﮓ</text:span><text:span text:style-name="T1"> </text:span><text:span text:style-name="T52">ﮔ</text:span><text:span text:style-name="T1"> </text:span><text:span text:style-name="T52">ﮕ</text:span><text:span text:style-name="T1"> </text:span><text:span text:style-name="T52">ﮖ</text:span><text:span text:style-name="T1"> </text:span><text:span text:style-name="T52">ﮗ</text:span><text:span text:style-name="T1"> </text:span><text:span text:style-name="T52">ﮘ</text:span><text:span text:style-name="T1"> </text:span><text:span text:style-name="T52">ﮙ</text:span><text:span text:style-name="T1"> </text:span><text:span text:style-name="T52">ﮚ</text:span><text:span text:style-name="T1"> </text:span><text:span text:style-name="T52">ﮛ</text:span><text:span text:style-name="T1"> </text:span><text:span text:style-name="T52">ﮜ</text:span><text:span text:style-name="T1"> </text:span><text:span text:style-name="T52">ﮝ</text:span><text:span text:style-name="T1"> </text:span><text:span text:style-name="T52">ﮞ</text:span><text:span text:style-name="T1"> </text:span><text:span text:style-name="T52">ﮟ</text:span><text:span text:style-name="T1"> </text:span><text:span text:style-name="T52">ﮠ</text:span><text:span text:style-name="T1"> </text:span><text:span text:style-name="T52">ﮡ</text:span><text:span text:style-name="T1"> </text:span><text:span text:style-name="T52">ﮢ</text:span><text:span text:style-name="T1"> </text:span><text:span text:style-name="T52">ﮣ</text:span><text:span text:style-name="T1"> </text:span><text:span text:style-name="T52">ﮤ</text:span><text:span text:style-name="T1"> </text:span><text:span text:style-name="T52">ﮥ</text:span><text:span text:style-name="T1"> </text:span><text:span text:style-name="T52">ﮦ</text:span><text:span text:style-name="T1"> </text:span><text:span text:style-name="T52">ﮧ</text:span><text:span text:style-name="T1"> </text:span><text:span text:style-name="T52">ﮨ</text:span><text:span text:style-name="T1"> </text:span><text:span text:style-name="T52">ﮩ</text:span><text:span text:style-name="T1"> </text:span><text:span text:style-name="T52">ﮪ</text:span><text:span text:style-name="T1"> </text:span><text:span text:style-name="T52">ﮫ</text:span><text:span text:style-name="T1"> </text:span><text:span text:style-name="T24">ﭭ</text:span><text:span text:style-name="T1"> </text:span><text:span text:style-name="T52">ﮭ</text:span><text:span text:style-name="T1"> </text:span><text:span text:style-name="T52">ﮮ</text:span><text:span text:style-name="T1"> </text:span><text:span text:style-name="T52">ﮯ</text:span><text:span text:style-name="T1"> </text:span><text:span text:style-name="T52">ﮰ</text:span><text:span text:style-name="T1"> </text:span><text:span text:style-name="T52">ﮱ</text:span><text:span text:style-name="T1"> </text:span><text:span text:style-name="T52">ﯓ</text:span><text:span text:style-name="T1"> </text:span><text:span text:style-name="T52">ﯔ</text:span><text:span text:style-name="T1"> </text:span><text:span text:style-name="T52">ﯕ</text:span><text:span text:style-name="T1"> </text:span><text:span text:style-name="T52">ﯖ</text:span><text:span text:style-name="T1"> </text:span><text:span text:style-name="T52">ﯗ</text:span><text:span text:style-name="T1"> </text:span><text:span text:style-name="T52">ﯘ</text:span><text:span text:style-name="T1"> </text:span><text:span text:style-name="T52">ﯙ</text:span><text:span text:style-name="T1"> </text:span><text:span text:style-name="T52">ﯚ</text:span><text:span text:style-name="T1"> </text:span><text:span text:style-name="T52">ﯛ</text:span><text:span text:style-name="T1"> </text:span><text:span text:style-name="T52">ﯜ</text:span><text:span text:style-name="T1"> </text:span><text:span text:style-name="T52">ﯝ</text:span><text:span text:style-name="T1"> </text:span><text:span text:style-name="T52">ﯞ</text:span><text:span text:style-name="T1"> </text:span><text:span text:style-name="T52">ﯟ</text:span><text:span text:style-name="T1"> </text:span><text:span text:style-name="T52">ﯠ</text:span><text:span text:style-name="T1"> </text:span><text:span text:style-name="T52">ﯡ</text:span><text:span text:style-name="T1"> </text:span><text:span text:style-name="T52">ﯢ</text:span><text:span text:style-name="T1"> </text:span><text:span text:style-name="T52">ﯣ</text:span><text:span text:style-name="T1"> </text:span><text:span text:style-name="T52">ﯤ</text:span><text:span text:style-name="T1"> </text:span><text:span text:style-name="T52">ﯥ</text:span><text:span text:style-name="T1"> </text:span><text:span text:style-name="T52">ﯦ</text:span><text:span text:style-name="T1"> </text:span><text:span text:style-name="T52">ﯧ</text:span><text:span text:style-name="T1"> </text:span><text:span text:style-name="T52">ﯨ</text:span><text:span text:style-name="T1"> </text:span><text:span text:style-name="T52">ﯩ</text:span><text:span text:style-name="T1"> </text:span><text:span text:style-name="T52">ﯪ</text:span><text:span text:style-name="T1"> </text:span><text:span text:style-name="T52">ﯫ</text:span><text:span text:style-name="T1"> </text:span><text:span text:style-name="T52">ﯬ</text:span><text:span text:style-name="T1"> </text:span><text:span text:style-name="T52">ﯭ</text:span><text:span text:style-name="T1"> </text:span><text:span text:style-name="T52">ﯮ</text:span><text:span text:style-name="T1"> </text:span><text:span text:style-name="T52">ﯯ</text:span><text:span text:style-name="T1"> </text:span><text:span text:style-name="T52">ﯰ</text:span><text:span text:style-name="T1"> </text:span><text:span text:style-name="T52">ﯱ</text:span><text:span text:style-name="T1"> </text:span><text:span text:style-name="T52">ﯲ</text:span><text:span text:style-name="T1"> </text:span><text:span text:style-name="T52">ﯳ</text:span><text:span text:style-name="T1"> </text:span><text:span text:style-name="T52">ﯴ</text:span><text:span text:style-name="T1"> </text:span><text:span text:style-name="T52">ﯵ</text:span><text:span text:style-name="T1"> </text:span><text:span text:style-name="T52">ﯶ</text:span><text:span text:style-name="T1"> </text:span><text:span text:style-name="T52">ﯷ</text:span><text:span text:style-name="T1"> </text:span><text:span text:style-name="T52">ﯸ</text:span><text:span text:style-name="T1"> </text:span><text:span text:style-name="T52">ﯹ</text:span><text:span text:style-name="T1"> </text:span><text:span text:style-name="T52">ﯺﯻ</text:span><text:span text:style-name="T1"> </text:span><text:span text:style-name="T52">ﯼ</text:span><text:span text:style-name="T1"> </text:span><text:span text:style-name="T52">ﯽ</text:span><text:span text:style-name="T1"> </text:span><text:span text:style-name="T52">ﯾ</text:span><text:span text:style-name="T1"> </text:span><text:span text:style-name="T52">ﯿ</text:span><text:span text:style-name="T1"> </text:span><text:span text:style-name="T52">ﰀ</text:span><text:span text:style-name="T1"> </text:span><text:span text:style-name="T52">ﰁ</text:span><text:span text:style-name="T1"> </text:span><text:span text:style-name="T52">ﰂ</text:span><text:span text:style-name="T1"> </text:span><text:span text:style-name="T52">ﰃ</text:span><text:span text:style-name="T1"> </text:span><text:span text:style-name="T52">ﰄ</text:span><text:span text:style-name="T1"> </text:span><text:span text:style-name="T52">ﰅ</text:span><text:span text:style-name="T1"> </text:span><text:span text:style-name="T52">ﰆ</text:span><text:span text:style-name="T1"> </text:span><text:span text:style-name="T52">ﰇ</text:span></text:p>
      <text:p text:style-name="P34"><text:span text:style-name="T54"><text:s/></text:span><text:span text:style-name="T56">ﭑ</text:span><text:span text:style-name="T1"> </text:span><text:span text:style-name="T56">ﭒ</text:span><text:span text:style-name="T1"> </text:span><text:span text:style-name="T56">ﭓ</text:span><text:span text:style-name="T1"> </text:span><text:span text:style-name="T56">ﭔ</text:span><text:span text:style-name="T1"> </text:span><text:span text:style-name="T56">ﭕ</text:span><text:span text:style-name="T1"> </text:span><text:span text:style-name="T56">ﭖ</text:span><text:span text:style-name="T1"> </text:span><text:span text:style-name="T56">ﭗ</text:span><text:span text:style-name="T1"> </text:span><text:span text:style-name="T56">ﭘ</text:span><text:span text:style-name="T1"> </text:span><text:span text:style-name="T56">ﭙ</text:span><text:span text:style-name="T1"> </text:span><text:span text:style-name="T56">ﭚ</text:span><text:span text:style-name="T1"> </text:span><text:span text:style-name="T56">ﭛ</text:span><text:span text:style-name="T1"> </text:span><text:span text:style-name="T56">ﭜ</text:span><text:span text:style-name="T1"> </text:span><text:span text:style-name="T56">ﭝ</text:span><text:span text:style-name="T1"> </text:span><text:span text:style-name="T56">ﭞ</text:span><text:span text:style-name="T1"> </text:span><text:span text:style-name="T56">ﭟ</text:span><text:span text:style-name="T1"> </text:span><text:span text:style-name="T56">ﭠ</text:span><text:span text:style-name="T1"> </text:span><text:span text:style-name="T56">ﭡ</text:span><text:span text:style-name="T1"> </text:span><text:span text:style-name="T56">ﭢ</text:span><text:span text:style-name="T1"> </text:span><text:span text:style-name="T56">ﭣ</text:span><text:span text:style-name="T1"> </text:span><text:span text:style-name="T56">ﭤ</text:span><text:span text:style-name="T1"> </text:span><text:span text:style-name="T56">ﭥ</text:span><text:span text:style-name="T1"> </text:span><text:span text:style-name="T56">ﭦ</text:span><text:span text:style-name="T1"> </text:span><text:span text:style-name="T56">ﭧ</text:span><text:span text:style-name="T1"> </text:span><text:span text:style-name="T56">ﭨ</text:span><text:span text:style-name="T1"> </text:span><text:span text:style-name="T56">ﭩ</text:span><text:span text:style-name="T1"> </text:span><text:span text:style-name="T56">ﭪ</text:span><text:span text:style-name="T1"> </text:span><text:span text:style-name="T56">ﭫ</text:span><text:span text:style-name="T1"> </text:span><text:span text:style-name="T56">ﭬ</text:span><text:span text:style-name="T1"> </text:span><text:span text:style-name="T56">ﭭ</text:span><text:span text:style-name="T1"> </text:span><text:span text:style-name="T56">ﭮ</text:span><text:span text:style-name="T1"> </text:span><text:span text:style-name="T56">ﭯ</text:span><text:span text:style-name="T1"> </text:span><text:span text:style-name="T56">ﭰ</text:span><text:span text:style-name="T1"> </text:span><text:span text:style-name="T56">ﭱ</text:span><text:span text:style-name="T1"> </text:span><text:span text:style-name="T56">ﭲ</text:span><text:span text:style-name="T1"> </text:span><text:span text:style-name="T56">ﭳ</text:span><text:span text:style-name="T1"> </text:span><text:span text:style-name="T56">ﭴ</text:span><text:span text:style-name="T1"> </text:span><text:span text:style-name="T56">ﭵ</text:span><text:span text:style-name="T1"> </text:span><text:span text:style-name="T56">ﭶ</text:span><text:span text:style-name="T1"> </text:span><text:span text:style-name="T56">ﭷ</text:span><text:span text:style-name="T1"> </text:span><text:span text:style-name="T56">ﭸ</text:span><text:span text:style-name="T1"> </text:span><text:span text:style-name="T56">ﭹ</text:span><text:span text:style-name="T1"> </text:span><text:span text:style-name="T56">ﭺ</text:span><text:span text:style-name="T1"> </text:span><text:span text:style-name="T56">ﭻ</text:span><text:span text:style-name="T1"> </text:span><text:span text:style-name="T56">ﭼ</text:span><text:span text:style-name="T1"> </text:span><text:span text:style-name="T56">ﭽ</text:span><text:span text:style-name="T1"> </text:span><text:span text:style-name="T56">ﭾ</text:span><text:span text:style-name="T1"> </text:span><text:span text:style-name="T56">ﭿ</text:span><text:span text:style-name="T1"> </text:span><text:span text:style-name="T56">ﮀ</text:span><text:span text:style-name="T1"> </text:span><text:span text:style-name="T56">ﮁ</text:span><text:span text:style-name="T1"> </text:span><text:span text:style-name="T56">ﮂ</text:span><text:span text:style-name="T1"> </text:span><text:span text:style-name="T56">ﮃ</text:span><text:span text:style-name="T1"> </text:span><text:span text:style-name="T56">ﮄ</text:span><text:span text:style-name="T1"> </text:span><text:span text:style-name="T56">ﮅ</text:span><text:span text:style-name="T1"> </text:span><text:span text:style-name="T56">ﮆﮇ</text:span><text:span text:style-name="T1"> </text:span><text:span text:style-name="T56">ﮈ</text:span><text:span text:style-name="T1"> </text:span><text:span text:style-name="T56">ﮉ</text:span><text:span text:style-name="T1"> </text:span><text:span text:style-name="T56">ﮊ</text:span><text:span text:style-name="T1"> </text:span><text:span text:style-name="T56">ﮋ</text:span><text:span text:style-name="T1"> </text:span><text:span text:style-name="T56">ﮌ</text:span><text:span text:style-name="T1"> </text:span><text:span text:style-name="T56">ﮍ</text:span><text:span text:style-name="T1"> </text:span><text:span text:style-name="T56">ﮎ</text:span><text:span text:style-name="T1"> </text:span><text:span text:style-name="T56">ﮏ</text:span><text:span text:style-name="T1"> </text:span><text:span text:style-name="T56">ﮐ</text:span><text:span text:style-name="T1"> </text:span><text:span text:style-name="T56">ﮑ</text:span><text:span text:style-name="T1"> </text:span><text:span text:style-name="T56">ﮒ</text:span><text:span text:style-name="T1"> </text:span><text:span text:style-name="T56">ﮓ</text:span><text:span text:style-name="T1"> </text:span><text:span text:style-name="T56">ﮔ</text:span><text:span text:style-name="T1"> </text:span><text:span text:style-name="T56">ﮕ</text:span><text:span text:style-name="T1"> </text:span><text:span text:style-name="T56">ﮖ</text:span><text:span text:style-name="T1"> </text:span><text:span text:style-name="T56">ﮗ</text:span><text:span text:style-name="T1"> </text:span><text:span text:style-name="T56">ﮘ</text:span><text:span text:style-name="T1"> </text:span><text:span text:style-name="T56">ﮙ</text:span><text:span text:style-name="T1"> </text:span><text:span text:style-name="T56">ﮚﮛ</text:span><text:span text:style-name="T1"> </text:span><text:span text:style-name="T56">ﮜ</text:span><text:span text:style-name="T1"> </text:span><text:span text:style-name="T56">ﮝ</text:span><text:span text:style-name="T1"> </text:span><text:span text:style-name="T56">ﮞ</text:span><text:span text:style-name="T1"> </text:span><text:span text:style-name="T56">ﮟ</text:span><text:span text:style-name="T1"> </text:span><text:span text:style-name="T56">ﮠ</text:span><text:span text:style-name="T1"> </text:span><text:span text:style-name="T56">ﮡ</text:span><text:span text:style-name="T1"> </text:span><text:span text:style-name="T56">ﮢ</text:span><text:span text:style-name="T1"> </text:span><text:span text:style-name="T56">ﮣ</text:span><text:span text:style-name="T1"> </text:span><text:span text:style-name="T56">ﮤ</text:span><text:span text:style-name="T1"> </text:span><text:span text:style-name="T56">ﮥ</text:span><text:span text:style-name="T1"> </text:span><text:span text:style-name="T56">ﮦ</text:span><text:span text:style-name="T1"> </text:span><text:span text:style-name="T56">ﮧ</text:span><text:span text:style-name="T1"> </text:span><text:span text:style-name="T56">ﮨﮩ</text:span><text:span text:style-name="T1"> </text:span><text:span text:style-name="T56">ﮪ</text:span><text:span text:style-name="T1"> </text:span><text:span text:style-name="T56">ﮫ</text:span><text:span text:style-name="T1"> </text:span><text:span text:style-name="T56">ﮬ</text:span><text:span text:style-name="T1"> </text:span><text:span text:style-name="T56">ﮭ</text:span><text:span text:style-name="T1"> </text:span><text:span text:style-name="T56">ﮮﮯ</text:span><text:span text:style-name="T1"> </text:span><text:span text:style-name="T56">ﮰ</text:span><text:span text:style-name="T1"> </text:span><text:span text:style-name="T56">ﮱ</text:span><text:span text:style-name="T1"> </text:span><text:span text:style-name="T56">ﯓ</text:span><text:span text:style-name="T1"> </text:span><text:span text:style-name="T56">ﯔ</text:span><text:span text:style-name="T1"> </text:span><text:span text:style-name="T56">ﯕ</text:span><text:span text:style-name="T1"> </text:span><text:span text:style-name="T56">ﯖ</text:span><text:span text:style-name="T1"> </text:span><text:span text:style-name="T56">ﯗ</text:span><text:span text:style-name="T1"> </text:span><text:span text:style-name="T56">ﯘ</text:span><text:span text:style-name="T1"> </text:span><text:span text:style-name="T56">ﯙ</text:span><text:span text:style-name="T1"> </text:span><text:span text:style-name="T56">ﯚ</text:span><text:span text:style-name="T1"> </text:span><text:span text:style-name="T56">ﯛ</text:span><text:span text:style-name="T1"> </text:span><text:span text:style-name="T56">ﯜ</text:span><text:span text:style-name="T1"> </text:span><text:span text:style-name="T56">ﯝ</text:span><text:span text:style-name="T1"> </text:span><text:span text:style-name="T56">ﯞ</text:span><text:span text:style-name="T1"> </text:span><text:span text:style-name="T56">ﯟ</text:span><text:span text:style-name="T1"> </text:span><text:span text:style-name="T56">ﯠ</text:span><text:span text:style-name="T1"> </text:span><text:span text:style-name="T56">ﯡ</text:span><text:span text:style-name="T1"> </text:span><text:span text:style-name="T56">ﯢ</text:span><text:span text:style-name="T1"> </text:span><text:span text:style-name="T56">ﯣ</text:span><text:span text:style-name="T1"> </text:span><text:span text:style-name="T56">ﯤ</text:span><text:span text:style-name="T1"> </text:span><text:span text:style-name="T56">ﯥ</text:span><text:span text:style-name="T1"> </text:span><text:span text:style-name="T56">ﯦ</text:span><text:span text:style-name="T1"> </text:span><text:span text:style-name="T56">ﯧ</text:span><text:span text:style-name="T1"> </text:span><text:span text:style-name="T56">ﯨ</text:span><text:span text:style-name="T1"> </text:span><text:span text:style-name="T56">ﯩﯪ</text:span><text:span text:style-name="T1"> </text:span><text:span text:style-name="T56">ﯫ</text:span><text:span text:style-name="T1"> </text:span><text:span text:style-name="T56">ﯬ</text:span><text:span text:style-name="T1"> </text:span><text:span text:style-name="T56">ﯭﯮ</text:span><text:span text:style-name="T1"> </text:span><text:span text:style-name="T56">ﯯ</text:span><text:span text:style-name="T1"> </text:span><text:span text:style-name="T56">ﯰ</text:span><text:span text:style-name="T1"> </text:span><text:span text:style-name="T56">ﯱ</text:span><text:span text:style-name="T1"> </text:span><text:span text:style-name="T56">ﯲ</text:span><text:span text:style-name="T1"> </text:span><text:span text:style-name="T56">ﯳ</text:span><text:span text:style-name="T1"> </text:span><text:span text:style-name="T56">ﯴ</text:span><text:span text:style-name="T1"> </text:span><text:span text:style-name="T56">ﯵ</text:span><text:span text:style-name="T1"> </text:span><text:span text:style-name="T56">ﯶ</text:span><text:span text:style-name="T1"> </text:span><text:span text:style-name="T56">ﯷ</text:span><text:span text:style-name="T1"> </text:span><text:span text:style-name="T56">ﯸ</text:span><text:span text:style-name="T1"> </text:span><text:span text:style-name="T56">ﯹﯺﯻﯼﯽ</text:span><text:span text:style-name="T1"> </text:span><text:span text:style-name="T56">ﯾ</text:span><text:span text:style-name="T1"> </text:span><text:span text:style-name="T56">ﯿ</text:span><text:span text:style-name="T1"> </text:span><text:span text:style-name="T56">ﰀ</text:span><text:span text:style-name="T1"> </text:span><text:span text:style-name="T56">ﰁ</text:span><text:span text:style-name="T1"> </text:span><text:span text:style-name="T56">ﰂ</text:span><text:span text:style-name="T1"> </text:span><text:span text:style-name="T56">ﰃ</text:span><text:span text:style-name="T1"> </text:span><text:span text:style-name="T56">ﰄ</text:span><text:span text:style-name="T1"> </text:span><text:span text:style-name="T56">ﰅ</text:span><text:span text:style-name="T1"> </text:span><text:span text:style-name="T56">ﰆ</text:span><text:span text:style-name="T1"> </text:span><text:span text:style-name="T56">ﰇﰈ</text:span><text:span text:style-name="T1"> </text:span><text:span text:style-name="T56">ﰉ</text:span><text:span text:style-name="T1"> </text:span><text:span text:style-name="T56">ﰊ</text:span><text:span text:style-name="T1"> </text:span><text:span text:style-name="T56">ﰋ</text:span><text:span text:style-name="T1"> </text:span><text:span text:style-name="T56">ﰌ</text:span><text:span text:style-name="T1"> </text:span><text:span text:style-name="T56">ﰍ</text:span><text:span text:style-name="T1"> </text:span><text:span text:style-name="T56">ﰎ</text:span><text:span text:style-name="T1"> </text:span><text:span text:style-name="T56">ﰏﰐ</text:span><text:span text:style-name="T1"> </text:span><text:span text:style-name="T56">ﰑ</text:span><text:span text:style-name="T1"> </text:span><text:span text:style-name="T56">ﰒ</text:span><text:span text:style-name="T1"> </text:span><text:span text:style-name="T56">ﰓ</text:span><text:span text:style-name="T1"> </text:span><text:span text:style-name="T56">ﰔ</text:span><text:span text:style-name="T1"> </text:span><text:span text:style-name="T56">ﰕ</text:span><text:span text:style-name="T1"> </text:span><text:span text:style-name="T56">ﰖﰗ</text:span><text:span text:style-name="T1"> </text:span><text:span text:style-name="T56">ﰘ</text:span><text:span text:style-name="T1"> </text:span><text:span text:style-name="T56">ﰙ</text:span><text:span text:style-name="T1"> </text:span><text:span text:style-name="T56">ﰚ</text:span><text:span text:style-name="T1"> </text:span><text:span text:style-name="T56">ﰛ</text:span><text:span text:style-name="T1"> </text:span><text:span text:style-name="T56">ﰜ</text:span><text:span text:style-name="T1"> </text:span><text:span text:style-name="T56">ﰝ</text:span><text:span text:style-name="T1"> </text:span><text:span text:style-name="T56">ﰞ</text:span><text:span text:style-name="T1"> </text:span><text:span text:style-name="T56">ﰟ</text:span><text:span text:style-name="T1"> </text:span><text:span text:style-name="T56">ﰠ</text:span><text:span text:style-name="T1"> </text:span><text:span text:style-name="T56">ﰡ</text:span><text:span text:style-name="T1"> </text:span><text:span text:style-name="T56">ﰢ</text:span><text:span text:style-name="T1"> </text:span><text:span text:style-name="T56">ﰣ</text:span></text:p>
      <text:p text:style-name="P35"><text:span text:style-name="T58">ﭑ</text:span><text:span text:style-name="T1"> </text:span><text:span text:style-name="T58">ﭒ</text:span><text:span text:style-name="T1"> </text:span><text:span text:style-name="T58">ﭓ</text:span><text:span text:style-name="T1"> </text:span><text:span text:style-name="T58">ﭔ</text:span><text:span text:style-name="T1"> </text:span><text:span text:style-name="T58">ﭕ</text:span><text:span text:style-name="T1"> </text:span><text:span text:style-name="T58">ﭖ</text:span><text:span text:style-name="T1"> </text:span><text:span text:style-name="T58">ﭗ</text:span><text:span text:style-name="T1"> </text:span><text:span text:style-name="T58">ﭘ</text:span><text:span text:style-name="T1"> </text:span><text:span text:style-name="T58">ﭙ</text:span><text:span text:style-name="T1"> </text:span><text:span text:style-name="T58">ﭚ</text:span><text:span text:style-name="T1"> </text:span><text:span text:style-name="T58">ﭛ</text:span><text:span text:style-name="T1"> </text:span><text:span text:style-name="T58">ﭜ</text:span><text:span text:style-name="T1"> </text:span><text:span text:style-name="T58">ﭝ</text:span><text:span text:style-name="T1"> </text:span><text:span text:style-name="T58">ﭞ</text:span><text:span text:style-name="T1"> </text:span><text:span text:style-name="T58">ﭟ</text:span><text:span text:style-name="T1"> </text:span><text:span text:style-name="T58">ﭠ</text:span><text:span text:style-name="T1"> </text:span><text:span text:style-name="T58">ﭡ</text:span><text:span text:style-name="T1"> </text:span><text:span text:style-name="T58">ﭢ</text:span><text:span text:style-name="T1"> </text:span><text:span text:style-name="T58">ﭣ</text:span><text:span text:style-name="T1"> </text:span><text:span text:style-name="T58">ﭤ</text:span><text:span text:style-name="T1"> </text:span><text:span text:style-name="T58">ﭥﭦ</text:span><text:span text:style-name="T1"> </text:span><text:span text:style-name="T58">ﭧ</text:span><text:span text:style-name="T1"> </text:span><text:span text:style-name="T58">ﭨ</text:span><text:span text:style-name="T1"> </text:span><text:span text:style-name="T58">ﭩ</text:span><text:span text:style-name="T1"> </text:span><text:span text:style-name="T58">ﭪ</text:span><text:span text:style-name="T1"> </text:span><text:span text:style-name="T58">ﭫ</text:span><text:span text:style-name="T1"> </text:span><text:span text:style-name="T58">ﭬ</text:span><text:span text:style-name="T1"> </text:span><text:span text:style-name="T58">ﭭ</text:span><text:span text:style-name="T1"> </text:span><text:span text:style-name="T58">ﭮ</text:span><text:span text:style-name="T1"> </text:span><text:span text:style-name="T58">ﭯ</text:span><text:span text:style-name="T1"> </text:span><text:span text:style-name="T58">ﭰ</text:span><text:span text:style-name="T1"> </text:span><text:span text:style-name="T58">ﭱﭲ</text:span><text:span text:style-name="T1"> </text:span><text:span text:style-name="T58">ﭳ</text:span><text:span text:style-name="T1"> </text:span><text:span text:style-name="T58">ﭴ</text:span><text:span text:style-name="T1"> </text:span><text:span text:style-name="T58">ﭵ</text:span><text:span text:style-name="T1"> </text:span><text:span text:style-name="T58">ﭶﭷ</text:span><text:span text:style-name="T1"> </text:span><text:span text:style-name="T58">ﭸ</text:span><text:span text:style-name="T1"> </text:span><text:span text:style-name="T58">ﭹ</text:span><text:span text:style-name="T1"> </text:span><text:span text:style-name="T58">ﭺ</text:span><text:span text:style-name="T1"> </text:span><text:span text:style-name="T58">ﭻ</text:span><text:span text:style-name="T1"> </text:span><text:span text:style-name="T58">ﭼ</text:span><text:span text:style-name="T1"> </text:span><text:span text:style-name="T58">ﭽ</text:span><text:span text:style-name="T1"> </text:span><text:span text:style-name="T58">ﭾ</text:span><text:span text:style-name="T1"> </text:span><text:span text:style-name="T58">ﭿ</text:span><text:span text:style-name="T1"> </text:span><text:span text:style-name="T58">ﮀ</text:span><text:span text:style-name="T1"> </text:span><text:span text:style-name="T58">ﮁ</text:span><text:span text:style-name="T1"> </text:span><text:span text:style-name="T58">ﮂ</text:span><text:span text:style-name="T1"> </text:span><text:span text:style-name="T58">ﮃ</text:span><text:span text:style-name="T1"> </text:span><text:span text:style-name="T58">ﮄ</text:span><text:span text:style-name="T1"> </text:span><text:span text:style-name="T58">ﮅ</text:span><text:span text:style-name="T1"> </text:span><text:span text:style-name="T58">ﮆ</text:span><text:span text:style-name="T1"> </text:span><text:span text:style-name="T58">ﮇ</text:span><text:span text:style-name="T1"> </text:span><text:span text:style-name="T58">ﮈ</text:span><text:span text:style-name="T1"> </text:span><text:span text:style-name="T58">ﮉ</text:span><text:span text:style-name="T1"> </text:span><text:span text:style-name="T58">ﮊ</text:span><text:span text:style-name="T1"> </text:span><text:span text:style-name="T58">ﮋ</text:span><text:span text:style-name="T1"> </text:span><text:span text:style-name="T58">ﮌ</text:span><text:span text:style-name="T1"> </text:span><text:span text:style-name="T58">ﮍ</text:span><text:span text:style-name="T1"> </text:span><text:span text:style-name="T58">ﮎ</text:span><text:span text:style-name="T1"> </text:span><text:span text:style-name="T58">ﮏ</text:span></text:p>
      <text:p text:style-name="P18"><text:span text:style-name="T58">ﮐ</text:span><text:span text:style-name="T1"> </text:span><text:span text:style-name="T58">ﮑ</text:span><text:span text:style-name="T1"> </text:span><text:span text:style-name="T58">ﮒ</text:span><text:span text:style-name="T1"> </text:span><text:span text:style-name="T58">ﮓ</text:span><text:span text:style-name="T1"> </text:span><text:span text:style-name="T58">ﮔ</text:span><text:span text:style-name="T1"> </text:span><text:span text:style-name="T58">ﮕ</text:span><text:span text:style-name="T1"> </text:span><text:span text:style-name="T58">ﮖ</text:span><text:span text:style-name="T1"> </text:span><text:span text:style-name="T58">ﮗ</text:span><text:span text:style-name="T1"> </text:span><text:span text:style-name="T58">ﮘ</text:span><text:span text:style-name="T1"> </text:span><text:span text:style-name="T58">ﮙ</text:span><text:span text:style-name="T1"> </text:span><text:span text:style-name="T58">ﮚ</text:span><text:span text:style-name="T1"> </text:span><text:span text:style-name="T58">ﮛ</text:span><text:span text:style-name="T1"> </text:span><text:span text:style-name="T58">ﮜ</text:span><text:span text:style-name="T1"> </text:span><text:span text:style-name="T58">ﮝ</text:span><text:span text:style-name="T1"> </text:span><text:span text:style-name="T58">ﮞ</text:span><text:span text:style-name="T1"> </text:span><text:span text:style-name="T58">ﮟ</text:span><text:span text:style-name="T1"> </text:span><text:span text:style-name="T58">ﮠ</text:span><text:span text:style-name="T1"> </text:span><text:span text:style-name="T58">ﮡ</text:span><text:span text:style-name="T1"> </text:span><text:span text:style-name="T58">ﮢ</text:span><text:span text:style-name="T1"> </text:span><text:span text:style-name="T58">ﮣ</text:span><text:span text:style-name="T1"> </text:span><text:span text:style-name="T58">ﮤ</text:span><text:span text:style-name="T1"> </text:span><text:span text:style-name="T58">ﮥ</text:span><text:span text:style-name="T1"> </text:span><text:span text:style-name="T58">ﮦ</text:span><text:span text:style-name="T1"> </text:span><text:span text:style-name="T58">ﮧ</text:span><text:span text:style-name="T1"> </text:span><text:span text:style-name="T58">ﮨ</text:span><text:span text:style-name="T1"> </text:span><text:span text:style-name="T58">ﮩ</text:span><text:span text:style-name="T1"> </text:span><text:span text:style-name="T58">ﮪ</text:span><text:span text:style-name="T1"> </text:span><text:span text:style-name="T58">ﮫ</text:span><text:span text:style-name="T1"> </text:span><text:span text:style-name="T58">ﮬ</text:span><text:span text:style-name="T1"> </text:span><text:span text:style-name="T58">ﮭﮮ</text:span><text:span text:style-name="T1"> </text:span><text:span text:style-name="T58">ﮯ</text:span></text:p>
      <text:p text:style-name="P18"><text:span text:style-name="T58">ﮰ</text:span><text:span text:style-name="T1"> </text:span><text:span text:style-name="T58">ﮱ</text:span><text:span text:style-name="T1"> </text:span><text:span text:style-name="T58">ﯓ</text:span><text:span text:style-name="T1"> </text:span><text:span text:style-name="T58">ﯔ</text:span><text:span text:style-name="T1"> </text:span><text:span text:style-name="T58">ﯕ</text:span><text:span text:style-name="T1"> </text:span><text:span text:style-name="T58">ﯖ</text:span><text:span text:style-name="T1"> </text:span><text:span text:style-name="T58">ﯗ</text:span><text:span text:style-name="T1"> </text:span><text:span text:style-name="T58">ﯘ</text:span><text:span text:style-name="T1"> </text:span><text:span text:style-name="T58">ﯙ</text:span><text:span text:style-name="T1"> </text:span><text:span text:style-name="T58">ﯚ</text:span><text:span text:style-name="T1"> </text:span><text:span text:style-name="T58">ﯛ</text:span><text:span text:style-name="T1"> </text:span><text:span text:style-name="T58">ﯜ</text:span><text:span text:style-name="T1"> </text:span><text:span text:style-name="T58">ﯝ</text:span><text:span text:style-name="T1"> </text:span><text:span text:style-name="T58">ﯞ</text:span><text:span text:style-name="T1"> </text:span><text:span text:style-name="T58">ﯟ</text:span><text:span text:style-name="T1"> </text:span><text:span text:style-name="T58">ﯠ</text:span><text:span text:style-name="T1"> </text:span><text:span text:style-name="T58">ﯡ</text:span><text:span text:style-name="T1"> </text:span><text:span text:style-name="T58">ﯢ</text:span><text:span text:style-name="T1"> </text:span><text:span text:style-name="T58">ﯣ</text:span><text:span text:style-name="T1"> </text:span><text:span text:style-name="T58">ﯤ</text:span><text:span text:style-name="T1"> </text:span><text:span text:style-name="T58">ﯥ</text:span><text:span text:style-name="T1"> </text:span><text:span text:style-name="T58">ﯦ</text:span><text:span text:style-name="T1"> </text:span><text:span text:style-name="T58">ﯧ</text:span><text:span text:style-name="T1"> </text:span><text:span text:style-name="T58">ﯨ</text:span><text:span text:style-name="T1"> </text:span><text:span text:style-name="T58">ﯩ</text:span><text:span text:style-name="T1"> </text:span><text:span text:style-name="T58">ﯪ</text:span><text:span text:style-name="T1"> </text:span><text:span text:style-name="T58">ﯫ</text:span><text:span text:style-name="T1"> </text:span><text:span text:style-name="T58">ﯬﯭ</text:span><text:span text:style-name="T1"> </text:span><text:span text:style-name="T58">ﯮ</text:span><text:span text:style-name="T1"> </text:span><text:span text:style-name="T58">ﯯ</text:span><text:span text:style-name="T1"> </text:span><text:span text:style-name="T58">ﯰ</text:span><text:span text:style-name="T1"> </text:span><text:span text:style-name="T58">ﯱ</text:span><text:span text:style-name="T1"> </text:span><text:span text:style-name="T58">ﯲ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SI_BASMALAH" svg:font-family="MSI_BASMALAH"/>
    <style:font-face style:name="MSI_Z361" svg:font-family="MSI_Z361" style:font-pitch="variable"/>
    <style:font-face style:name="MSI_Z362" svg:font-family="MSI_Z362" style:font-pitch="variable"/>
    <style:font-face style:name="MSI_Z363" svg:font-family="MSI_Z363" style:font-pitch="variable"/>
    <style:font-face style:name="MSI_Z364" svg:font-family="MSI_Z364" style:font-pitch="variable"/>
    <style:font-face style:name="MSI_Z365" svg:font-family="MSI_Z365" style:font-pitch="variable"/>
    <style:font-face style:name="MSI_Z366" svg:font-family="MSI_Z366" style:font-pitch="variable"/>
    <style:font-face style:name="MSI_Z367" svg:font-family="MSI_Z367" style:font-pitch="variable"/>
    <style:font-face style:name="MSI_Z368" svg:font-family="MSI_Z368" style:font-pitch="variable"/>
    <style:font-face style:name="MSI_Z369" svg:font-family="MSI_Z369" style:font-pitch="variable"/>
    <style:font-face style:name="MSI_Z370" svg:font-family="MSI_Z370" style:font-pitch="variable"/>
    <style:font-face style:name="MSI_Z371" svg:font-family="MSI_Z371" style:font-pitch="variable"/>
    <style:font-face style:name="MSI_Z372" svg:font-family="MSI_Z372" style:font-pitch="variable"/>
    <style:font-face style:name="MSI_Z373" svg:font-family="MSI_Z373" style:font-pitch="variable"/>
    <style:font-face style:name="MSI_Z374" svg:font-family="MSI_Z374" style:font-pitch="variable"/>
    <style:font-face style:name="MSI_Z375" svg:font-family="MSI_Z375" style:font-pitch="variable"/>
    <style:font-face style:name="MSI_Z376" svg:font-family="MSI_Z376" style:font-pitch="variable"/>
    <style:font-face style:name="MSI_Z377" svg:font-family="MSI_Z377" style:font-pitch="variable"/>
    <style:font-face style:name="MSI_Z378" svg:font-family="MSI_Z378" style:font-pitch="variable"/>
    <style:font-face style:name="MSI_Z379" svg:font-family="MSI_Z379" style:font-pitch="variable"/>
    <style:font-face style:name="MSI_Z380" svg:font-family="MSI_Z380" style:font-pitch="variable"/>
    <style:font-face style:name="MSI_Z381" svg:font-family="MSI_Z381" style:font-pitch="variable"/>
    <style:font-face style:name="Liberation Serif" svg:font-family="'Liberation Serif'" style:font-family-generic="roman" style:font-pitch="variable"/>
    <style:font-face style:name="QCF_BSML" svg:font-family="QCF_BSML" style:font-family-generic="roman" style:font-pitch="variable"/>
    <style:font-face style:name="QCF_P361" svg:font-family="QCF_P361" style:font-family-generic="roman" style:font-pitch="variable"/>
    <style:font-face style:name="QCF_P362" svg:font-family="QCF_P362" style:font-family-generic="roman" style:font-pitch="variable"/>
    <style:font-face style:name="QCF_P363" svg:font-family="QCF_P363" style:font-family-generic="roman" style:font-pitch="variable"/>
    <style:font-face style:name="QCF_P364" svg:font-family="QCF_P364" style:font-family-generic="roman" style:font-pitch="variable"/>
    <style:font-face style:name="QCF_P365" svg:font-family="QCF_P365" style:font-family-generic="roman" style:font-pitch="variable"/>
    <style:font-face style:name="QCF_P366" svg:font-family="QCF_P366" style:font-family-generic="roman" style:font-pitch="variable"/>
    <style:font-face style:name="QCF_P367" svg:font-family="QCF_P367" style:font-family-generic="roman" style:font-pitch="variable"/>
    <style:font-face style:name="QCF_P368" svg:font-family="QCF_P368" style:font-family-generic="roman" style:font-pitch="variable"/>
    <style:font-face style:name="QCF_P369" svg:font-family="QCF_P369" style:font-family-generic="roman" style:font-pitch="variable"/>
    <style:font-face style:name="QCF_P370" svg:font-family="QCF_P370" style:font-family-generic="roman" style:font-pitch="variable"/>
    <style:font-face style:name="QCF_P371" svg:font-family="QCF_P371" style:font-family-generic="roman" style:font-pitch="variable"/>
    <style:font-face style:name="QCF_P372" svg:font-family="QCF_P372" style:font-family-generic="roman" style:font-pitch="variable"/>
    <style:font-face style:name="QCF_P373" svg:font-family="QCF_P373" style:font-family-generic="roman" style:font-pitch="variable"/>
    <style:font-face style:name="QCF_P374" svg:font-family="QCF_P374" style:font-family-generic="roman" style:font-pitch="variable"/>
    <style:font-face style:name="QCF_P375" svg:font-family="QCF_P375" style:font-family-generic="roman" style:font-pitch="variable"/>
    <style:font-face style:name="QCF_P376" svg:font-family="QCF_P376" style:font-family-generic="roman" style:font-pitch="variable"/>
    <style:font-face style:name="QCF_P377" svg:font-family="QCF_P377" style:font-family-generic="roman" style:font-pitch="variable"/>
    <style:font-face style:name="QCF_P378" svg:font-family="QCF_P378" style:font-family-generic="roman" style:font-pitch="variable"/>
    <style:font-face style:name="QCF_P379" svg:font-family="QCF_P379" style:font-family-generic="roman" style:font-pitch="variable"/>
    <style:font-face style:name="QCF_P380" svg:font-family="QCF_P380" style:font-family-generic="roman" style:font-pitch="variable"/>
    <style:font-face style:name="QCF_P381" svg:font-family="QCF_P38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BSML1" svg:font-family="QCF_BSML" style:font-family-generic="system" style:font-pitch="variable"/>
    <style:font-face style:name="QCF_P3621" svg:font-family="QCF_P362" style:font-family-generic="system" style:font-pitch="variable"/>
    <style:font-face style:name="QCF_P3631" svg:font-family="QCF_P363" style:font-family-generic="system" style:font-pitch="variable"/>
    <style:font-face style:name="QCF_P3641" svg:font-family="QCF_P364" style:font-family-generic="system" style:font-pitch="variable"/>
    <style:font-face style:name="QCF_P3651" svg:font-family="QCF_P365" style:font-family-generic="system" style:font-pitch="variable"/>
    <style:font-face style:name="QCF_P3661" svg:font-family="QCF_P366" style:font-family-generic="system" style:font-pitch="variable"/>
    <style:font-face style:name="QCF_P3671" svg:font-family="QCF_P367" style:font-family-generic="system" style:font-pitch="variable"/>
    <style:font-face style:name="QCF_P3681" svg:font-family="QCF_P368" style:font-family-generic="system" style:font-pitch="variable"/>
    <style:font-face style:name="QCF_P3691" svg:font-family="QCF_P369" style:font-family-generic="system" style:font-pitch="variable"/>
    <style:font-face style:name="QCF_P3701" svg:font-family="QCF_P370" style:font-family-generic="system" style:font-pitch="variable"/>
    <style:font-face style:name="QCF_P3711" svg:font-family="QCF_P371" style:font-family-generic="system" style:font-pitch="variable"/>
    <style:font-face style:name="QCF_P3721" svg:font-family="QCF_P372" style:font-family-generic="system" style:font-pitch="variable"/>
    <style:font-face style:name="QCF_P3731" svg:font-family="QCF_P373" style:font-family-generic="system" style:font-pitch="variable"/>
    <style:font-face style:name="QCF_P3741" svg:font-family="QCF_P374" style:font-family-generic="system" style:font-pitch="variable"/>
    <style:font-face style:name="QCF_P3751" svg:font-family="QCF_P375" style:font-family-generic="system" style:font-pitch="variable"/>
    <style:font-face style:name="QCF_P3761" svg:font-family="QCF_P376" style:font-family-generic="system" style:font-pitch="variable"/>
    <style:font-face style:name="QCF_P3771" svg:font-family="QCF_P377" style:font-family-generic="system" style:font-pitch="variable"/>
    <style:font-face style:name="QCF_P3781" svg:font-family="QCF_P378" style:font-family-generic="system" style:font-pitch="variable"/>
    <style:font-face style:name="QCF_P3791" svg:font-family="QCF_P379" style:font-family-generic="system" style:font-pitch="variable"/>
    <style:font-face style:name="QCF_P3801" svg:font-family="QCF_P380" style:font-family-generic="system" style:font-pitch="variable"/>
    <style:font-face style:name="QCF_P3811" svg:font-family="QCF_P381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8pt" style:font-size-complex="8pt"/>
    </style:style>
    <style:style style:name="MP2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MP3" style:family="paragraph" style:parent-style-name="Header">
      <style:paragraph-properties fo:text-align="start" style:justify-single-word="false"/>
      <style:text-properties officeooo:paragraph-rsid="00c359f2"/>
    </style:style>
    <style:style style:name="MP4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c359f2" style:font-size-asian="10pt" style:font-size-complex="10pt"/>
    </style:style>
    <style:style style:name="MT1" style:family="text">
      <style:text-properties style:font-name="Liberation Sans Narrow"/>
    </style:style>
    <style:style style:name="MT2" style:family="text">
      <style:text-properties officeooo:rsid="012706cb"/>
    </style:style>
    <style:style style:name="MT3" style:family="text">
      <style:text-properties style:font-name="Liberation Sans Narrow" officeooo:rsid="012706cb"/>
    </style:style>
    <style:style style:name="MT4" style:family="text">
      <style:text-properties officeooo:rsid="014ecc42"/>
    </style:style>
    <style:style style:name="MT5" style:family="text">
      <style:text-properties style:font-name="Liberation Sans Narrow" fo:font-size="10pt" officeooo:rsid="0075019c" style:font-size-asian="10pt" style:font-size-complex="10pt"/>
    </style:style>
    <style:style style:name="MT6" style:family="text">
      <style:text-properties style:font-name="Liberation Sans Narrow" fo:font-size="10pt" officeooo:rsid="0136b361" style:font-size-asian="10pt" style:font-size-complex="10pt"/>
    </style:style>
    <style:style style:name="MT7" style:family="text">
      <style:text-properties style:font-name="Liberation Sans Narrow" fo:font-size="10pt" officeooo:rsid="015c0d77" style:font-size-asian="10pt" style:font-size-complex="10pt"/>
    </style:style>
    <style:style style:name="MT8" style:family="text">
      <style:text-properties style:font-name="Liberation Sans Narrow" fo:font-size="10pt" officeooo:rsid="00b43692" style:font-size-asian="10pt" style:font-size-complex="10pt"/>
    </style:style>
    <style:style style:name="MT9" style:family="text">
      <style:text-properties officeooo:rsid="014b1ed1"/>
    </style:style>
    <style:style style:name="MT10" style:family="text">
      <style:text-properties officeooo:rsid="015c0d77"/>
    </style:style>
    <style:page-layout style:name="Mpm1" style:page-usage="mirrored">
      <style:page-layout-properties fo:page-width="6in" fo:page-height="10.1598in" style:num-format="1" style:print-orientation="portrait" fo:margin-top="0.2in" fo:margin-bottom="0.2in" fo:margin-left="0.6598in" fo:margin-right="0.47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  <style:page-layout style:name="Mpm2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in" fo:page-height="10.1598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0.1598in" fo:page-height="6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6in" fo:page-height="10.1598in" style:num-format="1" style:print-orientation="portrait" fo:margin-top="0.2in" fo:margin-bottom="0.2in" fo:margin-left="0.6598in" fo:margin-right="0.470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Surat<text:span text:style-name="MT1"> </text:span><text:span text:style-name="MT2">Al</text:span><text:span text:style-name="MT3"> </text:span><text:span text:style-name="MT4">Furqan</text:span><text:tab/><text:tab/>Juz<text:span text:style-name="MT1"> </text:span>1<text:span text:style-name="MT4">9</text:span></text:p>
      </style:header>
      <style:footer>
        <text:p text:style-name="MP2"><text:page-number text:select-page="current">363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2"/>
    <style:master-page style:name="Landscape" style:page-layout-name="Mpm8"/>
    <style:master-page style:name="ganti_20_surat" style:display-name="ganti surat" style:page-layout-name="Mpm9">
      <style:header>
        <text:p text:style-name="MP3"><text:span text:style-name="MT5">Surat </text:span><text:span text:style-name="MT6">A</text:span><text:span text:style-name="MT7">sy Syu’ara’</text:span><text:span text:style-name="MT5"><text:tab/><text:tab/>Juz </text:span><text:span text:style-name="MT8">1</text:span><text:span text:style-name="MT7">9</text:span></text:p>
      </style:header>
      <style:footer>
        <text:p text:style-name="MP2"><text:page-number text:select-page="current">375</text:page-number></text:p>
      </style:footer>
    </style:master-page>
    <style:master-page style:name="ganti_20_surat2" style:display-name="ganti surat2" style:page-layout-name="Mpm9">
      <style:header>
        <text:p text:style-name="MP4">Surat<text:span text:style-name="MT1"> </text:span><text:span text:style-name="MT9">An Naml<text:tab/><text:tab/></text:span>Juz<text:span text:style-name="MT1"> </text:span><text:span text:style-name="MT10">19</text:span></text:p>
      </style:header>
      <style:footer>
        <text:p text:style-name="MP2"><text:page-number text:select-page="current">37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08:24:30.462285225</meta:creation-date>
    <dc:date>2020-04-02T15:15:24.723616305</dc:date>
    <meta:editing-duration>PT13H31M57S</meta:editing-duration>
    <meta:editing-cycles>286</meta:editing-cycles>
    <meta:generator>LibreOffice/6.2.8.2$Linux_x86 LibreOffice_project/f82ddfca21ebc1e222a662a32b25c0c9d20169ee</meta:generator>
    <meta:document-statistic meta:table-count="0" meta:image-count="0" meta:object-count="0" meta:page-count="21" meta:paragraph-count="44" meta:word-count="2972" meta:character-count="6039" meta:non-whitespace-character-count="3106"/>
  </office:meta>
</office:document-meta>
</file>